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1.04mm"/>
    </style:style>
    <style:style style:name="co3" style:family="table-column">
      <style:table-column-properties fo:break-before="auto" style:column-width="57.27mm"/>
    </style:style>
    <style:style style:name="co4" style:family="table-column">
      <style:table-column-properties fo:break-before="auto" style:column-width="114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fo:color="#000000" style:font-name="Liberation Sans" fo:language="none" fo:country="none" style:font-name-asian="Consolas" style:language-asian="none" style:country-asian="none" style:font-name-complex="Consolas" style:language-complex="none" style:country-complex="none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10" table:default-cell-style-name="ce4"/>
        <table:table-column table:style-name="co1" table:number-columns-repeated="6" table:default-cell-style-name="Default"/>
        <table:table-column table:style-name="co1" table:default-cell-style-name="ce5"/>
        <table:table-column table:style-name="co3" table:default-cell-style-name="ce2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Seed</text:p>
          </table:table-cell>
          <table:table-cell table:style-name="Default"/>
          <table:table-cell table:style-name="ce2" table:number-columns-repeated="15"/>
          <table:table-cell table:number-columns-repeated="5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SCORE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6"/>
          <table:table-cell table:style-name="ce2" office:value-type="string" calcext:value-type="string">
            <text:p>Average</text:p>
          </table:table-cell>
          <table:table-cell office:value-type="string" calcext:value-type="string">
            <text:p>Bugs</text:p>
          </table:table-cell>
          <table:table-cell table:number-columns-repeated="4"/>
        </table:table-row>
        <table:table-row table:style-name="ro1">
          <table:table-cell table:style-name="ce3" office:value-type="float" office:value="1" calcext:value-type="float">
            <text:p>1.00</text:p>
          </table:table-cell>
          <table:table-cell office:value-type="float" office:value="114387" calcext:value-type="float">
            <text:p>114387</text:p>
          </table:table-cell>
          <table:table-cell/>
          <table:table-cell table:style-name="Default" table:number-columns-repeated="10"/>
          <table:table-cell office:value-type="string" calcext:value-type="string">
            <text:p>0-30</text:p>
          </table:table-cell>
          <table:table-cell office:value-type="string" calcext:value-type="string">
            <text:p>0-60</text:p>
          </table:table-cell>
          <table:table-cell office:value-type="string" calcext:value-type="string">
            <text:p>0-90</text:p>
          </table:table-cell>
          <table:table-cell office:value-type="string" calcext:value-type="string">
            <text:p>0-400</text:p>
          </table:table-cell>
          <table:table-cell office:value-type="string" calcext:value-type="string">
            <text:p>Random 90</text:p>
          </table:table-cell>
          <table:table-cell office:value-type="string" calcext:value-type="string">
            <text:p>Random 40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float" office:value="1.01" calcext:value-type="float">
            <text:p>1.01</text:p>
          </table:table-cell>
          <table:table-cell office:value-type="float" office:value="112524" calcext:value-type="float">
            <text:p>112524</text:p>
          </table:table-cell>
          <table:table-cell/>
          <table:table-cell table:style-name="Default" table:number-columns-repeated="10"/>
          <table:table-cell table:style-name="ce2" office:value-type="string" calcext:value-type="string">
            <text:p>30 run avg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STATUS</text:p>
          </table:table-cell>
        </table:table-row>
        <table:table-row table:style-name="ro1">
          <table:table-cell table:style-name="ce2" office:value-type="float" office:value="1.02" calcext:value-type="float">
            <text:p>1.02</text:p>
          </table:table-cell>
          <table:table-cell office:value-type="string" calcext:value-type="string">
            <text:p>Better Exporation</text:p>
          </table:table-cell>
          <table:table-cell table:number-columns-repeated="2"/>
          <table:table-cell office:value-type="float" office:value="111960" calcext:value-type="float">
            <text:p>111960</text:p>
          </table:table-cell>
          <table:table-cell office:value-type="float" office:value="124550" calcext:value-type="float">
            <text:p>124550</text:p>
          </table:table-cell>
          <table:table-cell office:value-type="float" office:value="104283" calcext:value-type="float">
            <text:p>104283</text:p>
          </table:table-cell>
          <table:table-cell office:value-type="float" office:value="126446" calcext:value-type="float">
            <text:p>126446</text:p>
          </table:table-cell>
          <table:table-cell office:value-type="float" office:value="101967" calcext:value-type="float">
            <text:p>101967</text:p>
          </table:table-cell>
          <table:table-cell table:number-columns-repeated="10"/>
          <table:table-cell table:formula="of:=SUM([.D5:.M5])/5" office:value-type="float" office:value="113841.2" calcext:value-type="float">
            <text:p>113841</text:p>
          </table:table-cell>
          <table:table-cell office:value-type="string" calcext:value-type="string">
            <text:p>LoadWaste OverAttempted</text:p>
          </table:table-cell>
          <table:table-cell/>
          <table:table-cell office:value-type="string" calcext:value-type="string">
            <text:p>BAD SEED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ump scouting was bugged when task present; FIXED</text:p>
          </table:table-cell>
        </table:table-row>
        <table:table-row table:style-name="ro1">
          <table:table-cell table:style-name="ce2" office:value-type="float" office:value="1.03" calcext:value-type="float">
            <text:p>1.03</text:p>
          </table:table-cell>
          <table:table-cell office:value-type="string" calcext:value-type="string">
            <text:p>Better Waste Pickup</text:p>
          </table:table-cell>
          <table:table-cell table:number-columns-repeated="2"/>
          <table:table-cell office:value-type="float" office:value="112493" calcext:value-type="float">
            <text:p>112493</text:p>
          </table:table-cell>
          <table:table-cell office:value-type="float" office:value="121578" calcext:value-type="float">
            <text:p>121578</text:p>
          </table:table-cell>
          <table:table-cell office:value-type="float" office:value="109695" calcext:value-type="float">
            <text:p>109695</text:p>
          </table:table-cell>
          <table:table-cell office:value-type="float" office:value="124770" calcext:value-type="float">
            <text:p>124770</text:p>
          </table:table-cell>
          <table:table-cell office:value-type="float" office:value="128519" calcext:value-type="float">
            <text:p>128519</text:p>
          </table:table-cell>
          <table:table-cell table:number-columns-repeated="10"/>
          <table:table-cell table:formula="of:=SUM([.D6:.M6])/5" office:value-type="float" office:value="119411" calcext:value-type="float">
            <text:p>119411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Fixed a maximum range not picking up waste bug</text:p>
          </table:table-cell>
        </table:table-row>
        <table:table-row table:style-name="ro1">
          <table:table-cell table:style-name="ce2" office:value-type="float" office:value="1.04" calcext:value-type="float">
            <text:p>1.04</text:p>
          </table:table-cell>
          <table:table-cell office:value-type="string" calcext:value-type="string">
            <text:p>Raised min waste to 200 from 100</text:p>
          </table:table-cell>
          <table:table-cell/>
          <table:table-cell office:value-type="float" office:value="133369" calcext:value-type="float">
            <text:p>133369</text:p>
          </table:table-cell>
          <table:table-cell office:value-type="float" office:value="120219" calcext:value-type="float">
            <text:p>120219</text:p>
          </table:table-cell>
          <table:table-cell office:value-type="float" office:value="130080" calcext:value-type="float">
            <text:p>130080</text:p>
          </table:table-cell>
          <table:table-cell office:value-type="float" office:value="124095" calcext:value-type="float">
            <text:p>124095</text:p>
          </table:table-cell>
          <table:table-cell office:value-type="float" office:value="126872" calcext:value-type="float">
            <text:p>126872</text:p>
          </table:table-cell>
          <table:table-cell office:value-type="float" office:value="111985" calcext:value-type="float">
            <text:p>111985</text:p>
          </table:table-cell>
          <table:table-cell office:value-type="float" office:value="142141" calcext:value-type="float">
            <text:p>142141</text:p>
          </table:table-cell>
          <table:table-cell office:value-type="float" office:value="105667" calcext:value-type="float">
            <text:p>105667</text:p>
          </table:table-cell>
          <table:table-cell office:value-type="float" office:value="120964" calcext:value-type="float">
            <text:p>120964</text:p>
          </table:table-cell>
          <table:table-cell office:value-type="float" office:value="100399" calcext:value-type="float">
            <text:p>100399</text:p>
          </table:table-cell>
          <table:table-cell office:value-type="float" office:value="113845" calcext:value-type="float">
            <text:p>113845</text:p>
          </table:table-cell>
          <table:table-cell table:number-columns-repeated="5"/>
          <table:table-cell table:formula="of:=SUM([.D7:.M7])/10" office:value-type="float" office:value="121579.1" calcext:value-type="float">
            <text:p>12157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Seems to be bad for me, no bug identified</text:p>
          </table:table-cell>
        </table:table-row>
        <table:table-row table:style-name="ro1">
          <table:table-cell table:style-name="ce2" office:value-type="string" calcext:value-type="string">
            <text:p>1.04b</text:p>
          </table:table-cell>
          <table:table-cell office:value-type="string" calcext:value-type="string">
            <text:p>Tests if well is in fuel range</text:p>
          </table:table-cell>
          <table:table-cell table:number-columns-repeated="2"/>
          <table:table-cell office:value-type="float" office:value="115977" calcext:value-type="float">
            <text:p>115977</text:p>
          </table:table-cell>
          <table:table-cell office:value-type="float" office:value="126542" calcext:value-type="float">
            <text:p>126542</text:p>
          </table:table-cell>
          <table:table-cell office:value-type="float" office:value="116899" calcext:value-type="float">
            <text:p>116899</text:p>
          </table:table-cell>
          <table:table-cell office:value-type="float" office:value="122572" calcext:value-type="float">
            <text:p>122572</text:p>
          </table:table-cell>
          <table:table-cell office:value-type="float" office:value="118589" calcext:value-type="float">
            <text:p>118589</text:p>
          </table:table-cell>
          <table:table-cell table:number-columns-repeated="10"/>
          <table:table-cell table:formula="of:=SUM([.D8:.M8])/5" office:value-type="float" office:value="120115.8" calcext:value-type="float">
            <text:p>120116</text:p>
          </table:table-cell>
          <table:table-cell office:value-type="string" calcext:value-type="string">
            <text:p>Worse overall – change reverted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string" calcext:value-type="string">
            <text:p>fixed by a previous change</text:p>
          </table:table-cell>
        </table:table-row>
        <table:table-row table:style-name="ro1">
          <table:table-cell table:style-name="ce2" office:value-type="string" calcext:value-type="string">
            <text:p>1.04c</text:p>
          </table:table-cell>
          <table:table-cell office:value-type="string" calcext:value-type="string">
            <text:p>Lowered min waste to 150 from 200</text:p>
          </table:table-cell>
          <table:table-cell table:number-columns-repeated="2"/>
          <table:table-cell office:value-type="float" office:value="110311" calcext:value-type="float">
            <text:p>110311</text:p>
          </table:table-cell>
          <table:table-cell office:value-type="float" office:value="130328" calcext:value-type="float">
            <text:p>130328</text:p>
          </table:table-cell>
          <table:table-cell office:value-type="float" office:value="124153" calcext:value-type="float">
            <text:p>124153</text:p>
          </table:table-cell>
          <table:table-cell office:value-type="float" office:value="116143" calcext:value-type="float">
            <text:p>116143</text:p>
          </table:table-cell>
          <table:table-cell office:value-type="float" office:value="119853" calcext:value-type="float">
            <text:p>119853</text:p>
          </table:table-cell>
          <table:table-cell table:number-columns-repeated="10"/>
          <table:table-cell table:formula="of:=SUM([.D9:.M9])/5" office:value-type="float" office:value="120157.6" calcext:value-type="float">
            <text:p>120158</text:p>
          </table:table-cell>
          <table:table-cell office:value-type="string" calcext:value-type="string">
            <text:p>Worse overall – change reverted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string" calcext:value-type="string">
            <text:p>Not fixed</text:p>
          </table:table-cell>
        </table:table-row>
        <table:table-row table:style-name="ro1">
          <table:table-cell table:style-name="ce2" office:value-type="string" calcext:value-type="string">
            <text:p>1.05a</text:p>
          </table:table-cell>
          <table:table-cell office:value-type="string" calcext:value-type="string">
            <text:p>0.5 weight on next station</text:p>
          </table:table-cell>
          <table:table-cell/>
          <table:table-cell office:value-type="float" office:value="125254" calcext:value-type="float">
            <text:p>125254</text:p>
          </table:table-cell>
          <table:table-cell office:value-type="float" office:value="44151" calcext:value-type="float">
            <text:p>44151</text:p>
          </table:table-cell>
          <table:table-cell office:value-type="float" office:value="89059" calcext:value-type="float">
            <text:p>89059</text:p>
          </table:table-cell>
          <table:table-cell office:value-type="float" office:value="97242" calcext:value-type="float">
            <text:p>97242</text:p>
          </table:table-cell>
          <table:table-cell office:value-type="float" office:value="117934" calcext:value-type="float">
            <text:p>117934</text:p>
          </table:table-cell>
          <table:table-cell office:value-type="float" office:value="124418" calcext:value-type="float">
            <text:p>124418</text:p>
          </table:table-cell>
          <table:table-cell office:value-type="float" office:value="132193" calcext:value-type="float">
            <text:p>132193</text:p>
          </table:table-cell>
          <table:table-cell office:value-type="float" office:value="110232" calcext:value-type="float">
            <text:p>110232</text:p>
          </table:table-cell>
          <table:table-cell office:value-type="float" office:value="117551" calcext:value-type="float">
            <text:p>117551</text:p>
          </table:table-cell>
          <table:table-cell office:value-type="float" office:value="126836" calcext:value-type="float">
            <text:p>126836</text:p>
          </table:table-cell>
          <table:table-cell table:number-columns-repeated="6"/>
          <table:table-cell table:formula="of:=SUM([.D10:.M10])/10" office:value-type="float" office:value="108487" calcext:value-type="float">
            <text:p>108487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1.05b</text:p>
          </table:table-cell>
          <table:table-cell office:value-type="string" calcext:value-type="string">
            <text:p>0.2 weight</text:p>
          </table:table-cell>
          <table:table-cell/>
          <table:table-cell office:value-type="float" office:value="132572" calcext:value-type="float">
            <text:p>132572</text:p>
          </table:table-cell>
          <table:table-cell office:value-type="float" office:value="87572" calcext:value-type="float">
            <text:p>87572</text:p>
          </table:table-cell>
          <table:table-cell office:value-type="float" office:value="123625" calcext:value-type="float">
            <text:p>123625</text:p>
          </table:table-cell>
          <table:table-cell office:value-type="float" office:value="103019" calcext:value-type="float">
            <text:p>103019</text:p>
          </table:table-cell>
          <table:table-cell office:value-type="float" office:value="120784" calcext:value-type="float">
            <text:p>120784</text:p>
          </table:table-cell>
          <table:table-cell office:value-type="float" office:value="127638" calcext:value-type="float">
            <text:p>127638</text:p>
          </table:table-cell>
          <table:table-cell office:value-type="float" office:value="133348" calcext:value-type="float">
            <text:p>133348</text:p>
          </table:table-cell>
          <table:table-cell office:value-type="float" office:value="111248" calcext:value-type="float">
            <text:p>111248</text:p>
          </table:table-cell>
          <table:table-cell office:value-type="float" office:value="124613" calcext:value-type="float">
            <text:p>124613</text:p>
          </table:table-cell>
          <table:table-cell office:value-type="float" office:value="114700" calcext:value-type="float">
            <text:p>114700</text:p>
          </table:table-cell>
          <table:table-cell table:number-columns-repeated="6"/>
          <table:table-cell table:formula="of:=SUM([.D11:.M11])/10" office:value-type="float" office:value="117911.9" calcext:value-type="float">
            <text:p>117912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1.05c</text:p>
          </table:table-cell>
          <table:table-cell office:value-type="string" calcext:value-type="string">
            <text:p>0.1 weight</text:p>
          </table:table-cell>
          <table:table-cell/>
          <table:table-cell office:value-type="float" office:value="135010" calcext:value-type="float">
            <text:p>135010</text:p>
          </table:table-cell>
          <table:table-cell office:value-type="float" office:value="87572" calcext:value-type="float">
            <text:p>87572</text:p>
          </table:table-cell>
          <table:table-cell office:value-type="float" office:value="117684" calcext:value-type="float">
            <text:p>117684</text:p>
          </table:table-cell>
          <table:table-cell office:value-type="float" office:value="92017" calcext:value-type="float">
            <text:p>92017</text:p>
          </table:table-cell>
          <table:table-cell office:value-type="float" office:value="111449" calcext:value-type="float">
            <text:p>111449</text:p>
          </table:table-cell>
          <table:table-cell office:value-type="float" office:value="129498" calcext:value-type="float">
            <text:p>129498</text:p>
          </table:table-cell>
          <table:table-cell office:value-type="float" office:value="142880" calcext:value-type="float">
            <text:p>142880</text:p>
          </table:table-cell>
          <table:table-cell office:value-type="float" office:value="118290" calcext:value-type="float">
            <text:p>118290</text:p>
          </table:table-cell>
          <table:table-cell office:value-type="float" office:value="123259" calcext:value-type="float">
            <text:p>123259</text:p>
          </table:table-cell>
          <table:table-cell office:value-type="float" office:value="132615" calcext:value-type="float">
            <text:p>132615</text:p>
          </table:table-cell>
          <table:table-cell table:number-columns-repeated="6"/>
          <table:table-cell table:formula="of:=SUM([.D12:.M12])/10" office:value-type="float" office:value="119027.4" calcext:value-type="float">
            <text:p>119027</text:p>
          </table:table-cell>
          <table:table-cell office:value-type="string" calcext:value-type="string">
            <text:p>Tends toward weight = 0 is best</text:p>
          </table:table-cell>
          <table:table-cell table:number-columns-repeated="4"/>
        </table:table-row>
        <table:table-row table:style-name="ro1">
          <table:table-cell table:style-name="ce2" office:value-type="float" office:value="1.06" calcext:value-type="float">
            <text:p>1.06</text:p>
          </table:table-cell>
          <table:table-cell office:value-type="string" calcext:value-type="string">
            <text:p>MoveAction attempts the half roll once</text:p>
          </table:table-cell>
          <table:table-cell table:number-columns-repeated="17"/>
          <table:table-cell table:formula="of:=SUM([.D13:.M13])/10" office:value-type="float" office:value="0" calcext:value-type="float">
            <text:p>0</text:p>
          </table:table-cell>
          <table:table-cell office:value-type="string" calcext:value-type="string">
            <text:p>way worse, 70k ish</text:p>
          </table:table-cell>
          <table:table-cell table:number-columns-repeated="4"/>
        </table:table-row>
        <table:table-row table:style-name="ro1">
          <table:table-cell table:style-name="ce2" office:value-type="float" office:value="1.07" calcext:value-type="float">
            <text:p>1.07</text:p>
          </table:table-cell>
          <table:table-cell office:value-type="string" calcext:value-type="string">
            <text:p>Check if in range for well</text:p>
          </table:table-cell>
          <table:table-cell/>
          <table:table-cell office:value-type="float" office:value="136997" calcext:value-type="float">
            <text:p>136997</text:p>
          </table:table-cell>
          <table:table-cell office:value-type="float" office:value="115977" calcext:value-type="float">
            <text:p>115977</text:p>
          </table:table-cell>
          <table:table-cell office:value-type="float" office:value="126542" calcext:value-type="float">
            <text:p>126542</text:p>
          </table:table-cell>
          <table:table-cell office:value-type="float" office:value="116899" calcext:value-type="float">
            <text:p>116899</text:p>
          </table:table-cell>
          <table:table-cell office:value-type="float" office:value="122572" calcext:value-type="float">
            <text:p>122572</text:p>
          </table:table-cell>
          <table:table-cell office:value-type="float" office:value="118589" calcext:value-type="float">
            <text:p>118589</text:p>
          </table:table-cell>
          <table:table-cell office:value-type="float" office:value="151238" calcext:value-type="float">
            <text:p>151238</text:p>
          </table:table-cell>
          <table:table-cell office:value-type="float" office:value="89018" calcext:value-type="float">
            <text:p>89018</text:p>
          </table:table-cell>
          <table:table-cell office:value-type="float" office:value="98404" calcext:value-type="float">
            <text:p>98404</text:p>
          </table:table-cell>
          <table:table-cell office:value-type="float" office:value="102657" calcext:value-type="float">
            <text:p>102657</text:p>
          </table:table-cell>
          <table:table-cell table:number-columns-repeated="6"/>
          <table:table-cell table:formula="of:=SUM([.D14:.M14])/10" office:value-type="float" office:value="117889.3" calcext:value-type="float">
            <text:p>117889</text:p>
          </table:table-cell>
          <table:table-cell office:value-type="string" calcext:value-type="string">
            <text:p>Worse overall – change reverted</text:p>
          </table:table-cell>
          <table:table-cell table:number-columns-repeated="4"/>
        </table:table-row>
        <table:table-row table:style-name="ro1">
          <table:table-cell table:style-name="ce2" office:value-type="float" office:value="1.08" calcext:value-type="float">
            <text:p>1.08</text:p>
          </table:table-cell>
          <table:table-cell office:value-type="string" calcext:value-type="string">
            <text:p>BestTask finds &lt;= instead of strict &lt;</text:p>
          </table:table-cell>
          <table:table-cell/>
          <table:table-cell office:value-type="float" office:value="127639" calcext:value-type="float">
            <text:p>127639</text:p>
          </table:table-cell>
          <table:table-cell office:value-type="float" office:value="131806" calcext:value-type="float">
            <text:p>131806</text:p>
          </table:table-cell>
          <table:table-cell office:value-type="float" office:value="129546" calcext:value-type="float">
            <text:p>129546</text:p>
          </table:table-cell>
          <table:table-cell office:value-type="float" office:value="95573" calcext:value-type="float">
            <text:p>95573</text:p>
          </table:table-cell>
          <table:table-cell office:value-type="float" office:value="151923" calcext:value-type="float">
            <text:p>151923</text:p>
          </table:table-cell>
          <table:table-cell office:value-type="float" office:value="117029" calcext:value-type="float">
            <text:p>117029</text:p>
          </table:table-cell>
          <table:table-cell office:value-type="float" office:value="129202" calcext:value-type="float">
            <text:p>129202</text:p>
          </table:table-cell>
          <table:table-cell office:value-type="float" office:value="105437" calcext:value-type="float">
            <text:p>105437</text:p>
          </table:table-cell>
          <table:table-cell office:value-type="float" office:value="139272" calcext:value-type="float">
            <text:p>139272</text:p>
          </table:table-cell>
          <table:table-cell office:value-type="float" office:value="84106" calcext:value-type="float">
            <text:p>84106</text:p>
          </table:table-cell>
          <table:table-cell office:value-type="float" office:value="111775" calcext:value-type="float">
            <text:p>111775</text:p>
          </table:table-cell>
          <table:table-cell table:number-columns-repeated="5"/>
          <table:table-cell table:formula="of:=SUM([.D15:.M15])/10" office:value-type="float" office:value="121153.3" calcext:value-type="float">
            <text:p>121153</text:p>
          </table:table-cell>
          <table:table-cell office:value-type="string" calcext:value-type="string">
            <text:p>Very Close to Best/reverted</text:p>
          </table:table-cell>
          <table:table-cell table:number-columns-repeated="4"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string" calcext:value-type="string">
            <text:p>Added Check for disposal time to avoid corner case of looping.</text:p>
          </table:table-cell>
          <table:table-cell/>
          <table:table-cell office:value-type="float" office:value="143024" calcext:value-type="float">
            <text:p>143024</text:p>
          </table:table-cell>
          <table:table-cell office:value-type="float" office:value="100960" calcext:value-type="float">
            <text:p>100960</text:p>
          </table:table-cell>
          <table:table-cell office:value-type="float" office:value="130907" calcext:value-type="float">
            <text:p>130907</text:p>
          </table:table-cell>
          <table:table-cell office:value-type="float" office:value="129493" calcext:value-type="float">
            <text:p>129493</text:p>
          </table:table-cell>
          <table:table-cell office:value-type="float" office:value="140468" calcext:value-type="float">
            <text:p>140468</text:p>
          </table:table-cell>
          <table:table-cell office:value-type="float" office:value="139407" calcext:value-type="float">
            <text:p>139407</text:p>
          </table:table-cell>
          <table:table-cell office:value-type="float" office:value="124568" calcext:value-type="float">
            <text:p>124568</text:p>
          </table:table-cell>
          <table:table-cell office:value-type="float" office:value="127244" calcext:value-type="float">
            <text:p>127244</text:p>
          </table:table-cell>
          <table:table-cell office:value-type="float" office:value="112800" calcext:value-type="float">
            <text:p>112800</text:p>
          </table:table-cell>
          <table:table-cell office:value-type="float" office:value="107753" calcext:value-type="float">
            <text:p>107753</text:p>
          </table:table-cell>
          <table:table-cell office:value-type="float" office:value="125030" calcext:value-type="float">
            <text:p>125030</text:p>
          </table:table-cell>
          <table:table-cell table:number-columns-repeated="5"/>
          <table:table-cell table:formula="of:=SUM([.D16:.M16])/10" office:value-type="float" office:value="125662.4" calcext:value-type="float">
            <text:p>125662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09b</text:p>
          </table:table-cell>
          <table:table-cell office:value-type="string" calcext:value-type="string">
            <text:p>With &lt;= instead of &lt; for BestTask</text:p>
          </table:table-cell>
          <table:table-cell/>
          <table:table-cell office:value-type="float" office:value="135470" calcext:value-type="float">
            <text:p>135470</text:p>
          </table:table-cell>
          <table:table-cell office:value-type="float" office:value="102885" calcext:value-type="float">
            <text:p>102885</text:p>
          </table:table-cell>
          <table:table-cell office:value-type="float" office:value="143582" calcext:value-type="float">
            <text:p>143582</text:p>
          </table:table-cell>
          <table:table-cell office:value-type="float" office:value="96084" calcext:value-type="float">
            <text:p>96084</text:p>
          </table:table-cell>
          <table:table-cell office:value-type="float" office:value="120302" calcext:value-type="float">
            <text:p>120302</text:p>
          </table:table-cell>
          <table:table-cell office:value-type="float" office:value="127971" calcext:value-type="float">
            <text:p>127971</text:p>
          </table:table-cell>
          <table:table-cell office:value-type="float" office:value="144159" calcext:value-type="float">
            <text:p>144159</text:p>
          </table:table-cell>
          <table:table-cell office:value-type="float" office:value="136077" calcext:value-type="float">
            <text:p>136077</text:p>
          </table:table-cell>
          <table:table-cell office:value-type="float" office:value="141313" calcext:value-type="float">
            <text:p>141313</text:p>
          </table:table-cell>
          <table:table-cell office:value-type="float" office:value="110577" calcext:value-type="float">
            <text:p>110577</text:p>
          </table:table-cell>
          <table:table-cell office:value-type="float" office:value="124816" calcext:value-type="float">
            <text:p>124816</text:p>
          </table:table-cell>
          <table:table-cell table:number-columns-repeated="5"/>
          <table:table-cell table:formula="of:=SUM([.D17:.M17])/10" office:value-type="float" office:value="125842" calcext:value-type="float">
            <text:p>125842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09c</text:p>
          </table:table-cell>
          <table:table-cell office:value-type="string" calcext:value-type="string">
            <text:p>As 1.09b but with &lt;= for well location</text:p>
          </table:table-cell>
          <table:table-cell/>
          <table:table-cell office:value-type="float" office:value="143657" calcext:value-type="float">
            <text:p>143657</text:p>
          </table:table-cell>
          <table:table-cell office:value-type="float" office:value="121426" calcext:value-type="float">
            <text:p>121426</text:p>
          </table:table-cell>
          <table:table-cell office:value-type="float" office:value="130724" calcext:value-type="float">
            <text:p>130724</text:p>
          </table:table-cell>
          <table:table-cell office:value-type="float" office:value="99194" calcext:value-type="float">
            <text:p>99194</text:p>
          </table:table-cell>
          <table:table-cell office:value-type="float" office:value="129441" calcext:value-type="float">
            <text:p>129441</text:p>
          </table:table-cell>
          <table:table-cell office:value-type="float" office:value="115959" calcext:value-type="float">
            <text:p>115959</text:p>
          </table:table-cell>
          <table:table-cell office:value-type="float" office:value="139259" calcext:value-type="float">
            <text:p>139259</text:p>
          </table:table-cell>
          <table:table-cell office:value-type="float" office:value="136239" calcext:value-type="float">
            <text:p>136239</text:p>
          </table:table-cell>
          <table:table-cell office:value-type="float" office:value="155182" calcext:value-type="float">
            <text:p>155182</text:p>
          </table:table-cell>
          <table:table-cell office:value-type="float" office:value="107191" calcext:value-type="float">
            <text:p>107191</text:p>
          </table:table-cell>
          <table:table-cell office:value-type="float" office:value="127026" calcext:value-type="float">
            <text:p>127026</text:p>
          </table:table-cell>
          <table:table-cell table:number-columns-repeated="5"/>
          <table:table-cell table:formula="of:=SUM([.D18:.M18])/10" office:value-type="float" office:value="127827.2" calcext:value-type="float">
            <text:p>127827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0a</text:p>
          </table:table-cell>
          <table:table-cell office:value-type="string" calcext:value-type="string">
            <text:p>0.5 weight on next station</text:p>
          </table:table-cell>
          <table:table-cell/>
          <table:table-cell office:value-type="float" office:value="145430" calcext:value-type="float">
            <text:p>145430</text:p>
          </table:table-cell>
          <table:table-cell office:value-type="float" office:value="116379" calcext:value-type="float">
            <text:p>116379</text:p>
          </table:table-cell>
          <table:table-cell office:value-type="float" office:value="129179" calcext:value-type="float">
            <text:p>129179</text:p>
          </table:table-cell>
          <table:table-cell office:value-type="float" office:value="122867" calcext:value-type="float">
            <text:p>122867</text:p>
          </table:table-cell>
          <table:table-cell office:value-type="float" office:value="134660" calcext:value-type="float">
            <text:p>134660</text:p>
          </table:table-cell>
          <table:table-cell office:value-type="float" office:value="127518" calcext:value-type="float">
            <text:p>127518</text:p>
          </table:table-cell>
          <table:table-cell office:value-type="float" office:value="135062" calcext:value-type="float">
            <text:p>135062</text:p>
          </table:table-cell>
          <table:table-cell office:value-type="float" office:value="121992" calcext:value-type="float">
            <text:p>121992</text:p>
          </table:table-cell>
          <table:table-cell office:value-type="float" office:value="161314" calcext:value-type="float">
            <text:p>161314</text:p>
          </table:table-cell>
          <table:table-cell office:value-type="float" office:value="103532" calcext:value-type="float">
            <text:p>103532</text:p>
          </table:table-cell>
          <table:table-cell office:value-type="float" office:value="126565" calcext:value-type="float">
            <text:p>126565</text:p>
          </table:table-cell>
          <table:table-cell table:number-columns-repeated="5"/>
          <table:table-cell table:formula="of:=SUM([.D19:.M19])/10" office:value-type="float" office:value="129793.3" calcext:value-type="float">
            <text:p>129793</text:p>
          </table:table-cell>
          <table:table-cell office:value-type="string" calcext:value-type="string">
            <text:p>Possible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0b</text:p>
          </table:table-cell>
          <table:table-cell office:value-type="string" calcext:value-type="string">
            <text:p>0.2 weight on next station</text:p>
          </table:table-cell>
          <table:table-cell/>
          <table:table-cell office:value-type="float" office:value="126640" calcext:value-type="float">
            <text:p>126640</text:p>
          </table:table-cell>
          <table:table-cell office:value-type="float" office:value="122425" calcext:value-type="float">
            <text:p>122425</text:p>
          </table:table-cell>
          <table:table-cell office:value-type="float" office:value="117217" calcext:value-type="float">
            <text:p>117217</text:p>
          </table:table-cell>
          <table:table-cell office:value-type="float" office:value="121704" calcext:value-type="float">
            <text:p>121704</text:p>
          </table:table-cell>
          <table:table-cell office:value-type="float" office:value="128156" calcext:value-type="float">
            <text:p>128156</text:p>
          </table:table-cell>
          <table:table-cell office:value-type="float" office:value="105219" calcext:value-type="float">
            <text:p>105219</text:p>
          </table:table-cell>
          <table:table-cell office:value-type="float" office:value="144712" calcext:value-type="float">
            <text:p>144712</text:p>
          </table:table-cell>
          <table:table-cell office:value-type="float" office:value="126128" calcext:value-type="float">
            <text:p>126128</text:p>
          </table:table-cell>
          <table:table-cell office:value-type="float" office:value="141420" calcext:value-type="float">
            <text:p>141420</text:p>
          </table:table-cell>
          <table:table-cell office:value-type="float" office:value="111485" calcext:value-type="float">
            <text:p>111485</text:p>
          </table:table-cell>
          <table:table-cell office:value-type="float" office:value="126204" calcext:value-type="float">
            <text:p>126204</text:p>
          </table:table-cell>
          <table:table-cell table:number-columns-repeated="5"/>
          <table:table-cell table:formula="of:=SUM([.D20:.M20])/10" office:value-type="float" office:value="124510.6" calcext:value-type="float">
            <text:p>124511</text:p>
          </table:table-cell>
          <table:table-cell office:value-type="string" calcext:value-type="string">
            <text:p>Possible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0c</text:p>
          </table:table-cell>
          <table:table-cell office:value-type="string" calcext:value-type="string">
            <text:p>0.1 weight on next station</text:p>
          </table:table-cell>
          <table:table-cell/>
          <table:table-cell office:value-type="float" office:value="135985" calcext:value-type="float">
            <text:p>135985</text:p>
          </table:table-cell>
          <table:table-cell office:value-type="float" office:value="110295" calcext:value-type="float">
            <text:p>110295</text:p>
          </table:table-cell>
          <table:table-cell office:value-type="float" office:value="117260" calcext:value-type="float">
            <text:p>117260</text:p>
          </table:table-cell>
          <table:table-cell office:value-type="float" office:value="126055" calcext:value-type="float">
            <text:p>126055</text:p>
          </table:table-cell>
          <table:table-cell office:value-type="float" office:value="123526" calcext:value-type="float">
            <text:p>123526</text:p>
          </table:table-cell>
          <table:table-cell office:value-type="float" office:value="106642" calcext:value-type="float">
            <text:p>106642</text:p>
          </table:table-cell>
          <table:table-cell office:value-type="float" office:value="140757" calcext:value-type="float">
            <text:p>140757</text:p>
          </table:table-cell>
          <table:table-cell office:value-type="float" office:value="135045" calcext:value-type="float">
            <text:p>135045</text:p>
          </table:table-cell>
          <table:table-cell office:value-type="float" office:value="138860" calcext:value-type="float">
            <text:p>138860</text:p>
          </table:table-cell>
          <table:table-cell office:value-type="float" office:value="115749" calcext:value-type="float">
            <text:p>115749</text:p>
          </table:table-cell>
          <table:table-cell office:value-type="float" office:value="127478" calcext:value-type="float">
            <text:p>127478</text:p>
          </table:table-cell>
          <table:table-cell table:number-columns-repeated="5"/>
          <table:table-cell table:formula="of:=SUM([.D21:.M21])/10" office:value-type="float" office:value="125017.4" calcext:value-type="float">
            <text:p>125017</text:p>
          </table:table-cell>
          <table:table-cell office:value-type="string" calcext:value-type="string">
            <text:p>Possible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0d</text:p>
          </table:table-cell>
          <table:table-cell office:value-type="string" calcext:value-type="string">
            <text:p>0.8 weight on next station</text:p>
          </table:table-cell>
          <table:table-cell/>
          <table:table-cell office:value-type="float" office:value="141476" calcext:value-type="float">
            <text:p>141476</text:p>
          </table:table-cell>
          <table:table-cell office:value-type="float" office:value="110718" calcext:value-type="float">
            <text:p>110718</text:p>
          </table:table-cell>
          <table:table-cell office:value-type="float" office:value="131064" calcext:value-type="float">
            <text:p>131064</text:p>
          </table:table-cell>
          <table:table-cell office:value-type="float" office:value="108559" calcext:value-type="float">
            <text:p>108559</text:p>
          </table:table-cell>
          <table:table-cell office:value-type="float" office:value="135325" calcext:value-type="float">
            <text:p>135325</text:p>
          </table:table-cell>
          <table:table-cell office:value-type="float" office:value="119307" calcext:value-type="float">
            <text:p>119307</text:p>
          </table:table-cell>
          <table:table-cell office:value-type="float" office:value="154549" calcext:value-type="float">
            <text:p>154549</text:p>
          </table:table-cell>
          <table:table-cell office:value-type="float" office:value="104832" calcext:value-type="float">
            <text:p>104832</text:p>
          </table:table-cell>
          <table:table-cell office:value-type="float" office:value="139782" calcext:value-type="float">
            <text:p>139782</text:p>
          </table:table-cell>
          <table:table-cell office:value-type="float" office:value="111400" calcext:value-type="float">
            <text:p>111400</text:p>
          </table:table-cell>
          <table:table-cell office:value-type="float" office:value="125718" calcext:value-type="float">
            <text:p>125718</text:p>
          </table:table-cell>
          <table:table-cell table:number-columns-repeated="5"/>
          <table:table-cell table:formula="of:=SUM([.D22:.M22])/10" office:value-type="float" office:value="125701.2" calcext:value-type="float">
            <text:p>125701</text:p>
          </table:table-cell>
          <table:table-cell office:value-type="string" calcext:value-type="string">
            <text:p>Possible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0e</text:p>
          </table:table-cell>
          <table:table-cell office:value-type="string" calcext:value-type="string">
            <text:p>1 weight on next station</text:p>
          </table:table-cell>
          <table:table-cell/>
          <table:table-cell office:value-type="float" office:value="127272" calcext:value-type="float">
            <text:p>127272</text:p>
          </table:table-cell>
          <table:table-cell office:value-type="float" office:value="114177" calcext:value-type="float">
            <text:p>114177</text:p>
          </table:table-cell>
          <table:table-cell office:value-type="float" office:value="124840" calcext:value-type="float">
            <text:p>124840</text:p>
          </table:table-cell>
          <table:table-cell office:value-type="float" office:value="105111" calcext:value-type="float">
            <text:p>105111</text:p>
          </table:table-cell>
          <table:table-cell office:value-type="float" office:value="116194" calcext:value-type="float">
            <text:p>116194</text:p>
          </table:table-cell>
          <table:table-cell office:value-type="float" office:value="122644" calcext:value-type="float">
            <text:p>122644</text:p>
          </table:table-cell>
          <table:table-cell office:value-type="float" office:value="146411" calcext:value-type="float">
            <text:p>146411</text:p>
          </table:table-cell>
          <table:table-cell office:value-type="float" office:value="133574" calcext:value-type="float">
            <text:p>133574</text:p>
          </table:table-cell>
          <table:table-cell office:value-type="float" office:value="153494" calcext:value-type="float">
            <text:p>153494</text:p>
          </table:table-cell>
          <table:table-cell office:value-type="float" office:value="110784" calcext:value-type="float">
            <text:p>110784</text:p>
          </table:table-cell>
          <table:table-cell office:value-type="float" office:value="123329" calcext:value-type="float">
            <text:p>123329</text:p>
          </table:table-cell>
          <table:table-cell table:number-columns-repeated="5"/>
          <table:table-cell table:formula="of:=SUM([.D23:.M23])/10" office:value-type="float" office:value="125450.1" calcext:value-type="float">
            <text:p>125450</text:p>
          </table:table-cell>
          <table:table-cell office:value-type="string" calcext:value-type="string">
            <text:p>Possible Improv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 weight <text:s/>on next station</text:p>
          </table:table-cell>
          <table:table-cell/>
          <table:table-cell office:value-type="float" office:value="111656" calcext:value-type="float">
            <text:p>111656</text:p>
          </table:table-cell>
          <table:table-cell office:value-type="float" office:value="102868" calcext:value-type="float">
            <text:p>102868</text:p>
          </table:table-cell>
          <table:table-cell office:value-type="float" office:value="126630" calcext:value-type="float">
            <text:p>126630</text:p>
          </table:table-cell>
          <table:table-cell office:value-type="float" office:value="119817" calcext:value-type="float">
            <text:p>119817</text:p>
          </table:table-cell>
          <table:table-cell office:value-type="float" office:value="107604" calcext:value-type="float">
            <text:p>107604</text:p>
          </table:table-cell>
          <table:table-cell office:value-type="float" office:value="120629" calcext:value-type="float">
            <text:p>120629</text:p>
          </table:table-cell>
          <table:table-cell office:value-type="float" office:value="142802" calcext:value-type="float">
            <text:p>142802</text:p>
          </table:table-cell>
          <table:table-cell office:value-type="float" office:value="117038" calcext:value-type="float">
            <text:p>117038</text:p>
          </table:table-cell>
          <table:table-cell office:value-type="float" office:value="143688" calcext:value-type="float">
            <text:p>143688</text:p>
          </table:table-cell>
          <table:table-cell office:value-type="float" office:value="85592" calcext:value-type="float">
            <text:p>85592</text:p>
          </table:table-cell>
          <table:table-cell office:value-type="float" office:value="118010" calcext:value-type="float">
            <text:p>118010</text:p>
          </table:table-cell>
          <table:table-cell table:number-columns-repeated="5"/>
          <table:table-cell table:formula="of:=SUM([.D24:.M24])/10" office:value-type="float" office:value="117832.4" calcext:value-type="float">
            <text:p>117832</text:p>
          </table:table-cell>
          <table:table-cell office:value-type="string" calcext:value-type="string">
            <text:p>Wor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1a</text:p>
          </table:table-cell>
          <table:table-cell office:value-type="string" calcext:value-type="string">
            <text:p>0.1 weight, 1 weight for pump distance</text:p>
          </table:table-cell>
          <table:table-cell/>
          <table:table-cell office:value-type="float" office:value="132005" calcext:value-type="float">
            <text:p>132005</text:p>
          </table:table-cell>
          <table:table-cell office:value-type="float" office:value="112268" calcext:value-type="float">
            <text:p>112268</text:p>
          </table:table-cell>
          <table:table-cell office:value-type="float" office:value="142560" calcext:value-type="float">
            <text:p>142560</text:p>
          </table:table-cell>
          <table:table-cell office:value-type="float" office:value="117880" calcext:value-type="float">
            <text:p>117880</text:p>
          </table:table-cell>
          <table:table-cell office:value-type="float" office:value="102450" calcext:value-type="float">
            <text:p>102450</text:p>
          </table:table-cell>
          <table:table-cell office:value-type="float" office:value="113078" calcext:value-type="float">
            <text:p>113078</text:p>
          </table:table-cell>
          <table:table-cell office:value-type="float" office:value="141628" calcext:value-type="float">
            <text:p>141628</text:p>
          </table:table-cell>
          <table:table-cell office:value-type="float" office:value="124450" calcext:value-type="float">
            <text:p>124450</text:p>
          </table:table-cell>
          <table:table-cell table:number-columns-repeated="2" office:value-type="float" office:value="134421" calcext:value-type="float">
            <text:p>134421</text:p>
          </table:table-cell>
          <table:table-cell office:value-type="float" office:value="124217" calcext:value-type="float">
            <text:p>124217</text:p>
          </table:table-cell>
          <table:table-cell table:number-columns-repeated="5"/>
          <table:table-cell table:formula="of:=SUM([.D25:.M25])/10" office:value-type="float" office:value="125516.1" calcext:value-type="float">
            <text:p>125516</text:p>
          </table:table-cell>
          <table:table-cell office:value-type="string" calcext:value-type="string">
            <text:p>Possible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1b</text:p>
          </table:table-cell>
          <table:table-cell office:value-type="string" calcext:value-type="string">
            <text:p>0.1 weight, 0.5 weight for pump distance</text:p>
          </table:table-cell>
          <table:table-cell/>
          <table:table-cell office:value-type="float" office:value="142413" calcext:value-type="float">
            <text:p>142413</text:p>
          </table:table-cell>
          <table:table-cell office:value-type="float" office:value="104115" calcext:value-type="float">
            <text:p>104115</text:p>
          </table:table-cell>
          <table:table-cell office:value-type="float" office:value="120779" calcext:value-type="float">
            <text:p>120779</text:p>
          </table:table-cell>
          <table:table-cell office:value-type="float" office:value="121934" calcext:value-type="float">
            <text:p>121934</text:p>
          </table:table-cell>
          <table:table-cell office:value-type="float" office:value="123532" calcext:value-type="float">
            <text:p>123532</text:p>
          </table:table-cell>
          <table:table-cell office:value-type="float" office:value="114608" calcext:value-type="float">
            <text:p>114608</text:p>
          </table:table-cell>
          <table:table-cell office:value-type="float" office:value="147745" calcext:value-type="float">
            <text:p>147745</text:p>
          </table:table-cell>
          <table:table-cell office:value-type="float" office:value="118760" calcext:value-type="float">
            <text:p>118760</text:p>
          </table:table-cell>
          <table:table-cell office:value-type="float" office:value="150218" calcext:value-type="float">
            <text:p>150218</text:p>
          </table:table-cell>
          <table:table-cell office:value-type="float" office:value="111433" calcext:value-type="float">
            <text:p>111433</text:p>
          </table:table-cell>
          <table:table-cell office:value-type="float" office:value="124626" calcext:value-type="float">
            <text:p>124626</text:p>
          </table:table-cell>
          <table:table-cell table:number-columns-repeated="5"/>
          <table:table-cell table:formula="of:=SUM([.D26:.M26])/10" office:value-type="float" office:value="125553.7" calcext:value-type="float">
            <text:p>125554</text:p>
          </table:table-cell>
          <table:table-cell office:value-type="string" calcext:value-type="string">
            <text:p>Possible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1c</text:p>
          </table:table-cell>
          <table:table-cell office:value-type="string" calcext:value-type="string">
            <text:p>0.1 weight, 0.2 weight for pump distance</text:p>
          </table:table-cell>
          <table:table-cell office:value-type="string" calcext:value-type="string">
            <text:p>BEST</text:p>
          </table:table-cell>
          <table:table-cell office:value-type="float" office:value="140372" calcext:value-type="float">
            <text:p>140372</text:p>
          </table:table-cell>
          <table:table-cell office:value-type="float" office:value="82344" calcext:value-type="float">
            <text:p>82344</text:p>
          </table:table-cell>
          <table:table-cell office:value-type="float" office:value="118345" calcext:value-type="float">
            <text:p>118345</text:p>
          </table:table-cell>
          <table:table-cell office:value-type="float" office:value="123383" calcext:value-type="float">
            <text:p>123383</text:p>
          </table:table-cell>
          <table:table-cell office:value-type="float" office:value="140611" calcext:value-type="float">
            <text:p>140611</text:p>
          </table:table-cell>
          <table:table-cell office:value-type="float" office:value="122210" calcext:value-type="float">
            <text:p>122210</text:p>
          </table:table-cell>
          <table:table-cell office:value-type="float" office:value="148067" calcext:value-type="float">
            <text:p>148067</text:p>
          </table:table-cell>
          <table:table-cell office:value-type="float" office:value="130658" calcext:value-type="float">
            <text:p>130658</text:p>
          </table:table-cell>
          <table:table-cell office:value-type="float" office:value="142569" calcext:value-type="float">
            <text:p>142569</text:p>
          </table:table-cell>
          <table:table-cell office:value-type="float" office:value="133290" calcext:value-type="float">
            <text:p>133290</text:p>
          </table:table-cell>
          <table:table-cell office:value-type="float" office:value="128929" calcext:value-type="float">
            <text:p>128929</text:p>
          </table:table-cell>
          <table:table-cell table:number-columns-repeated="5"/>
          <table:table-cell table:formula="of:=SUM([.D27:.M27])/10" office:value-type="float" office:value="128184.9" calcext:value-type="float">
            <text:p>128185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1d</text:p>
          </table:table-cell>
          <table:table-cell office:value-type="string" calcext:value-type="string">
            <text:p>0.1 weight, 0.1 weight for pump distance</text:p>
          </table:table-cell>
          <table:table-cell/>
          <table:table-cell office:value-type="float" office:value="130093" calcext:value-type="float">
            <text:p>130093</text:p>
          </table:table-cell>
          <table:table-cell office:value-type="float" office:value="82344" calcext:value-type="float">
            <text:p>82344</text:p>
          </table:table-cell>
          <table:table-cell office:value-type="float" office:value="127486" calcext:value-type="float">
            <text:p>127486</text:p>
          </table:table-cell>
          <table:table-cell office:value-type="float" office:value="124632" calcext:value-type="float">
            <text:p>124632</text:p>
          </table:table-cell>
          <table:table-cell office:value-type="float" office:value="105292" calcext:value-type="float">
            <text:p>105292</text:p>
          </table:table-cell>
          <table:table-cell office:value-type="float" office:value="108832" calcext:value-type="float">
            <text:p>108832</text:p>
          </table:table-cell>
          <table:table-cell office:value-type="float" office:value="149898" calcext:value-type="float">
            <text:p>149898</text:p>
          </table:table-cell>
          <table:table-cell office:value-type="float" office:value="126791" calcext:value-type="float">
            <text:p>126791</text:p>
          </table:table-cell>
          <table:table-cell office:value-type="float" office:value="145298" calcext:value-type="float">
            <text:p>145298</text:p>
          </table:table-cell>
          <table:table-cell office:value-type="float" office:value="117958" calcext:value-type="float">
            <text:p>117958</text:p>
          </table:table-cell>
          <table:table-cell office:value-type="float" office:value="124674" calcext:value-type="float">
            <text:p>124674</text:p>
          </table:table-cell>
          <table:table-cell table:number-columns-repeated="5"/>
          <table:table-cell table:formula="of:=SUM([.D28:.M28])/10" office:value-type="float" office:value="121862.4" calcext:value-type="float">
            <text:p>121862</text:p>
          </table:table-cell>
          <table:table-cell office:value-type="string" calcext:value-type="string">
            <text:p>Wor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1e</text:p>
          </table:table-cell>
          <table:table-cell office:value-type="string" calcext:value-type="string">
            <text:p>0.1 weight, 0.3 weight for pump distance</text:p>
          </table:table-cell>
          <table:table-cell/>
          <table:table-cell office:value-type="float" office:value="136180" calcext:value-type="float">
            <text:p>136180</text:p>
          </table:table-cell>
          <table:table-cell office:value-type="float" office:value="82344" calcext:value-type="float">
            <text:p>82344</text:p>
          </table:table-cell>
          <table:table-cell office:value-type="float" office:value="129235" calcext:value-type="float">
            <text:p>129235</text:p>
          </table:table-cell>
          <table:table-cell office:value-type="float" office:value="125333" calcext:value-type="float">
            <text:p>125333</text:p>
          </table:table-cell>
          <table:table-cell office:value-type="float" office:value="134188" calcext:value-type="float">
            <text:p>134188</text:p>
          </table:table-cell>
          <table:table-cell office:value-type="float" office:value="121740" calcext:value-type="float">
            <text:p>121740</text:p>
          </table:table-cell>
          <table:table-cell office:value-type="float" office:value="146297" calcext:value-type="float">
            <text:p>146297</text:p>
          </table:table-cell>
          <table:table-cell office:value-type="float" office:value="116454" calcext:value-type="float">
            <text:p>116454</text:p>
          </table:table-cell>
          <table:table-cell office:value-type="float" office:value="150915" calcext:value-type="float">
            <text:p>150915</text:p>
          </table:table-cell>
          <table:table-cell office:value-type="float" office:value="109679" calcext:value-type="float">
            <text:p>109679</text:p>
          </table:table-cell>
          <table:table-cell office:value-type="float" office:value="124535" calcext:value-type="float">
            <text:p>124535</text:p>
          </table:table-cell>
          <table:table-cell table:number-columns-repeated="5"/>
          <table:table-cell table:formula="of:=SUM([.D29:.M29])/10" office:value-type="float" office:value="125236.5" calcext:value-type="float">
            <text:p>12523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6"/>
          <table:table-cell table:formula="of:=SUM([.D30:.M30])/10" office:value-type="float" office:value="0" calcext:value-type="float">
            <text:p>0</text:p>
          </table:table-cell>
          <table:table-cell office:value-type="string" calcext:value-type="string">
            <text:p>CheckIfInRange was bugg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2a</text:p>
          </table:table-cell>
          <table:table-cell office:value-type="string" calcext:value-type="string">
            <text:p>Bugfixed, using 1.11e</text:p>
          </table:table-cell>
          <table:table-cell/>
          <table:table-cell office:value-type="float" office:value="142124" calcext:value-type="float">
            <text:p>142124</text:p>
          </table:table-cell>
          <table:table-cell office:value-type="float" office:value="102124" calcext:value-type="float">
            <text:p>102124</text:p>
          </table:table-cell>
          <table:table-cell office:value-type="float" office:value="134953" calcext:value-type="float">
            <text:p>134953</text:p>
          </table:table-cell>
          <table:table-cell office:value-type="float" office:value="118163" calcext:value-type="float">
            <text:p>118163</text:p>
          </table:table-cell>
          <table:table-cell office:value-type="float" office:value="124207" calcext:value-type="float">
            <text:p>124207</text:p>
          </table:table-cell>
          <table:table-cell office:value-type="float" office:value="120867" calcext:value-type="float">
            <text:p>120867</text:p>
          </table:table-cell>
          <table:table-cell office:value-type="float" office:value="142102" calcext:value-type="float">
            <text:p>142102</text:p>
          </table:table-cell>
          <table:table-cell office:value-type="float" office:value="127363" calcext:value-type="float">
            <text:p>127363</text:p>
          </table:table-cell>
          <table:table-cell office:value-type="float" office:value="138813" calcext:value-type="float">
            <text:p>138813</text:p>
          </table:table-cell>
          <table:table-cell office:value-type="float" office:value="104317" calcext:value-type="float">
            <text:p>104317</text:p>
          </table:table-cell>
          <table:table-cell office:value-type="float" office:value="126640" calcext:value-type="float">
            <text:p>126640</text:p>
          </table:table-cell>
          <table:table-cell table:number-columns-repeated="5"/>
          <table:table-cell table:formula="of:=SUM([.D31:.M31])/10" office:value-type="float" office:value="125503.3" calcext:value-type="float">
            <text:p>1255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2b</text:p>
          </table:table-cell>
          <table:table-cell office:value-type="string" calcext:value-type="string">
            <text:p>Bugfixed, using 1.11b</text:p>
          </table:table-cell>
          <table:table-cell/>
          <table:table-cell office:value-type="float" office:value="138987" calcext:value-type="float">
            <text:p>138987</text:p>
          </table:table-cell>
          <table:table-cell office:value-type="float" office:value="98628" calcext:value-type="float">
            <text:p>98628</text:p>
          </table:table-cell>
          <table:table-cell office:value-type="float" office:value="132027" calcext:value-type="float">
            <text:p>132027</text:p>
          </table:table-cell>
          <table:table-cell office:value-type="float" office:value="120986" calcext:value-type="float">
            <text:p>120986</text:p>
          </table:table-cell>
          <table:table-cell office:value-type="float" office:value="119075" calcext:value-type="float">
            <text:p>119075</text:p>
          </table:table-cell>
          <table:table-cell office:value-type="float" office:value="105471" calcext:value-type="float">
            <text:p>105471</text:p>
          </table:table-cell>
          <table:table-cell office:value-type="float" office:value="150977" calcext:value-type="float">
            <text:p>150977</text:p>
          </table:table-cell>
          <table:table-cell office:value-type="float" office:value="115125" calcext:value-type="float">
            <text:p>115125</text:p>
          </table:table-cell>
          <table:table-cell office:value-type="float" office:value="153713" calcext:value-type="float">
            <text:p>153713</text:p>
          </table:table-cell>
          <table:table-cell office:value-type="float" office:value="109597" calcext:value-type="float">
            <text:p>109597</text:p>
          </table:table-cell>
          <table:table-cell office:value-type="float" office:value="124925" calcext:value-type="float">
            <text:p>124925</text:p>
          </table:table-cell>
          <table:table-cell table:number-columns-repeated="5"/>
          <table:table-cell table:formula="of:=SUM([.D32:.M32])/10" office:value-type="float" office:value="124458.6" calcext:value-type="float">
            <text:p>1244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2c</text:p>
          </table:table-cell>
          <table:table-cell office:value-type="string" calcext:value-type="string">
            <text:p>Bugfixed, using 1.11c</text:p>
          </table:table-cell>
          <table:table-cell/>
          <table:table-cell office:value-type="float" office:value="134679" calcext:value-type="float">
            <text:p>134679</text:p>
          </table:table-cell>
          <table:table-cell office:value-type="float" office:value="54763" calcext:value-type="float">
            <text:p>54763</text:p>
          </table:table-cell>
          <table:table-cell office:value-type="float" office:value="125727" calcext:value-type="float">
            <text:p>125727</text:p>
          </table:table-cell>
          <table:table-cell office:value-type="float" office:value="116832" calcext:value-type="float">
            <text:p>116832</text:p>
          </table:table-cell>
          <table:table-cell office:value-type="float" office:value="132766" calcext:value-type="float">
            <text:p>132766</text:p>
          </table:table-cell>
          <table:table-cell office:value-type="float" office:value="118679" calcext:value-type="float">
            <text:p>118679</text:p>
          </table:table-cell>
          <table:table-cell office:value-type="float" office:value="137850" calcext:value-type="float">
            <text:p>137850</text:p>
          </table:table-cell>
          <table:table-cell office:value-type="float" office:value="77030" calcext:value-type="float">
            <text:p>77030</text:p>
          </table:table-cell>
          <table:table-cell office:value-type="float" office:value="146288" calcext:value-type="float">
            <text:p>146288</text:p>
          </table:table-cell>
          <table:table-cell office:value-type="float" office:value="107898" calcext:value-type="float">
            <text:p>107898</text:p>
          </table:table-cell>
          <table:table-cell office:value-type="float" office:value="122570" calcext:value-type="float">
            <text:p>122570</text:p>
          </table:table-cell>
          <table:table-cell table:number-columns-repeated="5"/>
          <table:table-cell table:formula="of:=SUM([.D33:.M33])/10" office:value-type="float" office:value="115251.2" calcext:value-type="float">
            <text:p>115251</text:p>
          </table:table-cell>
          <table:table-cell office:value-type="string" calcext:value-type="string">
            <text:p>Bug somewhere</text:p>
          </table:table-cell>
          <table:table-cell table:number-columns-repeated="4"/>
        </table:table-row>
        <table:table-row table:style-name="ro1">
          <table:table-cell table:number-columns-repeated="19"/>
          <table:table-cell table:formula="of:=SUM([.D34:.M34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string" calcext:value-type="string">
            <text:p>Issue with fuel loops fixed perhaps</text:p>
          </table:table-cell>
          <table:table-cell/>
          <table:table-cell office:value-type="float" office:value="134588" calcext:value-type="float">
            <text:p>134588</text:p>
          </table:table-cell>
          <table:table-cell office:value-type="float" office:value="107131" calcext:value-type="float">
            <text:p>107131</text:p>
          </table:table-cell>
          <table:table-cell office:value-type="float" office:value="115532" calcext:value-type="float">
            <text:p>115532</text:p>
          </table:table-cell>
          <table:table-cell office:value-type="float" office:value="87850" calcext:value-type="float">
            <text:p>87850</text:p>
          </table:table-cell>
          <table:table-cell office:value-type="float" office:value="140223" calcext:value-type="float">
            <text:p>140223</text:p>
          </table:table-cell>
          <table:table-cell office:value-type="float" office:value="116204" calcext:value-type="float">
            <text:p>116204</text:p>
          </table:table-cell>
          <table:table-cell office:value-type="float" office:value="120984" calcext:value-type="float">
            <text:p>120984</text:p>
          </table:table-cell>
          <table:table-cell office:value-type="float" office:value="128220" calcext:value-type="float">
            <text:p>128220</text:p>
          </table:table-cell>
          <table:table-cell office:value-type="float" office:value="144532" calcext:value-type="float">
            <text:p>144532</text:p>
          </table:table-cell>
          <table:table-cell office:value-type="float" office:value="107870" calcext:value-type="float">
            <text:p>107870</text:p>
          </table:table-cell>
          <table:table-cell office:value-type="float" office:value="121039" calcext:value-type="float">
            <text:p>121039</text:p>
          </table:table-cell>
          <table:table-cell table:number-columns-repeated="5"/>
          <table:table-cell table:formula="of:=SUM([.D35:.M35])/10" office:value-type="float" office:value="120313.4" calcext:value-type="float">
            <text:p>120313</text:p>
          </table:table-cell>
          <table:table-cell office:value-type="string" calcext:value-type="string">
            <text:p>Changes Tasks too often BUG</text:p>
          </table:table-cell>
          <table:table-cell table:number-columns-repeated="4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string" calcext:value-type="string">
            <text:p>Fixed repeatedly changing tasks</text:p>
          </table:table-cell>
          <table:table-cell/>
          <table:table-cell office:value-type="float" office:value="138062" calcext:value-type="float">
            <text:p>138062</text:p>
          </table:table-cell>
          <table:table-cell office:value-type="float" office:value="95224" calcext:value-type="float">
            <text:p>95224</text:p>
          </table:table-cell>
          <table:table-cell office:value-type="float" office:value="137115" calcext:value-type="float">
            <text:p>137115</text:p>
          </table:table-cell>
          <table:table-cell office:value-type="float" office:value="107142" calcext:value-type="float">
            <text:p>107142</text:p>
          </table:table-cell>
          <table:table-cell office:value-type="float" office:value="133964" calcext:value-type="float">
            <text:p>133964</text:p>
          </table:table-cell>
          <table:table-cell office:value-type="float" office:value="120081" calcext:value-type="float">
            <text:p>120081</text:p>
          </table:table-cell>
          <table:table-cell office:value-type="float" office:value="138890" calcext:value-type="float">
            <text:p>138890</text:p>
          </table:table-cell>
          <table:table-cell office:value-type="float" office:value="114312" calcext:value-type="float">
            <text:p>114312</text:p>
          </table:table-cell>
          <table:table-cell office:value-type="float" office:value="140946" calcext:value-type="float">
            <text:p>140946</text:p>
          </table:table-cell>
          <table:table-cell office:value-type="float" office:value="107727" calcext:value-type="float">
            <text:p>107727</text:p>
          </table:table-cell>
          <table:table-cell office:value-type="float" office:value="121230" calcext:value-type="float">
            <text:p>121230</text:p>
          </table:table-cell>
          <table:table-cell table:number-columns-repeated="5"/>
          <table:table-cell table:formula="of:=SUM([.D36:.M36])/10" office:value-type="float" office:value="123346.3" calcext:value-type="float">
            <text:p>123346</text:p>
          </table:table-cell>
          <table:table-cell office:value-type="string" calcext:value-type="string">
            <text:p>Minor Decr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5a</text:p>
          </table:table-cell>
          <table:table-cell office:value-type="string" calcext:value-type="string">
            <text:p>Added Hometime check 0.1 weighting</text:p>
          </table:table-cell>
          <table:table-cell/>
          <table:table-cell office:value-type="float" office:value="147126" calcext:value-type="float">
            <text:p>147126</text:p>
          </table:table-cell>
          <table:table-cell office:value-type="float" office:value="104913" calcext:value-type="float">
            <text:p>104913</text:p>
          </table:table-cell>
          <table:table-cell office:value-type="float" office:value="133083" calcext:value-type="float">
            <text:p>133083</text:p>
          </table:table-cell>
          <table:table-cell office:value-type="float" office:value="104252" calcext:value-type="float">
            <text:p>104252</text:p>
          </table:table-cell>
          <table:table-cell office:value-type="float" office:value="124436" calcext:value-type="float">
            <text:p>124436</text:p>
          </table:table-cell>
          <table:table-cell office:value-type="float" office:value="110859" calcext:value-type="float">
            <text:p>110859</text:p>
          </table:table-cell>
          <table:table-cell office:value-type="float" office:value="137015" calcext:value-type="float">
            <text:p>137015</text:p>
          </table:table-cell>
          <table:table-cell office:value-type="float" office:value="128268" calcext:value-type="float">
            <text:p>128268</text:p>
          </table:table-cell>
          <table:table-cell office:value-type="float" office:value="137147" calcext:value-type="float">
            <text:p>137147</text:p>
          </table:table-cell>
          <table:table-cell office:value-type="float" office:value="117732" calcext:value-type="float">
            <text:p>117732</text:p>
          </table:table-cell>
          <table:table-cell office:value-type="float" office:value="123265" calcext:value-type="float">
            <text:p>123265</text:p>
          </table:table-cell>
          <table:table-cell table:number-columns-repeated="5"/>
          <table:table-cell table:formula="of:=SUM([.D37:.M37])/10" office:value-type="float" office:value="124483.1" calcext:value-type="float">
            <text:p>1244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5b</text:p>
          </table:table-cell>
          <table:table-cell office:value-type="string" calcext:value-type="string">
            <text:p>0.2 weighting</text:p>
          </table:table-cell>
          <table:table-cell/>
          <table:table-cell office:value-type="float" office:value="138358" calcext:value-type="float">
            <text:p>138358</text:p>
          </table:table-cell>
          <table:table-cell office:value-type="float" office:value="104639" calcext:value-type="float">
            <text:p>104639</text:p>
          </table:table-cell>
          <table:table-cell office:value-type="float" office:value="134860" calcext:value-type="float">
            <text:p>134860</text:p>
          </table:table-cell>
          <table:table-cell office:value-type="float" office:value="104670" calcext:value-type="float">
            <text:p>104670</text:p>
          </table:table-cell>
          <table:table-cell office:value-type="float" office:value="134529" calcext:value-type="float">
            <text:p>134529</text:p>
          </table:table-cell>
          <table:table-cell office:value-type="float" office:value="119893" calcext:value-type="float">
            <text:p>119893</text:p>
          </table:table-cell>
          <table:table-cell office:value-type="float" office:value="138556" calcext:value-type="float">
            <text:p>138556</text:p>
          </table:table-cell>
          <table:table-cell office:value-type="float" office:value="121854" calcext:value-type="float">
            <text:p>121854</text:p>
          </table:table-cell>
          <table:table-cell office:value-type="float" office:value="145274" calcext:value-type="float">
            <text:p>145274</text:p>
          </table:table-cell>
          <table:table-cell office:value-type="float" office:value="114304" calcext:value-type="float">
            <text:p>114304</text:p>
          </table:table-cell>
          <table:table-cell office:value-type="float" office:value="123185" calcext:value-type="float">
            <text:p>123185</text:p>
          </table:table-cell>
          <table:table-cell table:number-columns-repeated="5"/>
          <table:table-cell table:formula="of:=SUM([.D38:.M38])/10" office:value-type="float" office:value="125693.7" calcext:value-type="float">
            <text:p>1256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5c</text:p>
          </table:table-cell>
          <table:table-cell office:value-type="string" calcext:value-type="string">
            <text:p>0.5 weight on next station</text:p>
          </table:table-cell>
          <table:table-cell/>
          <table:table-cell office:value-type="float" office:value="138249" calcext:value-type="float">
            <text:p>138249</text:p>
          </table:table-cell>
          <table:table-cell office:value-type="float" office:value="105420" calcext:value-type="float">
            <text:p>105420</text:p>
          </table:table-cell>
          <table:table-cell office:value-type="float" office:value="137025" calcext:value-type="float">
            <text:p>137025</text:p>
          </table:table-cell>
          <table:table-cell office:value-type="float" office:value="102642" calcext:value-type="float">
            <text:p>102642</text:p>
          </table:table-cell>
          <table:table-cell office:value-type="float" office:value="131887" calcext:value-type="float">
            <text:p>131887</text:p>
          </table:table-cell>
          <table:table-cell office:value-type="float" office:value="116998" calcext:value-type="float">
            <text:p>116998</text:p>
          </table:table-cell>
          <table:table-cell office:value-type="float" office:value="138034" calcext:value-type="float">
            <text:p>138034</text:p>
          </table:table-cell>
          <table:table-cell office:value-type="float" office:value="113103" calcext:value-type="float">
            <text:p>113103</text:p>
          </table:table-cell>
          <table:table-cell office:value-type="float" office:value="136316" calcext:value-type="float">
            <text:p>136316</text:p>
          </table:table-cell>
          <table:table-cell office:value-type="float" office:value="118444" calcext:value-type="float">
            <text:p>118444</text:p>
          </table:table-cell>
          <table:table-cell office:value-type="float" office:value="122319" calcext:value-type="float">
            <text:p>122319</text:p>
          </table:table-cell>
          <table:table-cell table:number-columns-repeated="5"/>
          <table:table-cell table:formula="of:=SUM([.D39:.M39])/10" office:value-type="float" office:value="123811.8" calcext:value-type="float">
            <text:p>123812</text:p>
          </table:table-cell>
          <table:table-cell table:number-columns-repeated="5"/>
        </table:table-row>
        <table:table-row table:style-name="ro1">
          <table:table-cell table:number-columns-repeated="19"/>
          <table:table-cell table:formula="of:=SUM([.D40:.M40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6a</text:p>
          </table:table-cell>
          <table:table-cell office:value-type="string" calcext:value-type="string">
            <text:p>Using 1.15a hometime is now at 2500 from 3000</text:p>
          </table:table-cell>
          <table:table-cell/>
          <table:table-cell table:style-name="ce8" office:value-type="float" office:value="136090" calcext:value-type="float">
            <text:p>136090</text:p>
          </table:table-cell>
          <table:table-cell table:style-name="ce8" office:value-type="float" office:value="104447" calcext:value-type="float">
            <text:p>104447</text:p>
          </table:table-cell>
          <table:table-cell table:style-name="ce9" office:value-type="float" office:value="126296" calcext:value-type="float">
            <text:p>126296</text:p>
          </table:table-cell>
          <table:table-cell table:style-name="ce9" office:value-type="float" office:value="89075" calcext:value-type="float">
            <text:p>89075</text:p>
          </table:table-cell>
          <table:table-cell table:style-name="ce8" office:value-type="float" office:value="131732" calcext:value-type="float">
            <text:p>131732</text:p>
          </table:table-cell>
          <table:table-cell table:style-name="ce8" office:value-type="float" office:value="111810" calcext:value-type="float">
            <text:p>111810</text:p>
          </table:table-cell>
          <table:table-cell table:style-name="ce8" office:value-type="float" office:value="136844" calcext:value-type="float">
            <text:p>136844</text:p>
          </table:table-cell>
          <table:table-cell table:style-name="ce8" office:value-type="float" office:value="117110" calcext:value-type="float">
            <text:p>117110</text:p>
          </table:table-cell>
          <table:table-cell table:style-name="ce8" office:value-type="float" office:value="146297" calcext:value-type="float">
            <text:p>146297</text:p>
          </table:table-cell>
          <table:table-cell table:style-name="ce8" office:value-type="float" office:value="110961" calcext:value-type="float">
            <text:p>110961</text:p>
          </table:table-cell>
          <table:table-cell office:value-type="float" office:value="121997" calcext:value-type="float">
            <text:p>121997</text:p>
          </table:table-cell>
          <table:table-cell table:number-columns-repeated="5"/>
          <table:table-cell table:formula="of:=SUM([.D41:.M41])/10" office:value-type="float" office:value="121066.2" calcext:value-type="float">
            <text:p>121066</text:p>
          </table:table-cell>
          <table:table-cell office:value-type="string" calcext:value-type="string">
            <text:p>Worse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/>
          <table:table-cell table:style-name="ce8" office:value-type="float" office:value="143690" calcext:value-type="float">
            <text:p>143690</text:p>
          </table:table-cell>
          <table:table-cell table:style-name="ce8" office:value-type="float" office:value="101266" calcext:value-type="float">
            <text:p>101266</text:p>
          </table:table-cell>
          <table:table-cell table:style-name="ce8" office:value-type="float" office:value="134683" calcext:value-type="float">
            <text:p>134683</text:p>
          </table:table-cell>
          <table:table-cell table:style-name="ce8" office:value-type="float" office:value="105810" calcext:value-type="float">
            <text:p>105810</text:p>
          </table:table-cell>
          <table:table-cell table:style-name="ce8" office:value-type="float" office:value="121523" calcext:value-type="float">
            <text:p>121523</text:p>
          </table:table-cell>
          <table:table-cell table:style-name="ce8" office:value-type="float" office:value="119686" calcext:value-type="float">
            <text:p>119686</text:p>
          </table:table-cell>
          <table:table-cell table:style-name="ce8" office:value-type="float" office:value="136236" calcext:value-type="float">
            <text:p>136236</text:p>
          </table:table-cell>
          <table:table-cell table:style-name="ce8" office:value-type="float" office:value="128826" calcext:value-type="float">
            <text:p>128826</text:p>
          </table:table-cell>
          <table:table-cell table:style-name="ce8" office:value-type="float" office:value="146523" calcext:value-type="float">
            <text:p>146523</text:p>
          </table:table-cell>
          <table:table-cell table:style-name="ce8" office:value-type="float" office:value="122436" calcext:value-type="float">
            <text:p>122436</text:p>
          </table:table-cell>
          <table:table-cell office:value-type="float" office:value="122107" calcext:value-type="float">
            <text:p>122107</text:p>
          </table:table-cell>
          <table:table-cell table:number-columns-repeated="5"/>
          <table:table-cell table:formula="of:=SUM([.D42:.M42])/10" office:value-type="float" office:value="126067.9" calcext:value-type="float">
            <text:p>1260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/>
          <table:table-cell table:style-name="ce8" office:value-type="float" office:value="142988" calcext:value-type="float">
            <text:p>142988</text:p>
          </table:table-cell>
          <table:table-cell table:style-name="ce8" office:value-type="float" office:value="103447" calcext:value-type="float">
            <text:p>103447</text:p>
          </table:table-cell>
          <table:table-cell table:style-name="ce8" office:value-type="float" office:value="134246" calcext:value-type="float">
            <text:p>134246</text:p>
          </table:table-cell>
          <table:table-cell table:style-name="ce8" office:value-type="float" office:value="107710" calcext:value-type="float">
            <text:p>107710</text:p>
          </table:table-cell>
          <table:table-cell table:style-name="ce8" office:value-type="float" office:value="124436" calcext:value-type="float">
            <text:p>124436</text:p>
          </table:table-cell>
          <table:table-cell table:style-name="ce8" office:value-type="float" office:value="119398" calcext:value-type="float">
            <text:p>119398</text:p>
          </table:table-cell>
          <table:table-cell table:style-name="ce8" office:value-type="float" office:value="137772" calcext:value-type="float">
            <text:p>137772</text:p>
          </table:table-cell>
          <table:table-cell table:style-name="ce8" office:value-type="float" office:value="119788" calcext:value-type="float">
            <text:p>119788</text:p>
          </table:table-cell>
          <table:table-cell table:style-name="ce8" office:value-type="float" office:value="141099" calcext:value-type="float">
            <text:p>141099</text:p>
          </table:table-cell>
          <table:table-cell table:style-name="ce8" office:value-type="float" office:value="116886" calcext:value-type="float">
            <text:p>116886</text:p>
          </table:table-cell>
          <table:table-cell office:value-type="float" office:value="123249" calcext:value-type="float">
            <text:p>123249</text:p>
          </table:table-cell>
          <table:table-cell table:number-columns-repeated="5"/>
          <table:table-cell table:formula="of:=SUM([.D43:.M43])/10" office:value-type="float" office:value="124777" calcext:value-type="float">
            <text:p>1247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/>
          <table:table-cell office:value-type="float" office:value="138453" calcext:value-type="float">
            <text:p>138453</text:p>
          </table:table-cell>
          <table:table-cell office:value-type="float" office:value="102348" calcext:value-type="float">
            <text:p>102348</text:p>
          </table:table-cell>
          <table:table-cell office:value-type="float" office:value="129440" calcext:value-type="float">
            <text:p>129440</text:p>
          </table:table-cell>
          <table:table-cell office:value-type="float" office:value="105256" calcext:value-type="float">
            <text:p>105256</text:p>
          </table:table-cell>
          <table:table-cell office:value-type="float" office:value="131449" calcext:value-type="float">
            <text:p>131449</text:p>
          </table:table-cell>
          <table:table-cell office:value-type="float" office:value="112785" calcext:value-type="float">
            <text:p>112785</text:p>
          </table:table-cell>
          <table:table-cell office:value-type="float" office:value="117788" calcext:value-type="float">
            <text:p>117788</text:p>
          </table:table-cell>
          <table:table-cell office:value-type="float" office:value="131128" calcext:value-type="float">
            <text:p>131128</text:p>
          </table:table-cell>
          <table:table-cell office:value-type="float" office:value="136770" calcext:value-type="float">
            <text:p>136770</text:p>
          </table:table-cell>
          <table:table-cell office:value-type="float" office:value="123889" calcext:value-type="float">
            <text:p>123889</text:p>
          </table:table-cell>
          <table:table-cell office:value-type="float" office:value="120511" calcext:value-type="float">
            <text:p>120511</text:p>
          </table:table-cell>
          <table:table-cell table:number-columns-repeated="5"/>
          <table:table-cell table:formula="of:=SUM([.D44:.M44])/10" office:value-type="float" office:value="122930.6" calcext:value-type="float">
            <text:p>122931</text:p>
          </table:table-cell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1.17a</text:p>
          </table:table-cell>
          <table:table-cell office:value-type="string" calcext:value-type="string">
            <text:p>Well finder now has pump bias of 0.2</text:p>
          </table:table-cell>
          <table:table-cell/>
          <table:table-cell office:value-type="float" office:value="121677" calcext:value-type="float">
            <text:p>121677</text:p>
          </table:table-cell>
          <table:table-cell office:value-type="float" office:value="104725" calcext:value-type="float">
            <text:p>104725</text:p>
          </table:table-cell>
          <table:table-cell office:value-type="float" office:value="141185" calcext:value-type="float">
            <text:p>141185</text:p>
          </table:table-cell>
          <table:table-cell office:value-type="float" office:value="105500" calcext:value-type="float">
            <text:p>105500</text:p>
          </table:table-cell>
          <table:table-cell office:value-type="float" office:value="120852" calcext:value-type="float">
            <text:p>120852</text:p>
          </table:table-cell>
          <table:table-cell office:value-type="float" office:value="122246" calcext:value-type="float">
            <text:p>122246</text:p>
          </table:table-cell>
          <table:table-cell office:value-type="float" office:value="141612" calcext:value-type="float">
            <text:p>141612</text:p>
          </table:table-cell>
          <table:table-cell office:value-type="float" office:value="119904" calcext:value-type="float">
            <text:p>119904</text:p>
          </table:table-cell>
          <table:table-cell office:value-type="float" office:value="132120" calcext:value-type="float">
            <text:p>132120</text:p>
          </table:table-cell>
          <table:table-cell office:value-type="float" office:value="101682" calcext:value-type="float">
            <text:p>101682</text:p>
          </table:table-cell>
          <table:table-cell office:value-type="float" office:value="120705" calcext:value-type="float">
            <text:p>120705</text:p>
          </table:table-cell>
          <table:table-cell table:number-columns-repeated="5"/>
          <table:table-cell table:formula="of:=SUM([.D46:.M46])/10" office:value-type="float" office:value="121150.3" calcext:value-type="float">
            <text:p>1211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1 weight</text:p>
          </table:table-cell>
          <table:table-cell/>
          <table:table-cell office:value-type="float" office:value="129672" calcext:value-type="float">
            <text:p>129672</text:p>
          </table:table-cell>
          <table:table-cell office:value-type="float" office:value="104725" calcext:value-type="float">
            <text:p>104725</text:p>
          </table:table-cell>
          <table:table-cell office:value-type="float" office:value="141256" calcext:value-type="float">
            <text:p>141256</text:p>
          </table:table-cell>
          <table:table-cell office:value-type="float" office:value="100829" calcext:value-type="float">
            <text:p>100829</text:p>
          </table:table-cell>
          <table:table-cell office:value-type="float" office:value="130332" calcext:value-type="float">
            <text:p>130332</text:p>
          </table:table-cell>
          <table:table-cell office:value-type="float" office:value="114889" calcext:value-type="float">
            <text:p>114889</text:p>
          </table:table-cell>
          <table:table-cell office:value-type="float" office:value="134161" calcext:value-type="float">
            <text:p>134161</text:p>
          </table:table-cell>
          <table:table-cell office:value-type="float" office:value="121355" calcext:value-type="float">
            <text:p>121355</text:p>
          </table:table-cell>
          <table:table-cell office:value-type="float" office:value="124985" calcext:value-type="float">
            <text:p>124985</text:p>
          </table:table-cell>
          <table:table-cell office:value-type="float" office:value="100850" calcext:value-type="float">
            <text:p>100850</text:p>
          </table:table-cell>
          <table:table-cell office:value-type="float" office:value="122050" calcext:value-type="float">
            <text:p>122050</text:p>
          </table:table-cell>
          <table:table-cell table:number-columns-repeated="5"/>
          <table:table-cell table:formula="of:=SUM([.D47:.M47])/10" office:value-type="float" office:value="120305.4" calcext:value-type="float">
            <text:p>120305</text:p>
          </table:table-cell>
          <table:table-cell office:value-type="string" calcext:value-type="string">
            <text:p>Worse overall – change reverted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1.18a</text:p>
          </table:table-cell>
          <table:table-cell office:value-type="string" calcext:value-type="string">
            <text:p>Well finder now has pump bias of 0, station bias of 1</text:p>
          </table:table-cell>
          <table:table-cell/>
          <table:table-cell office:value-type="float" office:value="129049" calcext:value-type="float">
            <text:p>129049</text:p>
          </table:table-cell>
          <table:table-cell office:value-type="float" office:value="116208" calcext:value-type="float">
            <text:p>116208</text:p>
          </table:table-cell>
          <table:table-cell office:value-type="float" office:value="128343" calcext:value-type="float">
            <text:p>128343</text:p>
          </table:table-cell>
          <table:table-cell office:value-type="float" office:value="109959" calcext:value-type="float">
            <text:p>109959</text:p>
          </table:table-cell>
          <table:table-cell office:value-type="float" office:value="129161" calcext:value-type="float">
            <text:p>129161</text:p>
          </table:table-cell>
          <table:table-cell office:value-type="float" office:value="103430" calcext:value-type="float">
            <text:p>103430</text:p>
          </table:table-cell>
          <table:table-cell office:value-type="float" office:value="148037" calcext:value-type="float">
            <text:p>148037</text:p>
          </table:table-cell>
          <table:table-cell office:value-type="float" office:value="128279" calcext:value-type="float">
            <text:p>128279</text:p>
          </table:table-cell>
          <table:table-cell office:value-type="float" office:value="151505" calcext:value-type="float">
            <text:p>151505</text:p>
          </table:table-cell>
          <table:table-cell office:value-type="float" office:value="106951" calcext:value-type="float">
            <text:p>106951</text:p>
          </table:table-cell>
          <table:table-cell office:value-type="float" office:value="125844" calcext:value-type="float">
            <text:p>125844</text:p>
          </table:table-cell>
          <table:table-cell table:number-columns-repeated="5"/>
          <table:table-cell table:formula="of:=SUM([.D49:.M49])/10" office:value-type="float" office:value="125092.2" calcext:value-type="float">
            <text:p>125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b</text:p>
          </table:table-cell>
          <table:table-cell office:value-type="string" calcext:value-type="string">
            <text:p>Well finder now has pump bias of 0, station bias of 0.5</text:p>
          </table:table-cell>
          <table:table-cell/>
          <table:table-cell office:value-type="float" office:value="133862" calcext:value-type="float">
            <text:p>133862</text:p>
          </table:table-cell>
          <table:table-cell office:value-type="float" office:value="122389" calcext:value-type="float">
            <text:p>122389</text:p>
          </table:table-cell>
          <table:table-cell office:value-type="float" office:value="129758" calcext:value-type="float">
            <text:p>129758</text:p>
          </table:table-cell>
          <table:table-cell office:value-type="float" office:value="107115" calcext:value-type="float">
            <text:p>107115</text:p>
          </table:table-cell>
          <table:table-cell office:value-type="float" office:value="138695" calcext:value-type="float">
            <text:p>138695</text:p>
          </table:table-cell>
          <table:table-cell office:value-type="float" office:value="114282" calcext:value-type="float">
            <text:p>114282</text:p>
          </table:table-cell>
          <table:table-cell office:value-type="float" office:value="136605" calcext:value-type="float">
            <text:p>136605</text:p>
          </table:table-cell>
          <table:table-cell office:value-type="float" office:value="129804" calcext:value-type="float">
            <text:p>129804</text:p>
          </table:table-cell>
          <table:table-cell office:value-type="float" office:value="130472" calcext:value-type="float">
            <text:p>130472</text:p>
          </table:table-cell>
          <table:table-cell office:value-type="float" office:value="124013" calcext:value-type="float">
            <text:p>124013</text:p>
          </table:table-cell>
          <table:table-cell office:value-type="float" office:value="125338" calcext:value-type="float">
            <text:p>125338</text:p>
          </table:table-cell>
          <table:table-cell table:number-columns-repeated="5"/>
          <table:table-cell table:formula="of:=SUM([.D50:.M50])/10" office:value-type="float" office:value="126699.5" calcext:value-type="float">
            <text:p>1267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c</text:p>
          </table:table-cell>
          <table:table-cell office:value-type="string" calcext:value-type="string">
            <text:p>Well finder now has pump bias of 0, station bias of 0.2</text:p>
          </table:table-cell>
          <table:table-cell/>
          <table:table-cell office:value-type="float" office:value="126171" calcext:value-type="float">
            <text:p>126171</text:p>
          </table:table-cell>
          <table:table-cell office:value-type="float" office:value="108339" calcext:value-type="float">
            <text:p>108339</text:p>
          </table:table-cell>
          <table:table-cell office:value-type="float" office:value="135789" calcext:value-type="float">
            <text:p>135789</text:p>
          </table:table-cell>
          <table:table-cell office:value-type="float" office:value="101731" calcext:value-type="float">
            <text:p>101731</text:p>
          </table:table-cell>
          <table:table-cell office:value-type="float" office:value="138443" calcext:value-type="float">
            <text:p>138443</text:p>
          </table:table-cell>
          <table:table-cell office:value-type="float" office:value="122817" calcext:value-type="float">
            <text:p>122817</text:p>
          </table:table-cell>
          <table:table-cell office:value-type="float" office:value="147122" calcext:value-type="float">
            <text:p>147122</text:p>
          </table:table-cell>
          <table:table-cell office:value-type="float" office:value="129949" calcext:value-type="float">
            <text:p>129949</text:p>
          </table:table-cell>
          <table:table-cell office:value-type="float" office:value="152555" calcext:value-type="float">
            <text:p>152555</text:p>
          </table:table-cell>
          <table:table-cell office:value-type="float" office:value="100523" calcext:value-type="float">
            <text:p>100523</text:p>
          </table:table-cell>
          <table:table-cell office:value-type="float" office:value="125728" calcext:value-type="float">
            <text:p>125728</text:p>
          </table:table-cell>
          <table:table-cell table:number-columns-repeated="5"/>
          <table:table-cell table:formula="of:=SUM([.D51:.M51])/10" office:value-type="float" office:value="126343.9" calcext:value-type="float">
            <text:p>1263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d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28879" calcext:value-type="float">
            <text:p>128879</text:p>
          </table:table-cell>
          <table:table-cell office:value-type="float" office:value="102670" calcext:value-type="float">
            <text:p>102670</text:p>
          </table:table-cell>
          <table:table-cell office:value-type="float" office:value="120011" calcext:value-type="float">
            <text:p>120011</text:p>
          </table:table-cell>
          <table:table-cell office:value-type="float" office:value="101866" calcext:value-type="float">
            <text:p>101866</text:p>
          </table:table-cell>
          <table:table-cell office:value-type="float" office:value="141409" calcext:value-type="float">
            <text:p>141409</text:p>
          </table:table-cell>
          <table:table-cell office:value-type="float" office:value="110838" calcext:value-type="float">
            <text:p>110838</text:p>
          </table:table-cell>
          <table:table-cell office:value-type="float" office:value="147375" calcext:value-type="float">
            <text:p>147375</text:p>
          </table:table-cell>
          <table:table-cell office:value-type="float" office:value="119895" calcext:value-type="float">
            <text:p>119895</text:p>
          </table:table-cell>
          <table:table-cell office:value-type="float" office:value="128519" calcext:value-type="float">
            <text:p>128519</text:p>
          </table:table-cell>
          <table:table-cell office:value-type="float" office:value="109967" calcext:value-type="float">
            <text:p>109967</text:p>
          </table:table-cell>
          <table:table-cell office:value-type="float" office:value="124084" calcext:value-type="float">
            <text:p>124084</text:p>
          </table:table-cell>
          <table:table-cell table:number-columns-repeated="5"/>
          <table:table-cell table:formula="of:=SUM([.D52:.M52])/10" office:value-type="float" office:value="121142.9" calcext:value-type="float">
            <text:p>121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e</text:p>
          </table:table-cell>
          <table:table-cell office:value-type="string" calcext:value-type="string">
            <text:p>0.8 weight on next station</text:p>
          </table:table-cell>
          <table:table-cell/>
          <table:table-cell office:value-type="float" office:value="148472" calcext:value-type="float">
            <text:p>148472</text:p>
          </table:table-cell>
          <table:table-cell office:value-type="float" office:value="114672" calcext:value-type="float">
            <text:p>114672</text:p>
          </table:table-cell>
          <table:table-cell office:value-type="float" office:value="109986" calcext:value-type="float">
            <text:p>109986</text:p>
          </table:table-cell>
          <table:table-cell office:value-type="float" office:value="135910" calcext:value-type="float">
            <text:p>135910</text:p>
          </table:table-cell>
          <table:table-cell office:value-type="float" office:value="142459" calcext:value-type="float">
            <text:p>142459</text:p>
          </table:table-cell>
          <table:table-cell office:value-type="float" office:value="107983" calcext:value-type="float">
            <text:p>107983</text:p>
          </table:table-cell>
          <table:table-cell office:value-type="float" office:value="144180" calcext:value-type="float">
            <text:p>144180</text:p>
          </table:table-cell>
          <table:table-cell office:value-type="float" office:value="118032" calcext:value-type="float">
            <text:p>118032</text:p>
          </table:table-cell>
          <table:table-cell office:value-type="float" office:value="129888" calcext:value-type="float">
            <text:p>129888</text:p>
          </table:table-cell>
          <table:table-cell office:value-type="float" office:value="105425" calcext:value-type="float">
            <text:p>105425</text:p>
          </table:table-cell>
          <table:table-cell office:value-type="float" office:value="124636" calcext:value-type="float">
            <text:p>124636</text:p>
          </table:table-cell>
          <table:table-cell table:number-columns-repeated="5"/>
          <table:table-cell table:formula="of:=SUM([.D53:.M53])/10" office:value-type="float" office:value="125700.7" calcext:value-type="float">
            <text:p>1257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f</text:p>
          </table:table-cell>
          <table:table-cell office:value-type="float" office:value="1.2" calcext:value-type="float">
            <text:p>1.2</text:p>
          </table:table-cell>
          <table:table-cell table:number-columns-repeated="11"/>
          <table:table-cell office:value-type="float" office:value="124907" calcext:value-type="float">
            <text:p>124907</text:p>
          </table:table-cell>
          <table:table-cell table:number-columns-repeated="5"/>
          <table:table-cell table:formula="of:=SUM([.D54:.M54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g</text:p>
          </table:table-cell>
          <table:table-cell office:value-type="float" office:value="1.5" calcext:value-type="float">
            <text:p>1.5</text:p>
          </table:table-cell>
          <table:table-cell table:number-columns-repeated="11"/>
          <table:table-cell office:value-type="float" office:value="122098" calcext:value-type="float">
            <text:p>122098</text:p>
          </table:table-cell>
          <table:table-cell table:number-columns-repeated="5"/>
          <table:table-cell table:formula="of:=SUM([.D55:.M55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h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134864" calcext:value-type="float">
            <text:p>134864</text:p>
          </table:table-cell>
          <table:table-cell office:value-type="float" office:value="113914" calcext:value-type="float">
            <text:p>113914</text:p>
          </table:table-cell>
          <table:table-cell office:value-type="float" office:value="125801" calcext:value-type="float">
            <text:p>125801</text:p>
          </table:table-cell>
          <table:table-cell office:value-type="float" office:value="123810" calcext:value-type="float">
            <text:p>123810</text:p>
          </table:table-cell>
          <table:table-cell office:value-type="float" office:value="130090" calcext:value-type="float">
            <text:p>130090</text:p>
          </table:table-cell>
          <table:table-cell office:value-type="float" office:value="115095" calcext:value-type="float">
            <text:p>115095</text:p>
          </table:table-cell>
          <table:table-cell office:value-type="float" office:value="146411" calcext:value-type="float">
            <text:p>146411</text:p>
          </table:table-cell>
          <table:table-cell office:value-type="float" office:value="116414" calcext:value-type="float">
            <text:p>116414</text:p>
          </table:table-cell>
          <table:table-cell office:value-type="float" office:value="154256" calcext:value-type="float">
            <text:p>154256</text:p>
          </table:table-cell>
          <table:table-cell office:value-type="float" office:value="112865" calcext:value-type="float">
            <text:p>112865</text:p>
          </table:table-cell>
          <table:table-cell office:value-type="float" office:value="125080" calcext:value-type="float">
            <text:p>125080</text:p>
          </table:table-cell>
          <table:table-cell table:number-columns-repeated="5"/>
          <table:table-cell table:formula="of:=SUM([.D56:.M56])/10" office:value-type="float" office:value="127352" calcext:value-type="float">
            <text:p>127352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8i</text:p>
          </table:table-cell>
          <table:table-cell office:value-type="float" office:value="0.6" calcext:value-type="float">
            <text:p>0.6</text:p>
          </table:table-cell>
          <table:table-cell table:number-columns-repeated="11"/>
          <table:table-cell office:value-type="float" office:value="125231" calcext:value-type="float">
            <text:p>125231</text:p>
          </table:table-cell>
          <table:table-cell table:number-columns-repeated="5"/>
          <table:table-cell table:formula="of:=SUM([.D57:.M57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j</text:p>
          </table:table-cell>
          <table:table-cell office:value-type="float" office:value="0.55" calcext:value-type="float">
            <text:p>0.55</text:p>
          </table:table-cell>
          <table:table-cell table:number-columns-repeated="11"/>
          <table:table-cell office:value-type="float" office:value="125560" calcext:value-type="float">
            <text:p>125560</text:p>
          </table:table-cell>
          <table:table-cell table:number-columns-repeated="5"/>
          <table:table-cell table:formula="of:=SUM([.D58:.M58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k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122938" calcext:value-type="float">
            <text:p>122938</text:p>
          </table:table-cell>
          <table:table-cell office:value-type="float" office:value="121251" calcext:value-type="float">
            <text:p>121251</text:p>
          </table:table-cell>
          <table:table-cell office:value-type="float" office:value="129758" calcext:value-type="float">
            <text:p>129758</text:p>
          </table:table-cell>
          <table:table-cell office:value-type="float" office:value="122123" calcext:value-type="float">
            <text:p>122123</text:p>
          </table:table-cell>
          <table:table-cell office:value-type="float" office:value="137876" calcext:value-type="float">
            <text:p>137876</text:p>
          </table:table-cell>
          <table:table-cell office:value-type="float" office:value="117582" calcext:value-type="float">
            <text:p>117582</text:p>
          </table:table-cell>
          <table:table-cell office:value-type="float" office:value="144899" calcext:value-type="float">
            <text:p>144899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1636" calcext:value-type="float">
            <text:p>121636</text:p>
          </table:table-cell>
          <table:table-cell office:value-type="float" office:value="108035" calcext:value-type="float">
            <text:p>108035</text:p>
          </table:table-cell>
          <table:table-cell office:value-type="float" office:value="126681" calcext:value-type="float">
            <text:p>126681</text:p>
          </table:table-cell>
          <table:table-cell table:number-columns-repeated="5"/>
          <table:table-cell table:formula="of:=SUM([.D59:.M59])/10" office:value-type="float" office:value="126020" calcext:value-type="float">
            <text:p>126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l</text:p>
          </table:table-cell>
          <table:table-cell table:number-columns-repeated="12"/>
          <table:table-cell office:value-type="float" office:value="126113" calcext:value-type="float">
            <text:p>126113</text:p>
          </table:table-cell>
          <table:table-cell table:number-columns-repeated="5"/>
          <table:table-cell table:formula="of:=SUM([.D60:.M60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m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122938" calcext:value-type="float">
            <text:p>122938</text:p>
          </table:table-cell>
          <table:table-cell office:value-type="float" office:value="121251" calcext:value-type="float">
            <text:p>121251</text:p>
          </table:table-cell>
          <table:table-cell office:value-type="float" office:value="128261" calcext:value-type="float">
            <text:p>128261</text:p>
          </table:table-cell>
          <table:table-cell office:value-type="float" office:value="133727" calcext:value-type="float">
            <text:p>133727</text:p>
          </table:table-cell>
          <table:table-cell office:value-type="float" office:value="137876" calcext:value-type="float">
            <text:p>137876</text:p>
          </table:table-cell>
          <table:table-cell office:value-type="float" office:value="117582" calcext:value-type="float">
            <text:p>117582</text:p>
          </table:table-cell>
          <table:table-cell office:value-type="float" office:value="144899" calcext:value-type="float">
            <text:p>144899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1636" calcext:value-type="float">
            <text:p>121636</text:p>
          </table:table-cell>
          <table:table-cell office:value-type="float" office:value="108035" calcext:value-type="float">
            <text:p>108035</text:p>
          </table:table-cell>
          <table:table-cell office:value-type="float" office:value="127106" calcext:value-type="float">
            <text:p>127106</text:p>
          </table:table-cell>
          <table:table-cell table:number-columns-repeated="5"/>
          <table:table-cell table:formula="of:=SUM([.D61:.M61])/10" office:value-type="float" office:value="127030.7" calcext:value-type="float">
            <text:p>127031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8n</text:p>
          </table:table-cell>
          <table:table-cell office:value-type="float" office:value="0.545" calcext:value-type="float">
            <text:p>0.545</text:p>
          </table:table-cell>
          <table:table-cell/>
          <table:table-cell office:value-type="float" office:value="122938" calcext:value-type="float">
            <text:p>122938</text:p>
          </table:table-cell>
          <table:table-cell office:value-type="float" office:value="121251" calcext:value-type="float">
            <text:p>121251</text:p>
          </table:table-cell>
          <table:table-cell office:value-type="float" office:value="128261" calcext:value-type="float">
            <text:p>128261</text:p>
          </table:table-cell>
          <table:table-cell office:value-type="float" office:value="133727" calcext:value-type="float">
            <text:p>133727</text:p>
          </table:table-cell>
          <table:table-cell office:value-type="float" office:value="137876" calcext:value-type="float">
            <text:p>137876</text:p>
          </table:table-cell>
          <table:table-cell office:value-type="float" office:value="117582" calcext:value-type="float">
            <text:p>117582</text:p>
          </table:table-cell>
          <table:table-cell office:value-type="float" office:value="144899" calcext:value-type="float">
            <text:p>144899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1636" calcext:value-type="float">
            <text:p>121636</text:p>
          </table:table-cell>
          <table:table-cell office:value-type="float" office:value="108035" calcext:value-type="float">
            <text:p>108035</text:p>
          </table:table-cell>
          <table:table-cell office:value-type="float" office:value="127106" calcext:value-type="float">
            <text:p>127106</text:p>
          </table:table-cell>
          <table:table-cell table:number-columns-repeated="5"/>
          <table:table-cell table:formula="of:=SUM([.D62:.M62])/10" office:value-type="float" office:value="127030.7" calcext:value-type="float">
            <text:p>127031</text:p>
          </table:table-cell>
          <table:table-cell table:number-columns-repeated="5"/>
        </table:table-row>
        <table:table-row table:style-name="ro1">
          <table:table-cell table:number-columns-repeated="19"/>
          <table:table-cell table:formula="of:=SUM([.D63:.M63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9a</text:p>
          </table:table-cell>
          <table:table-cell office:value-type="string" calcext:value-type="string">
            <text:p>getBestTaskHOME has bias of 0.15 for next station</text:p>
          </table:table-cell>
          <table:table-cell/>
          <table:table-cell office:value-type="float" office:value="143136" calcext:value-type="float">
            <text:p>143136</text:p>
          </table:table-cell>
          <table:table-cell office:value-type="float" office:value="122647" calcext:value-type="float">
            <text:p>122647</text:p>
          </table:table-cell>
          <table:table-cell office:value-type="float" office:value="127031" calcext:value-type="float">
            <text:p>127031</text:p>
          </table:table-cell>
          <table:table-cell office:value-type="float" office:value="120594" calcext:value-type="float">
            <text:p>120594</text:p>
          </table:table-cell>
          <table:table-cell office:value-type="float" office:value="138450" calcext:value-type="float">
            <text:p>138450</text:p>
          </table:table-cell>
          <table:table-cell office:value-type="float" office:value="108448" calcext:value-type="float">
            <text:p>108448</text:p>
          </table:table-cell>
          <table:table-cell office:value-type="float" office:value="137742" calcext:value-type="float">
            <text:p>137742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6359" calcext:value-type="float">
            <text:p>126359</text:p>
          </table:table-cell>
          <table:table-cell office:value-type="float" office:value="110746" calcext:value-type="float">
            <text:p>110746</text:p>
          </table:table-cell>
          <table:table-cell office:value-type="float" office:value="127764" calcext:value-type="float">
            <text:p>127764</text:p>
          </table:table-cell>
          <table:table-cell office:value-type="float" office:value="126456" calcext:value-type="float">
            <text:p>126456</text:p>
          </table:table-cell>
          <table:table-cell table:number-columns-repeated="4"/>
          <table:table-cell table:formula="of:=SUM([.D64:.M64])/10" office:value-type="float" office:value="126925.5" calcext:value-type="float">
            <text:p>126926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9b</text:p>
          </table:table-cell>
          <table:table-cell office:value-type="string" calcext:value-type="string">
            <text:p>both getbest tasks have 0.15 for next statoin</text:p>
          </table:table-cell>
          <table:table-cell/>
          <table:table-cell office:value-type="float" office:value="128693" calcext:value-type="float">
            <text:p>128693</text:p>
          </table:table-cell>
          <table:table-cell office:value-type="float" office:value="96344" calcext:value-type="float">
            <text:p>96344</text:p>
          </table:table-cell>
          <table:table-cell office:value-type="float" office:value="125453" calcext:value-type="float">
            <text:p>125453</text:p>
          </table:table-cell>
          <table:table-cell office:value-type="float" office:value="108639" calcext:value-type="float">
            <text:p>108639</text:p>
          </table:table-cell>
          <table:table-cell office:value-type="float" office:value="145319" calcext:value-type="float">
            <text:p>145319</text:p>
          </table:table-cell>
          <table:table-cell office:value-type="float" office:value="122885" calcext:value-type="float">
            <text:p>122885</text:p>
          </table:table-cell>
          <table:table-cell office:value-type="float" office:value="141029" calcext:value-type="float">
            <text:p>141029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4525" calcext:value-type="float">
            <text:p>124525</text:p>
          </table:table-cell>
          <table:table-cell office:value-type="float" office:value="107963" calcext:value-type="float">
            <text:p>107963</text:p>
          </table:table-cell>
          <table:table-cell office:value-type="float" office:value="126931" calcext:value-type="float">
            <text:p>126931</text:p>
          </table:table-cell>
          <table:table-cell table:number-columns-repeated="5"/>
          <table:table-cell table:formula="of:=SUM([.D65:.M65])/10" office:value-type="float" office:value="123495.2" calcext:value-type="float">
            <text:p>123495</text:p>
          </table:table-cell>
          <table:table-cell office:value-type="string" calcext:value-type="string">
            <text:p>Possible Outli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MTIME 1, base 0.1</text:p>
          </table:table-cell>
          <table:table-cell/>
          <table:table-cell office:value-type="float" office:value="138223" calcext:value-type="float">
            <text:p>138223</text:p>
          </table:table-cell>
          <table:table-cell office:value-type="float" office:value="113557" calcext:value-type="float">
            <text:p>113557</text:p>
          </table:table-cell>
          <table:table-cell office:value-type="float" office:value="122524" calcext:value-type="float">
            <text:p>122524</text:p>
          </table:table-cell>
          <table:table-cell office:value-type="float" office:value="130725" calcext:value-type="float">
            <text:p>130725</text:p>
          </table:table-cell>
          <table:table-cell office:value-type="float" office:value="147647" calcext:value-type="float">
            <text:p>147647</text:p>
          </table:table-cell>
          <table:table-cell office:value-type="float" office:value="108052" calcext:value-type="float">
            <text:p>108052</text:p>
          </table:table-cell>
          <table:table-cell office:value-type="float" office:value="141698" calcext:value-type="float">
            <text:p>141698</text:p>
          </table:table-cell>
          <table:table-cell office:value-type="float" office:value="133662" calcext:value-type="float">
            <text:p>133662</text:p>
          </table:table-cell>
          <table:table-cell office:value-type="float" office:value="126385" calcext:value-type="float">
            <text:p>126385</text:p>
          </table:table-cell>
          <table:table-cell office:value-type="float" office:value="103929" calcext:value-type="float">
            <text:p>103929</text:p>
          </table:table-cell>
          <table:table-cell office:value-type="float" office:value="125120" calcext:value-type="float">
            <text:p>125120</text:p>
          </table:table-cell>
          <table:table-cell table:number-columns-repeated="5"/>
          <table:table-cell table:formula="of:=SUM([.D66:.M66])/10" office:value-type="float" office:value="126640.2" calcext:value-type="float">
            <text:p>1266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METIME 0.5 base 0.1</text:p>
          </table:table-cell>
          <table:table-cell/>
          <table:table-cell office:value-type="float" office:value="142250" calcext:value-type="float">
            <text:p>142250</text:p>
          </table:table-cell>
          <table:table-cell office:value-type="float" office:value="121955" calcext:value-type="float">
            <text:p>121955</text:p>
          </table:table-cell>
          <table:table-cell office:value-type="float" office:value="124590" calcext:value-type="float">
            <text:p>124590</text:p>
          </table:table-cell>
          <table:table-cell office:value-type="float" office:value="115819" calcext:value-type="float">
            <text:p>115819</text:p>
          </table:table-cell>
          <table:table-cell office:value-type="float" office:value="133423" calcext:value-type="float">
            <text:p>133423</text:p>
          </table:table-cell>
          <table:table-cell office:value-type="float" office:value="112412" calcext:value-type="float">
            <text:p>112412</text:p>
          </table:table-cell>
          <table:table-cell office:value-type="float" office:value="143383" calcext:value-type="float">
            <text:p>143383</text:p>
          </table:table-cell>
          <table:table-cell office:value-type="float" office:value="133662" calcext:value-type="float">
            <text:p>133662</text:p>
          </table:table-cell>
          <table:table-cell office:value-type="float" office:value="128476" calcext:value-type="float">
            <text:p>128476</text:p>
          </table:table-cell>
          <table:table-cell office:value-type="float" office:value="108772" calcext:value-type="float">
            <text:p>108772</text:p>
          </table:table-cell>
          <table:table-cell office:value-type="float" office:value="125702" calcext:value-type="float">
            <text:p>125702</text:p>
          </table:table-cell>
          <table:table-cell table:number-columns-repeated="5"/>
          <table:table-cell table:formula="of:=SUM([.D67:.M67])/10" office:value-type="float" office:value="126474.2" calcext:value-type="float">
            <text:p>12647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7139" calcext:value-type="float">
            <text:p>137139</text:p>
          </table:table-cell>
          <table:table-cell office:value-type="float" office:value="122758" calcext:value-type="float">
            <text:p>122758</text:p>
          </table:table-cell>
          <table:table-cell office:value-type="float" office:value="124590" calcext:value-type="float">
            <text:p>124590</text:p>
          </table:table-cell>
          <table:table-cell office:value-type="float" office:value="120594" calcext:value-type="float">
            <text:p>120594</text:p>
          </table:table-cell>
          <table:table-cell office:value-type="float" office:value="138450" calcext:value-type="float">
            <text:p>138450</text:p>
          </table:table-cell>
          <table:table-cell office:value-type="float" office:value="113274" calcext:value-type="float">
            <text:p>113274</text:p>
          </table:table-cell>
          <table:table-cell office:value-type="float" office:value="145443" calcext:value-type="float">
            <text:p>145443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6200" calcext:value-type="float">
            <text:p>126200</text:p>
          </table:table-cell>
          <table:table-cell office:value-type="float" office:value="110746" calcext:value-type="float">
            <text:p>110746</text:p>
          </table:table-cell>
          <table:table-cell office:value-type="float" office:value="127805" calcext:value-type="float">
            <text:p>127805</text:p>
          </table:table-cell>
          <table:table-cell office:value-type="float" office:value="125625" calcext:value-type="float">
            <text:p>125625</text:p>
          </table:table-cell>
          <table:table-cell table:number-columns-repeated="4"/>
          <table:table-cell table:formula="of:=SUM([.D68:.M68])/10" office:value-type="float" office:value="127329.6" calcext:value-type="float">
            <text:p>127330</text:p>
          </table:table-cell>
          <table:table-cell table:number-columns-repeated="5"/>
        </table:table-row>
        <table:table-row table:style-name="ro1">
          <table:table-cell table:number-columns-repeated="19"/>
          <table:table-cell table:formula="of:=SUM([.D69:.M69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  <table:table-cell table:formula="of:=SUM([.D70:.M70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Fixed bug where tanker would loop</text:p>
          </table:table-cell>
          <table:table-cell/>
          <table:table-cell office:value-type="float" office:value="134670" calcext:value-type="float">
            <text:p>134670</text:p>
          </table:table-cell>
          <table:table-cell office:value-type="float" office:value="104128" calcext:value-type="float">
            <text:p>104128</text:p>
          </table:table-cell>
          <table:table-cell office:value-type="float" office:value="144711" calcext:value-type="float">
            <text:p>144711</text:p>
          </table:table-cell>
          <table:table-cell office:value-type="float" office:value="123884" calcext:value-type="float">
            <text:p>123884</text:p>
          </table:table-cell>
          <table:table-cell office:value-type="float" office:value="139325" calcext:value-type="float">
            <text:p>139325</text:p>
          </table:table-cell>
          <table:table-cell office:value-type="float" office:value="119109" calcext:value-type="float">
            <text:p>119109</text:p>
          </table:table-cell>
          <table:table-cell office:value-type="float" office:value="146830" calcext:value-type="float">
            <text:p>146830</text:p>
          </table:table-cell>
          <table:table-cell office:value-type="float" office:value="143307" calcext:value-type="float">
            <text:p>143307</text:p>
          </table:table-cell>
          <table:table-cell office:value-type="float" office:value="144184" calcext:value-type="float">
            <text:p>144184</text:p>
          </table:table-cell>
          <table:table-cell office:value-type="float" office:value="105410" calcext:value-type="float">
            <text:p>105410</text:p>
          </table:table-cell>
          <table:table-cell office:value-type="float" office:value="128395" calcext:value-type="float">
            <text:p>128395</text:p>
          </table:table-cell>
          <table:table-cell/>
          <table:table-cell office:value-type="float" office:value="128491" calcext:value-type="float">
            <text:p>128491</text:p>
          </table:table-cell>
          <table:table-cell table:number-columns-repeated="3"/>
          <table:table-cell table:formula="of:=SUM([.D71:.M71])/10" office:value-type="float" office:value="130555.8" calcext:value-type="float">
            <text:p>130556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21a</text:p>
          </table:table-cell>
          <table:table-cell office:value-type="string" calcext:value-type="string">
            <text:p>Added explore phase to find fuel pumps offscreen</text:p>
          </table:table-cell>
          <table:table-cell/>
          <table:table-cell office:value-type="float" office:value="119251" calcext:value-type="float">
            <text:p>119251</text:p>
          </table:table-cell>
          <table:table-cell office:value-type="float" office:value="118861" calcext:value-type="float">
            <text:p>118861</text:p>
          </table:table-cell>
          <table:table-cell office:value-type="float" office:value="126935" calcext:value-type="float">
            <text:p>126935</text:p>
          </table:table-cell>
          <table:table-cell office:value-type="float" office:value="105461" calcext:value-type="float">
            <text:p>105461</text:p>
          </table:table-cell>
          <table:table-cell office:value-type="float" office:value="136454" calcext:value-type="float">
            <text:p>136454</text:p>
          </table:table-cell>
          <table:table-cell office:value-type="float" office:value="119961" calcext:value-type="float">
            <text:p>119961</text:p>
          </table:table-cell>
          <table:table-cell office:value-type="float" office:value="150999" calcext:value-type="float">
            <text:p>150999</text:p>
          </table:table-cell>
          <table:table-cell office:value-type="float" office:value="116381" calcext:value-type="float">
            <text:p>116381</text:p>
          </table:table-cell>
          <table:table-cell office:value-type="float" office:value="147696" calcext:value-type="float">
            <text:p>147696</text:p>
          </table:table-cell>
          <table:table-cell office:value-type="float" office:value="105268" calcext:value-type="float">
            <text:p>105268</text:p>
          </table:table-cell>
          <table:table-cell office:value-type="float" office:value="124602" calcext:value-type="float">
            <text:p>124602</text:p>
          </table:table-cell>
          <table:table-cell table:number-columns-repeated="5"/>
          <table:table-cell table:formula="of:=SUM([.D72:.M72])/10" office:value-type="float" office:value="124726.7" calcext:value-type="float">
            <text:p>1247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21b</text:p>
          </table:table-cell>
          <table:table-cell office:value-type="string" calcext:value-type="string">
            <text:p>explore phase lowered to 400 steps from 600</text:p>
          </table:table-cell>
          <table:table-cell/>
          <table:table-cell office:value-type="float" office:value="145877" calcext:value-type="float">
            <text:p>145877</text:p>
          </table:table-cell>
          <table:table-cell office:value-type="float" office:value="131565" calcext:value-type="float">
            <text:p>131565</text:p>
          </table:table-cell>
          <table:table-cell office:value-type="float" office:value="140932" calcext:value-type="float">
            <text:p>140932</text:p>
          </table:table-cell>
          <table:table-cell office:value-type="float" office:value="105601" calcext:value-type="float">
            <text:p>105601</text:p>
          </table:table-cell>
          <table:table-cell office:value-type="float" office:value="140762" calcext:value-type="float">
            <text:p>140762</text:p>
          </table:table-cell>
          <table:table-cell office:value-type="float" office:value="126283" calcext:value-type="float">
            <text:p>126283</text:p>
          </table:table-cell>
          <table:table-cell office:value-type="float" office:value="137648" calcext:value-type="float">
            <text:p>137648</text:p>
          </table:table-cell>
          <table:table-cell office:value-type="float" office:value="129737" calcext:value-type="float">
            <text:p>129737</text:p>
          </table:table-cell>
          <table:table-cell office:value-type="float" office:value="136673" calcext:value-type="float">
            <text:p>136673</text:p>
          </table:table-cell>
          <table:table-cell office:value-type="float" office:value="116335" calcext:value-type="float">
            <text:p>116335</text:p>
          </table:table-cell>
          <table:table-cell office:value-type="float" office:value="127629" calcext:value-type="float">
            <text:p>127629</text:p>
          </table:table-cell>
          <table:table-cell/>
          <table:table-cell office:value-type="float" office:value="128185" calcext:value-type="float">
            <text:p>128185</text:p>
          </table:table-cell>
          <table:table-cell table:number-columns-repeated="3"/>
          <table:table-cell table:formula="of:=SUM([.D73:.M73])/10" office:value-type="float" office:value="131141.3" calcext:value-type="float">
            <text:p>131141</text:p>
          </table:table-cell>
          <table:table-cell office:value-type="string" calcext:value-type="string">
            <text:p>H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21c</text:p>
          </table:table-cell>
          <table:table-cell office:value-type="string" calcext:value-type="string">
            <text:p>380steps</text:p>
          </table:table-cell>
          <table:table-cell table:number-columns-repeated="11"/>
          <table:table-cell office:value-type="float" office:value="126718" calcext:value-type="float">
            <text:p>126718</text:p>
          </table:table-cell>
          <table:table-cell table:number-columns-repeated="5"/>
          <table:table-cell table:formula="of:=SUM([.D74:.M74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  <table:table-cell table:formula="of:=SUM([.D75:.M75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  <table:table-cell table:formula="of:=SUM([.D76:.M76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22a</text:p>
          </table:table-cell>
          <table:table-cell office:value-type="string" calcext:value-type="string">
            <text:p>Using 1.21b hometime well selection startloc bias 0.1</text:p>
          </table:table-cell>
          <table:table-cell/>
          <table:table-cell office:value-type="float" office:value="135977" calcext:value-type="float">
            <text:p>135977</text:p>
          </table:table-cell>
          <table:table-cell office:value-type="float" office:value="110820" calcext:value-type="float">
            <text:p>110820</text:p>
          </table:table-cell>
          <table:table-cell office:value-type="float" office:value="133382" calcext:value-type="float">
            <text:p>133382</text:p>
          </table:table-cell>
          <table:table-cell office:value-type="float" office:value="105649" calcext:value-type="float">
            <text:p>105649</text:p>
          </table:table-cell>
          <table:table-cell office:value-type="float" office:value="137928" calcext:value-type="float">
            <text:p>137928</text:p>
          </table:table-cell>
          <table:table-cell office:value-type="float" office:value="129657" calcext:value-type="float">
            <text:p>129657</text:p>
          </table:table-cell>
          <table:table-cell office:value-type="float" office:value="149263" calcext:value-type="float">
            <text:p>149263</text:p>
          </table:table-cell>
          <table:table-cell office:value-type="float" office:value="122913" calcext:value-type="float">
            <text:p>122913</text:p>
          </table:table-cell>
          <table:table-cell office:value-type="float" office:value="151558" calcext:value-type="float">
            <text:p>151558</text:p>
          </table:table-cell>
          <table:table-cell office:value-type="float" office:value="114338" calcext:value-type="float">
            <text:p>114338</text:p>
          </table:table-cell>
          <table:table-cell office:value-type="float" office:value="124856" calcext:value-type="float">
            <text:p>124856</text:p>
          </table:table-cell>
          <table:table-cell table:number-columns-repeated="5"/>
          <table:table-cell table:formula="of:=SUM([.D77:.M77])/10" office:value-type="float" office:value="129148.5" calcext:value-type="float">
            <text:p>129149</text:p>
          </table:table-cell>
          <table:table-cell office:value-type="string" calcext:value-type="string">
            <text:p>Wor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22b</text:p>
          </table:table-cell>
          <table:table-cell office:value-type="string" calcext:value-type="string">
            <text:p>hometime well has statdist bias of .54 and home bias 0.1</text:p>
          </table:table-cell>
          <table:table-cell/>
          <table:table-cell office:value-type="float" office:value="142922" calcext:value-type="float">
            <text:p>142922</text:p>
          </table:table-cell>
          <table:table-cell office:value-type="float" office:value="124117" calcext:value-type="float">
            <text:p>124117</text:p>
          </table:table-cell>
          <table:table-cell office:value-type="float" office:value="143094" calcext:value-type="float">
            <text:p>143094</text:p>
          </table:table-cell>
          <table:table-cell office:value-type="float" office:value="102012" calcext:value-type="float">
            <text:p>102012</text:p>
          </table:table-cell>
          <table:table-cell office:value-type="float" office:value="125798" calcext:value-type="float">
            <text:p>125798</text:p>
          </table:table-cell>
          <table:table-cell office:value-type="float" office:value="122004" calcext:value-type="float">
            <text:p>122004</text:p>
          </table:table-cell>
          <table:table-cell office:value-type="float" office:value="142942" calcext:value-type="float">
            <text:p>142942</text:p>
          </table:table-cell>
          <table:table-cell office:value-type="float" office:value="120645" calcext:value-type="float">
            <text:p>120645</text:p>
          </table:table-cell>
          <table:table-cell office:value-type="float" office:value="147432" calcext:value-type="float">
            <text:p>147432</text:p>
          </table:table-cell>
          <table:table-cell office:value-type="float" office:value="111957" calcext:value-type="float">
            <text:p>111957</text:p>
          </table:table-cell>
          <table:table-cell office:value-type="float" office:value="126445" calcext:value-type="float">
            <text:p>126445</text:p>
          </table:table-cell>
          <table:table-cell table:number-columns-repeated="5"/>
          <table:table-cell table:formula="of:=SUM([.D78:.M78])/10" office:value-type="float" office:value="128292.3" calcext:value-type="float">
            <text:p>128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22c</text:p>
          </table:table-cell>
          <table:table-cell office:value-type="string" calcext:value-type="string">
            <text:p>home bias 0.2</text:p>
          </table:table-cell>
          <table:table-cell/>
          <table:table-cell office:value-type="float" office:value="133348" calcext:value-type="float">
            <text:p>133348</text:p>
          </table:table-cell>
          <table:table-cell office:value-type="float" office:value="121571" calcext:value-type="float">
            <text:p>121571</text:p>
          </table:table-cell>
          <table:table-cell office:value-type="float" office:value="132393" calcext:value-type="float">
            <text:p>132393</text:p>
          </table:table-cell>
          <table:table-cell office:value-type="float" office:value="100849" calcext:value-type="float">
            <text:p>100849</text:p>
          </table:table-cell>
          <table:table-cell office:value-type="float" office:value="133134" calcext:value-type="float">
            <text:p>133134</text:p>
          </table:table-cell>
          <table:table-cell office:value-type="float" office:value="123395" calcext:value-type="float">
            <text:p>123395</text:p>
          </table:table-cell>
          <table:table-cell office:value-type="float" office:value="148603" calcext:value-type="float">
            <text:p>148603</text:p>
          </table:table-cell>
          <table:table-cell office:value-type="float" office:value="112677" calcext:value-type="float">
            <text:p>112677</text:p>
          </table:table-cell>
          <table:table-cell office:value-type="float" office:value="153023" calcext:value-type="float">
            <text:p>153023</text:p>
          </table:table-cell>
          <table:table-cell office:value-type="float" office:value="112764" calcext:value-type="float">
            <text:p>112764</text:p>
          </table:table-cell>
          <table:table-cell office:value-type="float" office:value="124407" calcext:value-type="float">
            <text:p>124407</text:p>
          </table:table-cell>
          <table:table-cell table:number-columns-repeated="5"/>
          <table:table-cell table:formula="of:=SUM([.D79:.M79])/10" office:value-type="float" office:value="127175.7" calcext:value-type="float">
            <text:p>127176</text:p>
          </table:table-cell>
          <table:table-cell office:value-type="string" calcext:value-type="string">
            <text:p>Worse overall – change reverted</text:p>
          </table:table-cell>
          <table:table-cell table:number-columns-repeated="4"/>
        </table:table-row>
        <table:table-row table:style-name="ro1">
          <table:table-cell table:number-columns-repeated="19"/>
          <table:table-cell table:formula="of:=SUM([.D80:.M80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string" calcext:value-type="string">
            <text:p>Tanker goes straight home instead of looking for tasks en route</text:p>
          </table:table-cell>
          <table:table-cell/>
          <table:table-cell office:value-type="float" office:value="145188" calcext:value-type="float">
            <text:p>145188</text:p>
          </table:table-cell>
          <table:table-cell office:value-type="float" office:value="114623" calcext:value-type="float">
            <text:p>114623</text:p>
          </table:table-cell>
          <table:table-cell office:value-type="float" office:value="127415" calcext:value-type="float">
            <text:p>127415</text:p>
          </table:table-cell>
          <table:table-cell office:value-type="float" office:value="104396" calcext:value-type="float">
            <text:p>104396</text:p>
          </table:table-cell>
          <table:table-cell office:value-type="float" office:value="132801" calcext:value-type="float">
            <text:p>132801</text:p>
          </table:table-cell>
          <table:table-cell office:value-type="float" office:value="123607" calcext:value-type="float">
            <text:p>123607</text:p>
          </table:table-cell>
          <table:table-cell office:value-type="float" office:value="144930" calcext:value-type="float">
            <text:p>144930</text:p>
          </table:table-cell>
          <table:table-cell office:value-type="float" office:value="124597" calcext:value-type="float">
            <text:p>124597</text:p>
          </table:table-cell>
          <table:table-cell office:value-type="float" office:value="138175" calcext:value-type="float">
            <text:p>138175</text:p>
          </table:table-cell>
          <table:table-cell office:value-type="float" office:value="106792" calcext:value-type="float">
            <text:p>106792</text:p>
          </table:table-cell>
          <table:table-cell office:value-type="float" office:value="122769" calcext:value-type="float">
            <text:p>122769</text:p>
          </table:table-cell>
          <table:table-cell table:number-columns-repeated="5"/>
          <table:table-cell table:formula="of:=SUM([.D81:.M81])/10" office:value-type="float" office:value="126252.4" calcext:value-type="float">
            <text:p>126252</text:p>
          </table:table-cell>
          <table:table-cell office:value-type="string" calcext:value-type="string">
            <text:p>Worse overall – change reverted</text:p>
          </table:table-cell>
          <table:table-cell table:number-columns-repeated="4"/>
        </table:table-row>
        <table:table-row table:style-name="ro1">
          <table:table-cell table:number-columns-repeated="19"/>
          <table:table-cell table:formula="of:=SUM([.D82:.M82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string" calcext:value-type="string">
            <text:p>Using 1.21b but with range check for wells</text:p>
          </table:table-cell>
          <table:table-cell/>
          <table:table-cell office:value-type="float" office:value="125885" calcext:value-type="float">
            <text:p>125885</text:p>
          </table:table-cell>
          <table:table-cell office:value-type="float" office:value="114065" calcext:value-type="float">
            <text:p>114065</text:p>
          </table:table-cell>
          <table:table-cell office:value-type="float" office:value="140693" calcext:value-type="float">
            <text:p>140693</text:p>
          </table:table-cell>
          <table:table-cell office:value-type="float" office:value="111850" calcext:value-type="float">
            <text:p>111850</text:p>
          </table:table-cell>
          <table:table-cell office:value-type="float" office:value="139489" calcext:value-type="float">
            <text:p>139489</text:p>
          </table:table-cell>
          <table:table-cell office:value-type="float" office:value="119378" calcext:value-type="float">
            <text:p>119378</text:p>
          </table:table-cell>
          <table:table-cell office:value-type="float" office:value="141479" calcext:value-type="float">
            <text:p>141479</text:p>
          </table:table-cell>
          <table:table-cell office:value-type="float" office:value="114172" calcext:value-type="float">
            <text:p>114172</text:p>
          </table:table-cell>
          <table:table-cell office:value-type="float" office:value="148386" calcext:value-type="float">
            <text:p>148386</text:p>
          </table:table-cell>
          <table:table-cell office:value-type="float" office:value="121081" calcext:value-type="float">
            <text:p>121081</text:p>
          </table:table-cell>
          <table:table-cell office:value-type="float" office:value="128224" calcext:value-type="float">
            <text:p>128224</text:p>
          </table:table-cell>
          <table:table-cell/>
          <table:table-cell table:style-name="ce12" office:value-type="float" office:value="128981" calcext:value-type="float">
            <text:p>128981</text:p>
          </table:table-cell>
          <table:table-cell table:style-name="ce12" table:number-columns-repeated="3"/>
          <table:table-cell table:formula="of:=SUM([.D83:.M83])/10" office:value-type="float" office:value="127647.8" calcext:value-type="float">
            <text:p>127648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table:number-columns-repeated="19"/>
          <table:table-cell table:formula="of:=SUM([.D84:.M84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25a</text:p>
          </table:table-cell>
          <table:table-cell office:value-type="string" calcext:value-type="string">
            <text:p>Using 1.24 but with checks every 650 steps to go to “best” pump</text:p>
          </table:table-cell>
          <table:table-cell/>
          <table:table-cell office:value-type="float" office:value="130443" calcext:value-type="float">
            <text:p>130443</text:p>
          </table:table-cell>
          <table:table-cell office:value-type="float" office:value="111651" calcext:value-type="float">
            <text:p>111651</text:p>
          </table:table-cell>
          <table:table-cell office:value-type="float" office:value="129998" calcext:value-type="float">
            <text:p>129998</text:p>
          </table:table-cell>
          <table:table-cell office:value-type="float" office:value="110782" calcext:value-type="float">
            <text:p>110782</text:p>
          </table:table-cell>
          <table:table-cell office:value-type="float" office:value="130753" calcext:value-type="float">
            <text:p>130753</text:p>
          </table:table-cell>
          <table:table-cell office:value-type="float" office:value="109068" calcext:value-type="float">
            <text:p>109068</text:p>
          </table:table-cell>
          <table:table-cell office:value-type="float" office:value="150535" calcext:value-type="float">
            <text:p>150535</text:p>
          </table:table-cell>
          <table:table-cell office:value-type="float" office:value="118405" calcext:value-type="float">
            <text:p>118405</text:p>
          </table:table-cell>
          <table:table-cell office:value-type="float" office:value="138360" calcext:value-type="float">
            <text:p>138360</text:p>
          </table:table-cell>
          <table:table-cell office:value-type="float" office:value="105462" calcext:value-type="float">
            <text:p>105462</text:p>
          </table:table-cell>
          <table:table-cell table:number-columns-repeated="2"/>
          <table:table-cell office:value-type="float" office:value="117265" calcext:value-type="float">
            <text:p>117265</text:p>
          </table:table-cell>
          <table:table-cell table:number-columns-repeated="3"/>
          <table:table-cell table:formula="of:=SUM([.D85:.M85])/10" office:value-type="float" office:value="123545.7" calcext:value-type="float">
            <text:p>12354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1.25b</text:p>
          </table:table-cell>
          <table:table-cell office:value-type="string" calcext:value-type="string">
            <text:p>1000 steps interval</text:p>
          </table:table-cell>
          <table:table-cell/>
          <table:table-cell office:value-type="float" office:value="125779" calcext:value-type="float">
            <text:p>125779</text:p>
          </table:table-cell>
          <table:table-cell office:value-type="float" office:value="122075" calcext:value-type="float">
            <text:p>122075</text:p>
          </table:table-cell>
          <table:table-cell office:value-type="float" office:value="137743" calcext:value-type="float">
            <text:p>137743</text:p>
          </table:table-cell>
          <table:table-cell office:value-type="float" office:value="107194" calcext:value-type="float">
            <text:p>107194</text:p>
          </table:table-cell>
          <table:table-cell office:value-type="float" office:value="130579" calcext:value-type="float">
            <text:p>130579</text:p>
          </table:table-cell>
          <table:table-cell office:value-type="float" office:value="111121" calcext:value-type="float">
            <text:p>111121</text:p>
          </table:table-cell>
          <table:table-cell office:value-type="float" office:value="154378" calcext:value-type="float">
            <text:p>154378</text:p>
          </table:table-cell>
          <table:table-cell office:value-type="float" office:value="121766" calcext:value-type="float">
            <text:p>121766</text:p>
          </table:table-cell>
          <table:table-cell office:value-type="float" office:value="139439" calcext:value-type="float">
            <text:p>139439</text:p>
          </table:table-cell>
          <table:table-cell office:value-type="float" office:value="104418" calcext:value-type="float">
            <text:p>104418</text:p>
          </table:table-cell>
          <table:table-cell office:value-type="float" office:value="122719" calcext:value-type="float">
            <text:p>122719</text:p>
          </table:table-cell>
          <table:table-cell table:number-columns-repeated="5"/>
          <table:table-cell table:formula="of:=SUM([.D86:.M86])/10" office:value-type="float" office:value="125449.2" calcext:value-type="float">
            <text:p>125449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37291" calcext:value-type="float">
            <text:p>137291</text:p>
          </table:table-cell>
          <table:table-cell office:value-type="float" office:value="119741" calcext:value-type="float">
            <text:p>119741</text:p>
          </table:table-cell>
          <table:table-cell office:value-type="float" office:value="132566" calcext:value-type="float">
            <text:p>132566</text:p>
          </table:table-cell>
          <table:table-cell office:value-type="float" office:value="100649" calcext:value-type="float">
            <text:p>100649</text:p>
          </table:table-cell>
          <table:table-cell office:value-type="float" office:value="139720" calcext:value-type="float">
            <text:p>139720</text:p>
          </table:table-cell>
          <table:table-cell office:value-type="float" office:value="113088" calcext:value-type="float">
            <text:p>113088</text:p>
          </table:table-cell>
          <table:table-cell office:value-type="float" office:value="144945" calcext:value-type="float">
            <text:p>144945</text:p>
          </table:table-cell>
          <table:table-cell office:value-type="float" office:value="116064" calcext:value-type="float">
            <text:p>116064</text:p>
          </table:table-cell>
          <table:table-cell office:value-type="float" office:value="144849" calcext:value-type="float">
            <text:p>144849</text:p>
          </table:table-cell>
          <table:table-cell office:value-type="float" office:value="109168" calcext:value-type="float">
            <text:p>109168</text:p>
          </table:table-cell>
          <table:table-cell office:value-type="float" office:value="124522" calcext:value-type="float">
            <text:p>124522</text:p>
          </table:table-cell>
          <table:table-cell table:number-columns-repeated="5"/>
          <table:table-cell table:formula="of:=SUM([.D87:.M87])/10" office:value-type="float" office:value="125808.1" calcext:value-type="float">
            <text:p>125808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136541" calcext:value-type="float">
            <text:p>136541</text:p>
          </table:table-cell>
          <table:table-cell office:value-type="float" office:value="115957" calcext:value-type="float">
            <text:p>115957</text:p>
          </table:table-cell>
          <table:table-cell office:value-type="float" office:value="132806" calcext:value-type="float">
            <text:p>132806</text:p>
          </table:table-cell>
          <table:table-cell office:value-type="float" office:value="120739" calcext:value-type="float">
            <text:p>120739</text:p>
          </table:table-cell>
          <table:table-cell office:value-type="float" office:value="142520" calcext:value-type="float">
            <text:p>142520</text:p>
          </table:table-cell>
          <table:table-cell office:value-type="float" office:value="116809" calcext:value-type="float">
            <text:p>116809</text:p>
          </table:table-cell>
          <table:table-cell office:value-type="float" office:value="143395" calcext:value-type="float">
            <text:p>143395</text:p>
          </table:table-cell>
          <table:table-cell office:value-type="float" office:value="117380" calcext:value-type="float">
            <text:p>117380</text:p>
          </table:table-cell>
          <table:table-cell office:value-type="float" office:value="148386" calcext:value-type="float">
            <text:p>148386</text:p>
          </table:table-cell>
          <table:table-cell office:value-type="float" office:value="118918" calcext:value-type="float">
            <text:p>118918</text:p>
          </table:table-cell>
          <table:table-cell office:value-type="float" office:value="129488" calcext:value-type="float">
            <text:p>129488</text:p>
          </table:table-cell>
          <table:table-cell/>
          <table:table-cell office:value-type="float" office:value="129490" calcext:value-type="float">
            <text:p>129490</text:p>
          </table:table-cell>
          <table:table-cell table:number-columns-repeated="3"/>
          <table:table-cell table:formula="of:=SUM([.D88:.M88])/10" office:value-type="float" office:value="129345.1" calcext:value-type="float">
            <text:p>129345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131256" calcext:value-type="float">
            <text:p>131256</text:p>
          </table:table-cell>
          <table:table-cell office:value-type="float" office:value="114682" calcext:value-type="float">
            <text:p>114682</text:p>
          </table:table-cell>
          <table:table-cell office:value-type="float" office:value="135932" calcext:value-type="float">
            <text:p>135932</text:p>
          </table:table-cell>
          <table:table-cell office:value-type="float" office:value="109670" calcext:value-type="float">
            <text:p>109670</text:p>
          </table:table-cell>
          <table:table-cell office:value-type="float" office:value="138601" calcext:value-type="float">
            <text:p>138601</text:p>
          </table:table-cell>
          <table:table-cell office:value-type="float" office:value="124290" calcext:value-type="float">
            <text:p>124290</text:p>
          </table:table-cell>
          <table:table-cell office:value-type="float" office:value="145790" calcext:value-type="float">
            <text:p>145790</text:p>
          </table:table-cell>
          <table:table-cell office:value-type="float" office:value="118607" calcext:value-type="float">
            <text:p>118607</text:p>
          </table:table-cell>
          <table:table-cell office:value-type="float" office:value="143523" calcext:value-type="float">
            <text:p>143523</text:p>
          </table:table-cell>
          <table:table-cell office:value-type="float" office:value="120746" calcext:value-type="float">
            <text:p>120746</text:p>
          </table:table-cell>
          <table:table-cell office:value-type="float" office:value="129133" calcext:value-type="float">
            <text:p>129133</text:p>
          </table:table-cell>
          <table:table-cell/>
          <table:table-cell office:value-type="float" office:value="128628" calcext:value-type="float">
            <text:p>128628</text:p>
          </table:table-cell>
          <table:table-cell table:number-columns-repeated="3"/>
          <table:table-cell table:formula="of:=SUM([.D89:.M89])/10" office:value-type="float" office:value="128309.7" calcext:value-type="float">
            <text:p>12831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500" calcext:value-type="float">
            <text:p>6500</text:p>
          </table:table-cell>
          <table:table-cell/>
          <table:table-cell office:value-type="float" office:value="131009" calcext:value-type="float">
            <text:p>131009</text:p>
          </table:table-cell>
          <table:table-cell office:value-type="float" office:value="119308" calcext:value-type="float">
            <text:p>119308</text:p>
          </table:table-cell>
          <table:table-cell office:value-type="float" office:value="137251" calcext:value-type="float">
            <text:p>137251</text:p>
          </table:table-cell>
          <table:table-cell office:value-type="float" office:value="119320" calcext:value-type="float">
            <text:p>119320</text:p>
          </table:table-cell>
          <table:table-cell office:value-type="float" office:value="136128" calcext:value-type="float">
            <text:p>136128</text:p>
          </table:table-cell>
          <table:table-cell office:value-type="float" office:value="117914" calcext:value-type="float">
            <text:p>117914</text:p>
          </table:table-cell>
          <table:table-cell office:value-type="float" office:value="140506" calcext:value-type="float">
            <text:p>140506</text:p>
          </table:table-cell>
          <table:table-cell office:value-type="float" office:value="118362" calcext:value-type="float">
            <text:p>118362</text:p>
          </table:table-cell>
          <table:table-cell office:value-type="float" office:value="152015" calcext:value-type="float">
            <text:p>152015</text:p>
          </table:table-cell>
          <table:table-cell office:value-type="float" office:value="123970" calcext:value-type="float">
            <text:p>123970</text:p>
          </table:table-cell>
          <table:table-cell table:number-columns-repeated="2"/>
          <table:table-cell office:value-type="float" office:value="128620" calcext:value-type="float">
            <text:p>128620</text:p>
          </table:table-cell>
          <table:table-cell table:number-columns-repeated="3"/>
          <table:table-cell table:formula="of:=SUM([.D90:.M90])/10" office:value-type="float" office:value="129578.3" calcext:value-type="float">
            <text:p>129578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27883" calcext:value-type="float">
            <text:p>127883</text:p>
          </table:table-cell>
          <table:table-cell office:value-type="float" office:value="118995" calcext:value-type="float">
            <text:p>118995</text:p>
          </table:table-cell>
          <table:table-cell office:value-type="float" office:value="136249" calcext:value-type="float">
            <text:p>136249</text:p>
          </table:table-cell>
          <table:table-cell office:value-type="float" office:value="115969" calcext:value-type="float">
            <text:p>115969</text:p>
          </table:table-cell>
          <table:table-cell office:value-type="float" office:value="137843" calcext:value-type="float">
            <text:p>137843</text:p>
          </table:table-cell>
          <table:table-cell office:value-type="float" office:value="120030" calcext:value-type="float">
            <text:p>120030</text:p>
          </table:table-cell>
          <table:table-cell office:value-type="float" office:value="140628" calcext:value-type="float">
            <text:p>140628</text:p>
          </table:table-cell>
          <table:table-cell office:value-type="float" office:value="117675" calcext:value-type="float">
            <text:p>117675</text:p>
          </table:table-cell>
          <table:table-cell office:value-type="float" office:value="146419" calcext:value-type="float">
            <text:p>146419</text:p>
          </table:table-cell>
          <table:table-cell office:value-type="float" office:value="127403" calcext:value-type="float">
            <text:p>127403</text:p>
          </table:table-cell>
          <table:table-cell table:number-columns-repeated="2"/>
          <table:table-cell office:value-type="float" office:value="128946" calcext:value-type="float">
            <text:p>128946</text:p>
          </table:table-cell>
          <table:table-cell table:number-columns-repeated="3"/>
          <table:table-cell table:formula="of:=SUM([.D91:.M91])/10" office:value-type="float" office:value="128909.4" calcext:value-type="float">
            <text:p>128909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500" calcext:value-type="float">
            <text:p>7500</text:p>
          </table:table-cell>
          <table:table-cell/>
          <table:table-cell office:value-type="float" office:value="128560" calcext:value-type="float">
            <text:p>128560</text:p>
          </table:table-cell>
          <table:table-cell office:value-type="float" office:value="121642" calcext:value-type="float">
            <text:p>121642</text:p>
          </table:table-cell>
          <table:table-cell office:value-type="float" office:value="133986" calcext:value-type="float">
            <text:p>133986</text:p>
          </table:table-cell>
          <table:table-cell office:value-type="float" office:value="111677" calcext:value-type="float">
            <text:p>111677</text:p>
          </table:table-cell>
          <table:table-cell office:value-type="float" office:value="138541" calcext:value-type="float">
            <text:p>138541</text:p>
          </table:table-cell>
          <table:table-cell office:value-type="float" office:value="121825" calcext:value-type="float">
            <text:p>121825</text:p>
          </table:table-cell>
          <table:table-cell office:value-type="float" office:value="148504" calcext:value-type="float">
            <text:p>148504</text:p>
          </table:table-cell>
          <table:table-cell office:value-type="float" office:value="119672" calcext:value-type="float">
            <text:p>119672</text:p>
          </table:table-cell>
          <table:table-cell office:value-type="float" office:value="147319" calcext:value-type="float">
            <text:p>147319</text:p>
          </table:table-cell>
          <table:table-cell office:value-type="float" office:value="125839" calcext:value-type="float">
            <text:p>125839</text:p>
          </table:table-cell>
          <table:table-cell table:number-columns-repeated="2"/>
          <table:table-cell office:value-type="float" office:value="128563" calcext:value-type="float">
            <text:p>128563</text:p>
          </table:table-cell>
          <table:table-cell table:number-columns-repeated="3"/>
          <table:table-cell table:formula="of:=SUM([.D92:.M92])/10" office:value-type="float" office:value="129756.5" calcext:value-type="float">
            <text:p>129757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250" calcext:value-type="float">
            <text:p>7250</text:p>
          </table:table-cell>
          <table:table-cell/>
          <table:table-cell office:value-type="float" office:value="127869" calcext:value-type="float">
            <text:p>127869</text:p>
          </table:table-cell>
          <table:table-cell office:value-type="float" office:value="113831" calcext:value-type="float">
            <text:p>113831</text:p>
          </table:table-cell>
          <table:table-cell office:value-type="float" office:value="138669" calcext:value-type="float">
            <text:p>138669</text:p>
          </table:table-cell>
          <table:table-cell office:value-type="float" office:value="112425" calcext:value-type="float">
            <text:p>112425</text:p>
          </table:table-cell>
          <table:table-cell office:value-type="float" office:value="138561" calcext:value-type="float">
            <text:p>138561</text:p>
          </table:table-cell>
          <table:table-cell office:value-type="float" office:value="119955" calcext:value-type="float">
            <text:p>119955</text:p>
          </table:table-cell>
          <table:table-cell office:value-type="float" office:value="138675" calcext:value-type="float">
            <text:p>138675</text:p>
          </table:table-cell>
          <table:table-cell office:value-type="float" office:value="116007" calcext:value-type="float">
            <text:p>116007</text:p>
          </table:table-cell>
          <table:table-cell office:value-type="float" office:value="146760" calcext:value-type="float">
            <text:p>146760</text:p>
          </table:table-cell>
          <table:table-cell office:value-type="float" office:value="129845" calcext:value-type="float">
            <text:p>129845</text:p>
          </table:table-cell>
          <table:table-cell table:number-columns-repeated="2"/>
          <table:table-cell office:value-type="float" office:value="128095" calcext:value-type="float">
            <text:p>128095</text:p>
          </table:table-cell>
          <table:table-cell table:number-columns-repeated="3"/>
          <table:table-cell table:formula="of:=SUM([.D93:.M93])/10" office:value-type="float" office:value="128259.7" calcext:value-type="float">
            <text:p>12826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750" calcext:value-type="float">
            <text:p>6750</text:p>
          </table:table-cell>
          <table:table-cell/>
          <table:table-cell office:value-type="float" office:value="130167" calcext:value-type="float">
            <text:p>130167</text:p>
          </table:table-cell>
          <table:table-cell office:value-type="float" office:value="122060" calcext:value-type="float">
            <text:p>122060</text:p>
          </table:table-cell>
          <table:table-cell office:value-type="float" office:value="134573" calcext:value-type="float">
            <text:p>134573</text:p>
          </table:table-cell>
          <table:table-cell office:value-type="float" office:value="120195" calcext:value-type="float">
            <text:p>120195</text:p>
          </table:table-cell>
          <table:table-cell office:value-type="float" office:value="138489" calcext:value-type="float">
            <text:p>138489</text:p>
          </table:table-cell>
          <table:table-cell office:value-type="float" office:value="118420" calcext:value-type="float">
            <text:p>118420</text:p>
          </table:table-cell>
          <table:table-cell office:value-type="float" office:value="140234" calcext:value-type="float">
            <text:p>140234</text:p>
          </table:table-cell>
          <table:table-cell office:value-type="float" office:value="120403" calcext:value-type="float">
            <text:p>120403</text:p>
          </table:table-cell>
          <table:table-cell office:value-type="float" office:value="147079" calcext:value-type="float">
            <text:p>147079</text:p>
          </table:table-cell>
          <table:table-cell office:value-type="float" office:value="128603" calcext:value-type="float">
            <text:p>128603</text:p>
          </table:table-cell>
          <table:table-cell table:number-columns-repeated="2"/>
          <table:table-cell office:value-type="float" office:value="127878" calcext:value-type="float">
            <text:p>127878</text:p>
          </table:table-cell>
          <table:table-cell table:number-columns-repeated="3"/>
          <table:table-cell table:formula="of:=SUM([.D94:.M94])/10" office:value-type="float" office:value="130022.3" calcext:value-type="float">
            <text:p>13002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6850" calcext:value-type="float">
            <text:p>6850</text:p>
          </table:table-cell>
          <table:table-cell/>
          <table:table-cell office:value-type="float" office:value="128667" calcext:value-type="float">
            <text:p>128667</text:p>
          </table:table-cell>
          <table:table-cell office:value-type="float" office:value="118001" calcext:value-type="float">
            <text:p>118001</text:p>
          </table:table-cell>
          <table:table-cell office:value-type="float" office:value="136750" calcext:value-type="float">
            <text:p>136750</text:p>
          </table:table-cell>
          <table:table-cell office:value-type="float" office:value="114398" calcext:value-type="float">
            <text:p>114398</text:p>
          </table:table-cell>
          <table:table-cell office:value-type="float" office:value="136584" calcext:value-type="float">
            <text:p>136584</text:p>
          </table:table-cell>
          <table:table-cell office:value-type="float" office:value="129646" calcext:value-type="float">
            <text:p>129646</text:p>
          </table:table-cell>
          <table:table-cell office:value-type="float" office:value="149643" calcext:value-type="float">
            <text:p>149643</text:p>
          </table:table-cell>
          <table:table-cell office:value-type="float" office:value="119861" calcext:value-type="float">
            <text:p>119861</text:p>
          </table:table-cell>
          <table:table-cell office:value-type="float" office:value="141663" calcext:value-type="float">
            <text:p>141663</text:p>
          </table:table-cell>
          <table:table-cell office:value-type="float" office:value="81100" calcext:value-type="float">
            <text:p>81100</text:p>
          </table:table-cell>
          <table:table-cell table:number-columns-repeated="6"/>
          <table:table-cell table:formula="of:=SUM([.D95:.M95])/10" office:value-type="float" office:value="125631.3" calcext:value-type="float">
            <text:p>125631</text:p>
          </table:table-cell>
          <table:table-cell table:style-name="Default" office:value-type="string" calcext:value-type="string">
            <text:p>Bugged, stuck if bestPump too far</text:p>
          </table:table-cell>
          <table:table-cell table:number-columns-repeated="4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string" calcext:value-type="string">
            <text:p>1.25k Bugfixed</text:p>
          </table:table-cell>
          <table:table-cell/>
          <table:table-cell office:value-type="float" office:value="128667" calcext:value-type="float">
            <text:p>128667</text:p>
          </table:table-cell>
          <table:table-cell office:value-type="float" office:value="123256" calcext:value-type="float">
            <text:p>123256</text:p>
          </table:table-cell>
          <table:table-cell office:value-type="float" office:value="140242" calcext:value-type="float">
            <text:p>140242</text:p>
          </table:table-cell>
          <table:table-cell office:value-type="float" office:value="112928" calcext:value-type="float">
            <text:p>112928</text:p>
          </table:table-cell>
          <table:table-cell office:value-type="float" office:value="136255" calcext:value-type="float">
            <text:p>136255</text:p>
          </table:table-cell>
          <table:table-cell office:value-type="float" office:value="122076" calcext:value-type="float">
            <text:p>122076</text:p>
          </table:table-cell>
          <table:table-cell office:value-type="float" office:value="138624" calcext:value-type="float">
            <text:p>138624</text:p>
          </table:table-cell>
          <table:table-cell office:value-type="float" office:value="119198" calcext:value-type="float">
            <text:p>119198</text:p>
          </table:table-cell>
          <table:table-cell office:value-type="float" office:value="141663" calcext:value-type="float">
            <text:p>141663</text:p>
          </table:table-cell>
          <table:table-cell office:value-type="float" office:value="128019" calcext:value-type="float">
            <text:p>128019</text:p>
          </table:table-cell>
          <table:table-cell office:value-type="float" office:value="128120" calcext:value-type="float">
            <text:p>128120</text:p>
          </table:table-cell>
          <table:table-cell table:number-columns-repeated="5"/>
          <table:table-cell table:formula="of:=SUM([.D96:.M96])/10" office:value-type="float" office:value="129092.8" calcext:value-type="float">
            <text:p>129093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string" calcext:value-type="string">
            <text:p>0.5 weight on clusters well distance</text:p>
          </table:table-cell>
          <table:table-cell/>
          <table:table-cell office:value-type="float" office:value="129099" calcext:value-type="float">
            <text:p>129099</text:p>
          </table:table-cell>
          <table:table-cell office:value-type="float" office:value="123256" calcext:value-type="float">
            <text:p>123256</text:p>
          </table:table-cell>
          <table:table-cell office:value-type="float" office:value="140242" calcext:value-type="float">
            <text:p>140242</text:p>
          </table:table-cell>
          <table:table-cell office:value-type="float" office:value="112928" calcext:value-type="float">
            <text:p>112928</text:p>
          </table:table-cell>
          <table:table-cell office:value-type="float" office:value="136255" calcext:value-type="float">
            <text:p>136255</text:p>
          </table:table-cell>
          <table:table-cell office:value-type="float" office:value="122076" calcext:value-type="float">
            <text:p>122076</text:p>
          </table:table-cell>
          <table:table-cell office:value-type="float" office:value="138624" calcext:value-type="float">
            <text:p>138624</text:p>
          </table:table-cell>
          <table:table-cell office:value-type="float" office:value="119198" calcext:value-type="float">
            <text:p>119198</text:p>
          </table:table-cell>
          <table:table-cell office:value-type="float" office:value="141633" calcext:value-type="float">
            <text:p>141633</text:p>
          </table:table-cell>
          <table:table-cell office:value-type="float" office:value="119849" calcext:value-type="float">
            <text:p>119849</text:p>
          </table:table-cell>
          <table:table-cell office:value-type="float" office:value="127945" calcext:value-type="float">
            <text:p>127945</text:p>
          </table:table-cell>
          <table:table-cell table:number-columns-repeated="5"/>
          <table:table-cell table:formula="of:=SUM([.D97:.M97])/10" office:value-type="float" office:value="128316" calcext:value-type="float">
            <text:p>12831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string" calcext:value-type="string">
            <text:p>1.27 with 20 max distance from bestpump up from 15</text:p>
          </table:table-cell>
          <table:table-cell/>
          <table:table-cell office:value-type="float" office:value="133916" calcext:value-type="float">
            <text:p>133916</text:p>
          </table:table-cell>
          <table:table-cell office:value-type="float" office:value="123256" calcext:value-type="float">
            <text:p>123256</text:p>
          </table:table-cell>
          <table:table-cell office:value-type="float" office:value="140242" calcext:value-type="float">
            <text:p>140242</text:p>
          </table:table-cell>
          <table:table-cell office:value-type="float" office:value="112928" calcext:value-type="float">
            <text:p>112928</text:p>
          </table:table-cell>
          <table:table-cell office:value-type="float" office:value="136255" calcext:value-type="float">
            <text:p>136255</text:p>
          </table:table-cell>
          <table:table-cell office:value-type="float" office:value="122076" calcext:value-type="float">
            <text:p>122076</text:p>
          </table:table-cell>
          <table:table-cell office:value-type="float" office:value="138624" calcext:value-type="float">
            <text:p>138624</text:p>
          </table:table-cell>
          <table:table-cell office:value-type="float" office:value="119198" calcext:value-type="float">
            <text:p>119198</text:p>
          </table:table-cell>
          <table:table-cell office:value-type="float" office:value="150459" calcext:value-type="float">
            <text:p>150459</text:p>
          </table:table-cell>
          <table:table-cell office:value-type="float" office:value="119849" calcext:value-type="float">
            <text:p>119849</text:p>
          </table:table-cell>
          <table:table-cell office:value-type="float" office:value="128417" calcext:value-type="float">
            <text:p>128417</text:p>
          </table:table-cell>
          <table:table-cell table:number-columns-repeated="5"/>
          <table:table-cell table:formula="of:=SUM([.D98:.M98])/10" office:value-type="float" office:value="129680.3" calcext:value-type="float">
            <text:p>12968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1.29a</text:p>
          </table:table-cell>
          <table:table-cell office:value-type="string" calcext:value-type="string">
            <text:p>12.8 with 1.25d</text:p>
          </table:table-cell>
          <table:table-cell/>
          <table:table-cell office:value-type="float" office:value="124977" calcext:value-type="float">
            <text:p>124977</text:p>
          </table:table-cell>
          <table:table-cell office:value-type="float" office:value="120550" calcext:value-type="float">
            <text:p>120550</text:p>
          </table:table-cell>
          <table:table-cell office:value-type="float" office:value="139351" calcext:value-type="float">
            <text:p>139351</text:p>
          </table:table-cell>
          <table:table-cell office:value-type="float" office:value="121042" calcext:value-type="float">
            <text:p>121042</text:p>
          </table:table-cell>
          <table:table-cell office:value-type="float" office:value="142520" calcext:value-type="float">
            <text:p>142520</text:p>
          </table:table-cell>
          <table:table-cell office:value-type="float" office:value="121421" calcext:value-type="float">
            <text:p>121421</text:p>
          </table:table-cell>
          <table:table-cell office:value-type="float" office:value="145546" calcext:value-type="float">
            <text:p>145546</text:p>
          </table:table-cell>
          <table:table-cell office:value-type="float" office:value="117380" calcext:value-type="float">
            <text:p>117380</text:p>
          </table:table-cell>
          <table:table-cell office:value-type="float" office:value="148386" calcext:value-type="float">
            <text:p>148386</text:p>
          </table:table-cell>
          <table:table-cell office:value-type="float" office:value="122773" calcext:value-type="float">
            <text:p>122773</text:p>
          </table:table-cell>
          <table:table-cell office:value-type="float" office:value="128177" calcext:value-type="float">
            <text:p>128177</text:p>
          </table:table-cell>
          <table:table-cell table:number-columns-repeated="5"/>
          <table:table-cell table:formula="of:=SUM([.D99:.M99])/10" office:value-type="float" office:value="130394.6" calcext:value-type="float">
            <text:p>13039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1.29b</text:p>
          </table:table-cell>
          <table:table-cell office:value-type="string" calcext:value-type="string">
            <text:p>1.29a without 1.28</text:p>
          </table:table-cell>
          <table:table-cell/>
          <table:table-cell office:value-type="float" office:value="127952" calcext:value-type="float">
            <text:p>127952</text:p>
          </table:table-cell>
          <table:table-cell office:value-type="float" office:value="118900" calcext:value-type="float">
            <text:p>118900</text:p>
          </table:table-cell>
          <table:table-cell office:value-type="float" office:value="127728" calcext:value-type="float">
            <text:p>127728</text:p>
          </table:table-cell>
          <table:table-cell office:value-type="float" office:value="120739" calcext:value-type="float">
            <text:p>120739</text:p>
          </table:table-cell>
          <table:table-cell office:value-type="float" office:value="142520" calcext:value-type="float">
            <text:p>142520</text:p>
          </table:table-cell>
          <table:table-cell office:value-type="float" office:value="121421" calcext:value-type="float">
            <text:p>121421</text:p>
          </table:table-cell>
          <table:table-cell office:value-type="float" office:value="145546" calcext:value-type="float">
            <text:p>145546</text:p>
          </table:table-cell>
          <table:table-cell office:value-type="float" office:value="117253" calcext:value-type="float">
            <text:p>117253</text:p>
          </table:table-cell>
          <table:table-cell office:value-type="float" office:value="148386" calcext:value-type="float">
            <text:p>148386</text:p>
          </table:table-cell>
          <table:table-cell office:value-type="float" office:value="127404" calcext:value-type="float">
            <text:p>127404</text:p>
          </table:table-cell>
          <table:table-cell office:value-type="float" office:value="128185" calcext:value-type="float">
            <text:p>128185</text:p>
          </table:table-cell>
          <table:table-cell/>
          <table:table-cell office:value-type="float" office:value="129037" calcext:value-type="float">
            <text:p>129037</text:p>
          </table:table-cell>
          <table:table-cell office:value-type="float" office:value="128419" calcext:value-type="float">
            <text:p>128419</text:p>
          </table:table-cell>
          <table:table-cell/>
          <table:table-cell office:value-type="float" office:value="127450" calcext:value-type="float">
            <text:p>127450</text:p>
          </table:table-cell>
          <table:table-cell table:formula="of:=SUM([.D100:.M100])/10" office:value-type="float" office:value="129784.9" calcext:value-type="float">
            <text:p>129785</text:p>
          </table:table-cell>
          <table:table-cell office:value-type="string" calcext:value-type="string">
            <text:p>Possible Improvement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added new clausde to find sub 200 tasks if tank has 800 or more waste</text:p>
          </table:table-cell>
          <table:table-cell table:number-columns-repeated="17"/>
          <table:table-cell table:formula="of:=SUM([.D101:.M101])/10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19"/>
          <table:table-cell table:formula="of:=SUM([.D102:.M102])/10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string" calcext:value-type="string">
            <text:p>Without 1.3, home-time only activates if home nearby</text:p>
          </table:table-cell>
          <table:table-cell/>
          <table:table-cell office:value-type="float" office:value="137902" calcext:value-type="float">
            <text:p>137902</text:p>
          </table:table-cell>
          <table:table-cell office:value-type="float" office:value="111482" calcext:value-type="float">
            <text:p>111482</text:p>
          </table:table-cell>
          <table:table-cell office:value-type="float" office:value="134512" calcext:value-type="float">
            <text:p>134512</text:p>
          </table:table-cell>
          <table:table-cell office:value-type="float" office:value="104355" calcext:value-type="float">
            <text:p>104355</text:p>
          </table:table-cell>
          <table:table-cell office:value-type="float" office:value="130715" calcext:value-type="float">
            <text:p>130715</text:p>
          </table:table-cell>
          <table:table-cell office:value-type="float" office:value="121380" calcext:value-type="float">
            <text:p>121380</text:p>
          </table:table-cell>
          <table:table-cell office:value-type="float" office:value="145396" calcext:value-type="float">
            <text:p>145396</text:p>
          </table:table-cell>
          <table:table-cell office:value-type="float" office:value="118263" calcext:value-type="float">
            <text:p>118263</text:p>
          </table:table-cell>
          <table:table-cell office:value-type="float" office:value="151509" calcext:value-type="float">
            <text:p>151509</text:p>
          </table:table-cell>
          <table:table-cell office:value-type="float" office:value="103961" calcext:value-type="float">
            <text:p>103961</text:p>
          </table:table-cell>
          <table:table-cell table:number-columns-repeated="6"/>
          <table:table-cell table:formula="of:=SUM([.D103:.M103])/10" office:value-type="float" office:value="125947.5" calcext:value-type="float">
            <text:p>125948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string" calcext:value-type="string">
            <text:p>With 1.3,new well finder algorithm</text:p>
          </table:table-cell>
          <table:table-cell/>
          <table:table-cell office:value-type="string" calcext:value-type="string">
            <text:p>SAME AS ABOVE</text:p>
          </table:table-cell>
          <table:table-cell table:number-columns-repeated="15"/>
          <table:table-cell table:formula="of:=SUM([.D104:.M104])/10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string" calcext:value-type="string">
            <text:p>New getBestTask algorithm, accounts for waste in task. Restriction on loading</text:p>
          </table:table-cell>
          <table:table-cell/>
          <table:table-cell office:value-type="float" office:value="140713" calcext:value-type="float">
            <text:p>140713</text:p>
          </table:table-cell>
          <table:table-cell office:value-type="float" office:value="122362" calcext:value-type="float">
            <text:p>122362</text:p>
          </table:table-cell>
          <table:table-cell office:value-type="float" office:value="137081" calcext:value-type="float">
            <text:p>137081</text:p>
          </table:table-cell>
          <table:table-cell office:value-type="float" office:value="101099" calcext:value-type="float">
            <text:p>101099</text:p>
          </table:table-cell>
          <table:table-cell office:value-type="float" office:value="142038" calcext:value-type="float">
            <text:p>142038</text:p>
          </table:table-cell>
          <table:table-cell office:value-type="float" office:value="137970" calcext:value-type="float">
            <text:p>137970</text:p>
          </table:table-cell>
          <table:table-cell office:value-type="float" office:value="143295" calcext:value-type="float">
            <text:p>143295</text:p>
          </table:table-cell>
          <table:table-cell office:value-type="float" office:value="130574" calcext:value-type="float">
            <text:p>130574</text:p>
          </table:table-cell>
          <table:table-cell office:value-type="float" office:value="130622" calcext:value-type="float">
            <text:p>130622</text:p>
          </table:table-cell>
          <table:table-cell office:value-type="float" office:value="107570" calcext:value-type="float">
            <text:p>107570</text:p>
          </table:table-cell>
          <table:table-cell office:value-type="float" office:value="125574" calcext:value-type="float">
            <text:p>125574</text:p>
          </table:table-cell>
          <table:table-cell table:number-columns-repeated="5"/>
          <table:table-cell table:formula="of:=SUM([.D105:.M105])/10" office:value-type="float" office:value="129332.4" calcext:value-type="float">
            <text:p>129332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reduced multiplier <text:s/>to 500 from 1000</text:p>
          </table:table-cell>
          <table:table-cell table:number-columns-repeated="17"/>
          <table:table-cell table:formula="of:=SUM([.D106:.M106])/10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increased restriction to &lt;800 from &lt;1000</text:p>
          </table:table-cell>
          <table:table-cell/>
          <table:table-cell office:value-type="float" office:value="148292" calcext:value-type="float">
            <text:p>148292</text:p>
          </table:table-cell>
          <table:table-cell office:value-type="float" office:value="125017" calcext:value-type="float">
            <text:p>125017</text:p>
          </table:table-cell>
          <table:table-cell office:value-type="float" office:value="137081" calcext:value-type="float">
            <text:p>137081</text:p>
          </table:table-cell>
          <table:table-cell office:value-type="float" office:value="101099" calcext:value-type="float">
            <text:p>101099</text:p>
          </table:table-cell>
          <table:table-cell office:value-type="float" office:value="142038" calcext:value-type="float">
            <text:p>142038</text:p>
          </table:table-cell>
          <table:table-cell office:value-type="float" office:value="137970" calcext:value-type="float">
            <text:p>137970</text:p>
          </table:table-cell>
          <table:table-cell office:value-type="float" office:value="150551" calcext:value-type="float">
            <text:p>150551</text:p>
          </table:table-cell>
          <table:table-cell office:value-type="float" office:value="127269" calcext:value-type="float">
            <text:p>127269</text:p>
          </table:table-cell>
          <table:table-cell office:value-type="float" office:value="136240" calcext:value-type="float">
            <text:p>136240</text:p>
          </table:table-cell>
          <table:table-cell office:value-type="float" office:value="110789" calcext:value-type="float">
            <text:p>110789</text:p>
          </table:table-cell>
          <table:table-cell office:value-type="float" office:value="124997" calcext:value-type="float">
            <text:p>124997</text:p>
          </table:table-cell>
          <table:table-cell table:number-columns-repeated="5"/>
          <table:table-cell table:formula="of:=SUM([.D107:.M107])/10" office:value-type="float" office:value="131634.6" calcext:value-type="float">
            <text:p>131635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increased restriction to &lt;200 from &lt;800</text:p>
          </table:table-cell>
          <table:table-cell/>
          <table:table-cell office:value-type="float" office:value="158749" calcext:value-type="float">
            <text:p>158749</text:p>
          </table:table-cell>
          <table:table-cell office:value-type="float" office:value="113851" calcext:value-type="float">
            <text:p>113851</text:p>
          </table:table-cell>
          <table:table-cell office:value-type="float" office:value="146258" calcext:value-type="float">
            <text:p>146258</text:p>
          </table:table-cell>
          <table:table-cell office:value-type="float" office:value="99527" calcext:value-type="float">
            <text:p>99527</text:p>
          </table:table-cell>
          <table:table-cell office:value-type="float" office:value="134122" calcext:value-type="float">
            <text:p>134122</text:p>
          </table:table-cell>
          <table:table-cell office:value-type="float" office:value="126745" calcext:value-type="float">
            <text:p>126745</text:p>
          </table:table-cell>
          <table:table-cell office:value-type="float" office:value="143424" calcext:value-type="float">
            <text:p>143424</text:p>
          </table:table-cell>
          <table:table-cell office:value-type="float" office:value="122177" calcext:value-type="float">
            <text:p>122177</text:p>
          </table:table-cell>
          <table:table-cell office:value-type="float" office:value="139077" calcext:value-type="float">
            <text:p>139077</text:p>
          </table:table-cell>
          <table:table-cell office:value-type="float" office:value="109704" calcext:value-type="float">
            <text:p>109704</text:p>
          </table:table-cell>
          <table:table-cell office:value-type="float" office:value="127371" calcext:value-type="float">
            <text:p>127371</text:p>
          </table:table-cell>
          <table:table-cell table:number-columns-repeated="5"/>
          <table:table-cell table:formula="of:=SUM([.D108:.M108])/10" office:value-type="float" office:value="129363.4" calcext:value-type="float">
            <text:p>129363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144503" calcext:value-type="float">
            <text:p>144503</text:p>
          </table:table-cell>
          <table:table-cell office:value-type="float" office:value="113851" calcext:value-type="float">
            <text:p>113851</text:p>
          </table:table-cell>
          <table:table-cell office:value-type="float" office:value="135464" calcext:value-type="float">
            <text:p>135464</text:p>
          </table:table-cell>
          <table:table-cell office:value-type="float" office:value="111135" calcext:value-type="float">
            <text:p>111135</text:p>
          </table:table-cell>
          <table:table-cell office:value-type="float" office:value="133021" calcext:value-type="float">
            <text:p>133021</text:p>
          </table:table-cell>
          <table:table-cell office:value-type="float" office:value="126745" calcext:value-type="float">
            <text:p>126745</text:p>
          </table:table-cell>
          <table:table-cell office:value-type="float" office:value="143424" calcext:value-type="float">
            <text:p>143424</text:p>
          </table:table-cell>
          <table:table-cell office:value-type="float" office:value="122177" calcext:value-type="float">
            <text:p>122177</text:p>
          </table:table-cell>
          <table:table-cell office:value-type="float" office:value="148556" calcext:value-type="float">
            <text:p>148556</text:p>
          </table:table-cell>
          <table:table-cell office:value-type="float" office:value="110140" calcext:value-type="float">
            <text:p>110140</text:p>
          </table:table-cell>
          <table:table-cell office:value-type="float" office:value="127002" calcext:value-type="float">
            <text:p>127002</text:p>
          </table:table-cell>
          <table:table-cell table:number-columns-repeated="5"/>
          <table:table-cell table:formula="of:=SUM([.D109:.M109])/10" office:value-type="float" office:value="128901.6" calcext:value-type="float">
            <text:p>128902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removed restriction, added proactive bDisposeTime check</text:p>
          </table:table-cell>
          <table:table-cell/>
          <table:table-cell office:value-type="float" office:value="126684" calcext:value-type="float">
            <text:p>126684</text:p>
          </table:table-cell>
          <table:table-cell office:value-type="float" office:value="129994" calcext:value-type="float">
            <text:p>129994</text:p>
          </table:table-cell>
          <table:table-cell office:value-type="float" office:value="137081" calcext:value-type="float">
            <text:p>137081</text:p>
          </table:table-cell>
          <table:table-cell office:value-type="float" office:value="111135" calcext:value-type="float">
            <text:p>111135</text:p>
          </table:table-cell>
          <table:table-cell office:value-type="float" office:value="142038" calcext:value-type="float">
            <text:p>142038</text:p>
          </table:table-cell>
          <table:table-cell office:value-type="float" office:value="137970" calcext:value-type="float">
            <text:p>137970</text:p>
          </table:table-cell>
          <table:table-cell office:value-type="float" office:value="89571" calcext:value-type="float">
            <text:p>89571</text:p>
          </table:table-cell>
          <table:table-cell office:value-type="float" office:value="102572" calcext:value-type="float">
            <text:p>102572</text:p>
          </table:table-cell>
          <table:table-cell office:value-type="float" office:value="159464" calcext:value-type="float">
            <text:p>159464</text:p>
          </table:table-cell>
          <table:table-cell office:value-type="float" office:value="109000" calcext:value-type="float">
            <text:p>109000</text:p>
          </table:table-cell>
          <table:table-cell table:number-columns-repeated="6"/>
          <table:table-cell table:formula="of:=SUM([.D110:.M110])/10" office:value-type="float" office:value="124550.9" calcext:value-type="float">
            <text:p>124551</text:p>
          </table:table-cell>
          <table:table-cell table:style-name="Default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xed check</text:p>
          </table:table-cell>
          <table:table-cell/>
          <table:table-cell office:value-type="float" office:value="147210" calcext:value-type="float">
            <text:p>147210</text:p>
          </table:table-cell>
          <table:table-cell office:value-type="float" office:value="129994" calcext:value-type="float">
            <text:p>129994</text:p>
          </table:table-cell>
          <table:table-cell office:value-type="float" office:value="137081" calcext:value-type="float">
            <text:p>137081</text:p>
          </table:table-cell>
          <table:table-cell office:value-type="float" office:value="111135" calcext:value-type="float">
            <text:p>111135</text:p>
          </table:table-cell>
          <table:table-cell office:value-type="float" office:value="142038" calcext:value-type="float">
            <text:p>142038</text:p>
          </table:table-cell>
          <table:table-cell office:value-type="float" office:value="137970" calcext:value-type="float">
            <text:p>137970</text:p>
          </table:table-cell>
          <table:table-cell office:value-type="float" office:value="141236" calcext:value-type="float">
            <text:p>141236</text:p>
          </table:table-cell>
          <table:table-cell office:value-type="float" office:value="95615" calcext:value-type="float">
            <text:p>95615</text:p>
          </table:table-cell>
          <table:table-cell office:value-type="float" office:value="159464" calcext:value-type="float">
            <text:p>159464</text:p>
          </table:table-cell>
          <table:table-cell office:value-type="float" office:value="32060" calcext:value-type="float">
            <text:p>32060</text:p>
          </table:table-cell>
          <table:table-cell office:value-type="float" office:value="115895" calcext:value-type="float">
            <text:p>115895</text:p>
          </table:table-cell>
          <table:table-cell table:number-columns-repeated="5"/>
          <table:table-cell table:formula="of:=SUM([.D111:.M111])/10" office:value-type="float" office:value="123380.3" calcext:value-type="float">
            <text:p>123380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now correctly checks waste not fuel</text:p>
          </table:table-cell>
          <table:table-cell/>
          <table:table-cell office:value-type="float" office:value="147210" calcext:value-type="float">
            <text:p>147210</text:p>
          </table:table-cell>
          <table:table-cell office:value-type="float" office:value="129994" calcext:value-type="float">
            <text:p>129994</text:p>
          </table:table-cell>
          <table:table-cell office:value-type="float" office:value="137081" calcext:value-type="float">
            <text:p>137081</text:p>
          </table:table-cell>
          <table:table-cell office:value-type="float" office:value="111135" calcext:value-type="float">
            <text:p>111135</text:p>
          </table:table-cell>
          <table:table-cell office:value-type="float" office:value="142038" calcext:value-type="float">
            <text:p>142038</text:p>
          </table:table-cell>
          <table:table-cell office:value-type="float" office:value="137970" calcext:value-type="float">
            <text:p>137970</text:p>
          </table:table-cell>
          <table:table-cell office:value-type="float" office:value="141236" calcext:value-type="float">
            <text:p>141236</text:p>
          </table:table-cell>
          <table:table-cell office:value-type="float" office:value="126269" calcext:value-type="float">
            <text:p>126269</text:p>
          </table:table-cell>
          <table:table-cell office:value-type="float" office:value="159464" calcext:value-type="float">
            <text:p>159464</text:p>
          </table:table-cell>
          <table:table-cell office:value-type="float" office:value="109048" calcext:value-type="float">
            <text:p>109048</text:p>
          </table:table-cell>
          <table:table-cell office:value-type="float" office:value="128920" calcext:value-type="float">
            <text:p>128920</text:p>
          </table:table-cell>
          <table:table-cell/>
          <table:table-cell office:value-type="float" office:value="127507" calcext:value-type="float">
            <text:p>127507</text:p>
          </table:table-cell>
          <table:table-cell/>
          <table:table-cell table:style-name="ce12" office:value-type="float" office:value="126157" calcext:value-type="float">
            <text:p>126157</text:p>
          </table:table-cell>
          <table:table-cell office:value-type="float" office:value="127388" calcext:value-type="float">
            <text:p>127388</text:p>
          </table:table-cell>
          <table:table-cell table:formula="of:=SUM([.D112:.M112])/10" office:value-type="float" office:value="134144.5" calcext:value-type="float">
            <text:p>134145</text:p>
          </table:table-cell>
          <table:table-cell office:value-type="string" calcext:value-type="string">
            <text:p>Possible Improvement</text:p>
          </table:table-cell>
          <table:table-cell table:number-columns-repeated="4"/>
        </table:table-row>
        <table:table-row table:style-name="ro1">
          <table:table-cell table:number-columns-repeated="19"/>
          <table:table-cell table:formula="of:=SUM([.D113:.M113])/10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added waste remaining weight 100</text:p>
          </table:table-cell>
          <table:table-cell/>
          <table:table-cell office:value-type="float" office:value="136874" calcext:value-type="float">
            <text:p>136874</text:p>
          </table:table-cell>
          <table:table-cell office:value-type="float" office:value="129994" calcext:value-type="float">
            <text:p>129994</text:p>
          </table:table-cell>
          <table:table-cell office:value-type="float" office:value="152438" calcext:value-type="float">
            <text:p>152438</text:p>
          </table:table-cell>
          <table:table-cell office:value-type="float" office:value="111135" calcext:value-type="float">
            <text:p>111135</text:p>
          </table:table-cell>
          <table:table-cell office:value-type="float" office:value="132754" calcext:value-type="float">
            <text:p>132754</text:p>
          </table:table-cell>
          <table:table-cell office:value-type="float" office:value="125268" calcext:value-type="float">
            <text:p>125268</text:p>
          </table:table-cell>
          <table:table-cell office:value-type="float" office:value="141236" calcext:value-type="float">
            <text:p>141236</text:p>
          </table:table-cell>
          <table:table-cell office:value-type="float" office:value="117159" calcext:value-type="float">
            <text:p>117159</text:p>
          </table:table-cell>
          <table:table-cell office:value-type="float" office:value="160088" calcext:value-type="float">
            <text:p>160088</text:p>
          </table:table-cell>
          <table:table-cell office:value-type="float" office:value="108432" calcext:value-type="float">
            <text:p>108432</text:p>
          </table:table-cell>
          <table:table-cell office:value-type="float" office:value="128416" calcext:value-type="float">
            <text:p>128416</text:p>
          </table:table-cell>
          <table:table-cell/>
          <table:table-cell office:value-type="float" office:value="128415" calcext:value-type="float">
            <text:p>128415</text:p>
          </table:table-cell>
          <table:table-cell table:number-columns-repeated="2"/>
          <table:table-cell office:value-type="float" office:value="126856" calcext:value-type="float">
            <text:p>126856</text:p>
          </table:table-cell>
          <table:table-cell table:formula="of:=SUM([.D114:.M114])/10" office:value-type="float" office:value="131537.8" calcext:value-type="float">
            <text:p>131538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37712" calcext:value-type="float">
            <text:p>137712</text:p>
          </table:table-cell>
          <table:table-cell office:value-type="float" office:value="115725" calcext:value-type="float">
            <text:p>115725</text:p>
          </table:table-cell>
          <table:table-cell office:value-type="float" office:value="129234" calcext:value-type="float">
            <text:p>129234</text:p>
          </table:table-cell>
          <table:table-cell office:value-type="float" office:value="121202" calcext:value-type="float">
            <text:p>121202</text:p>
          </table:table-cell>
          <table:table-cell office:value-type="float" office:value="120646" calcext:value-type="float">
            <text:p>120646</text:p>
          </table:table-cell>
          <table:table-cell office:value-type="float" office:value="125436" calcext:value-type="float">
            <text:p>125436</text:p>
          </table:table-cell>
          <table:table-cell office:value-type="float" office:value="146583" calcext:value-type="float">
            <text:p>146583</text:p>
          </table:table-cell>
          <table:table-cell office:value-type="float" office:value="127834" calcext:value-type="float">
            <text:p>127834</text:p>
          </table:table-cell>
          <table:table-cell office:value-type="float" office:value="155481" calcext:value-type="float">
            <text:p>155481</text:p>
          </table:table-cell>
          <table:table-cell office:value-type="float" office:value="107534" calcext:value-type="float">
            <text:p>107534</text:p>
          </table:table-cell>
          <table:table-cell office:value-type="float" office:value="128020" calcext:value-type="float">
            <text:p>128020</text:p>
          </table:table-cell>
          <table:table-cell table:number-columns-repeated="5"/>
          <table:table-cell table:formula="of:=SUM([.D115:.M115])/10" office:value-type="float" office:value="128738.7" calcext:value-type="float">
            <text:p>128739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124662" calcext:value-type="float">
            <text:p>124662</text:p>
          </table:table-cell>
          <table:table-cell office:value-type="float" office:value="129296" calcext:value-type="float">
            <text:p>129296</text:p>
          </table:table-cell>
          <table:table-cell office:value-type="float" office:value="125743" calcext:value-type="float">
            <text:p>125743</text:p>
          </table:table-cell>
          <table:table-cell office:value-type="float" office:value="118399" calcext:value-type="float">
            <text:p>118399</text:p>
          </table:table-cell>
          <table:table-cell office:value-type="float" office:value="127133" calcext:value-type="float">
            <text:p>127133</text:p>
          </table:table-cell>
          <table:table-cell office:value-type="float" office:value="123520" calcext:value-type="float">
            <text:p>123520</text:p>
          </table:table-cell>
          <table:table-cell office:value-type="float" office:value="130843" calcext:value-type="float">
            <text:p>130843</text:p>
          </table:table-cell>
          <table:table-cell office:value-type="float" office:value="116692" calcext:value-type="float">
            <text:p>116692</text:p>
          </table:table-cell>
          <table:table-cell office:value-type="float" office:value="158770" calcext:value-type="float">
            <text:p>158770</text:p>
          </table:table-cell>
          <table:table-cell office:value-type="float" office:value="107627" calcext:value-type="float">
            <text:p>107627</text:p>
          </table:table-cell>
          <table:table-cell office:value-type="float" office:value="126983" calcext:value-type="float">
            <text:p>126983</text:p>
          </table:table-cell>
          <table:table-cell table:number-columns-repeated="5"/>
          <table:table-cell table:formula="of:=SUM([.D116:.M116])/10" office:value-type="float" office:value="126268.5" calcext:value-type="float">
            <text:p>126269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141240" calcext:value-type="float">
            <text:p>141240</text:p>
          </table:table-cell>
          <table:table-cell office:value-type="float" office:value="129994" calcext:value-type="float">
            <text:p>129994</text:p>
          </table:table-cell>
          <table:table-cell office:value-type="float" office:value="152438" calcext:value-type="float">
            <text:p>152438</text:p>
          </table:table-cell>
          <table:table-cell office:value-type="float" office:value="111135" calcext:value-type="float">
            <text:p>111135</text:p>
          </table:table-cell>
          <table:table-cell office:value-type="float" office:value="132754" calcext:value-type="float">
            <text:p>132754</text:p>
          </table:table-cell>
          <table:table-cell office:value-type="float" office:value="125268" calcext:value-type="float">
            <text:p>125268</text:p>
          </table:table-cell>
          <table:table-cell office:value-type="float" office:value="144371" calcext:value-type="float">
            <text:p>144371</text:p>
          </table:table-cell>
          <table:table-cell office:value-type="float" office:value="119695" calcext:value-type="float">
            <text:p>119695</text:p>
          </table:table-cell>
          <table:table-cell office:value-type="float" office:value="160088" calcext:value-type="float">
            <text:p>160088</text:p>
          </table:table-cell>
          <table:table-cell office:value-type="float" office:value="109057" calcext:value-type="float">
            <text:p>109057</text:p>
          </table:table-cell>
          <table:table-cell office:value-type="float" office:value="128050" calcext:value-type="float">
            <text:p>128050</text:p>
          </table:table-cell>
          <table:table-cell table:number-columns-repeated="5"/>
          <table:table-cell table:formula="of:=SUM([.D117:.M117])/10" office:value-type="float" office:value="132604" calcext:value-type="float">
            <text:p>132604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/>
          <table:table-cell office:value-type="float" office:value="141240" calcext:value-type="float">
            <text:p>141240</text:p>
          </table:table-cell>
          <table:table-cell office:value-type="float" office:value="129994" calcext:value-type="float">
            <text:p>129994</text:p>
          </table:table-cell>
          <table:table-cell office:value-type="float" office:value="150158" calcext:value-type="float">
            <text:p>150158</text:p>
          </table:table-cell>
          <table:table-cell office:value-type="float" office:value="111135" calcext:value-type="float">
            <text:p>111135</text:p>
          </table:table-cell>
          <table:table-cell office:value-type="float" office:value="132754" calcext:value-type="float">
            <text:p>132754</text:p>
          </table:table-cell>
          <table:table-cell office:value-type="float" office:value="126761" calcext:value-type="float">
            <text:p>126761</text:p>
          </table:table-cell>
          <table:table-cell office:value-type="float" office:value="144371" calcext:value-type="float">
            <text:p>144371</text:p>
          </table:table-cell>
          <table:table-cell office:value-type="float" office:value="119695" calcext:value-type="float">
            <text:p>119695</text:p>
          </table:table-cell>
          <table:table-cell office:value-type="float" office:value="155064" calcext:value-type="float">
            <text:p>155064</text:p>
          </table:table-cell>
          <table:table-cell office:value-type="float" office:value="121701" calcext:value-type="float">
            <text:p>121701</text:p>
          </table:table-cell>
          <table:table-cell office:value-type="float" office:value="128138" calcext:value-type="float">
            <text:p>128138</text:p>
          </table:table-cell>
          <table:table-cell table:number-columns-repeated="5"/>
          <table:table-cell table:formula="of:=SUM([.D118:.M118])/10" office:value-type="float" office:value="133287.3" calcext:value-type="float">
            <text:p>133287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141351" calcext:value-type="float">
            <text:p>141351</text:p>
          </table:table-cell>
          <table:table-cell office:value-type="float" office:value="129296" calcext:value-type="float">
            <text:p>129296</text:p>
          </table:table-cell>
          <table:table-cell office:value-type="float" office:value="150158" calcext:value-type="float">
            <text:p>150158</text:p>
          </table:table-cell>
          <table:table-cell office:value-type="float" office:value="111135" calcext:value-type="float">
            <text:p>111135</text:p>
          </table:table-cell>
          <table:table-cell office:value-type="float" office:value="132754" calcext:value-type="float">
            <text:p>132754</text:p>
          </table:table-cell>
          <table:table-cell office:value-type="float" office:value="126761" calcext:value-type="float">
            <text:p>126761</text:p>
          </table:table-cell>
          <table:table-cell office:value-type="float" office:value="144371" calcext:value-type="float">
            <text:p>144371</text:p>
          </table:table-cell>
          <table:table-cell office:value-type="float" office:value="118092" calcext:value-type="float">
            <text:p>118092</text:p>
          </table:table-cell>
          <table:table-cell office:value-type="float" office:value="158770" calcext:value-type="float">
            <text:p>158770</text:p>
          </table:table-cell>
          <table:table-cell office:value-type="float" office:value="111362" calcext:value-type="float">
            <text:p>111362</text:p>
          </table:table-cell>
          <table:table-cell office:value-type="float" office:value="127837" calcext:value-type="float">
            <text:p>127837</text:p>
          </table:table-cell>
          <table:table-cell table:number-columns-repeated="5"/>
          <table:table-cell table:formula="of:=SUM([.D119:.M119])/10" office:value-type="float" office:value="132405" calcext:value-type="float">
            <text:p>132405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141351" calcext:value-type="float">
            <text:p>141351</text:p>
          </table:table-cell>
          <table:table-cell office:value-type="float" office:value="129296" calcext:value-type="float">
            <text:p>129296</text:p>
          </table:table-cell>
          <table:table-cell office:value-type="float" office:value="155476" calcext:value-type="float">
            <text:p>155476</text:p>
          </table:table-cell>
          <table:table-cell office:value-type="float" office:value="118426" calcext:value-type="float">
            <text:p>118426</text:p>
          </table:table-cell>
          <table:table-cell office:value-type="float" office:value="132754" calcext:value-type="float">
            <text:p>132754</text:p>
          </table:table-cell>
          <table:table-cell office:value-type="float" office:value="126761" calcext:value-type="float">
            <text:p>126761</text:p>
          </table:table-cell>
          <table:table-cell office:value-type="float" office:value="130843" calcext:value-type="float">
            <text:p>130843</text:p>
          </table:table-cell>
          <table:table-cell office:value-type="float" office:value="120927" calcext:value-type="float">
            <text:p>120927</text:p>
          </table:table-cell>
          <table:table-cell office:value-type="float" office:value="158770" calcext:value-type="float">
            <text:p>158770</text:p>
          </table:table-cell>
          <table:table-cell office:value-type="float" office:value="111362" calcext:value-type="float">
            <text:p>111362</text:p>
          </table:table-cell>
          <table:table-cell office:value-type="float" office:value="127988" calcext:value-type="float">
            <text:p>127988</text:p>
          </table:table-cell>
          <table:table-cell table:number-columns-repeated="5"/>
          <table:table-cell table:formula="of:=SUM([.D120:.M120])/10" office:value-type="float" office:value="132596.6" calcext:value-type="float">
            <text:p>132597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/>
          <table:table-cell office:value-type="float" office:value="138560" calcext:value-type="float">
            <text:p>138560</text:p>
          </table:table-cell>
          <table:table-cell office:value-type="float" office:value="110697" calcext:value-type="float">
            <text:p>110697</text:p>
          </table:table-cell>
          <table:table-cell office:value-type="float" office:value="130969" calcext:value-type="float">
            <text:p>130969</text:p>
          </table:table-cell>
          <table:table-cell office:value-type="float" office:value="108994" calcext:value-type="float">
            <text:p>108994</text:p>
          </table:table-cell>
          <table:table-cell office:value-type="float" office:value="132327" calcext:value-type="float">
            <text:p>132327</text:p>
          </table:table-cell>
          <table:table-cell office:value-type="float" office:value="131057" calcext:value-type="float">
            <text:p>131057</text:p>
          </table:table-cell>
          <table:table-cell office:value-type="float" office:value="143858" calcext:value-type="float">
            <text:p>143858</text:p>
          </table:table-cell>
          <table:table-cell office:value-type="float" office:value="130655" calcext:value-type="float">
            <text:p>130655</text:p>
          </table:table-cell>
          <table:table-cell office:value-type="float" office:value="159265" calcext:value-type="float">
            <text:p>159265</text:p>
          </table:table-cell>
          <table:table-cell office:value-type="float" office:value="116607" calcext:value-type="float">
            <text:p>116607</text:p>
          </table:table-cell>
          <table:table-cell office:value-type="float" office:value="128339" calcext:value-type="float">
            <text:p>128339</text:p>
          </table:table-cell>
          <table:table-cell/>
          <table:table-cell office:value-type="float" office:value="128766" calcext:value-type="float">
            <text:p>128766</text:p>
          </table:table-cell>
          <table:table-cell table:number-columns-repeated="2"/>
          <table:table-cell office:value-type="float" office:value="126820" calcext:value-type="float">
            <text:p>126820</text:p>
          </table:table-cell>
          <table:table-cell table:formula="of:=SUM([.D121:.M121])/10" office:value-type="float" office:value="130298.9" calcext:value-type="float">
            <text:p>130299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124662" calcext:value-type="float">
            <text:p>124662</text:p>
          </table:table-cell>
          <table:table-cell office:value-type="float" office:value="129296" calcext:value-type="float">
            <text:p>129296</text:p>
          </table:table-cell>
          <table:table-cell office:value-type="float" office:value="125743" calcext:value-type="float">
            <text:p>125743</text:p>
          </table:table-cell>
          <table:table-cell office:value-type="float" office:value="118399" calcext:value-type="float">
            <text:p>118399</text:p>
          </table:table-cell>
          <table:table-cell office:value-type="float" office:value="127133" calcext:value-type="float">
            <text:p>127133</text:p>
          </table:table-cell>
          <table:table-cell office:value-type="float" office:value="123520" calcext:value-type="float">
            <text:p>123520</text:p>
          </table:table-cell>
          <table:table-cell office:value-type="float" office:value="131425" calcext:value-type="float">
            <text:p>131425</text:p>
          </table:table-cell>
          <table:table-cell office:value-type="float" office:value="110455" calcext:value-type="float">
            <text:p>110455</text:p>
          </table:table-cell>
          <table:table-cell office:value-type="float" office:value="156309" calcext:value-type="float">
            <text:p>156309</text:p>
          </table:table-cell>
          <table:table-cell office:value-type="float" office:value="108658" calcext:value-type="float">
            <text:p>108658</text:p>
          </table:table-cell>
          <table:table-cell office:value-type="float" office:value="127316" calcext:value-type="float">
            <text:p>127316</text:p>
          </table:table-cell>
          <table:table-cell table:number-columns-repeated="5"/>
          <table:table-cell table:formula="of:=SUM([.D122:.M122])/10" office:value-type="float" office:value="125560" calcext:value-type="float">
            <text:p>125560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/>
          <table:table-cell office:value-type="float" office:value="138560" calcext:value-type="float">
            <text:p>138560</text:p>
          </table:table-cell>
          <table:table-cell office:value-type="float" office:value="110697" calcext:value-type="float">
            <text:p>110697</text:p>
          </table:table-cell>
          <table:table-cell office:value-type="float" office:value="135287" calcext:value-type="float">
            <text:p>135287</text:p>
          </table:table-cell>
          <table:table-cell office:value-type="float" office:value="116867" calcext:value-type="float">
            <text:p>116867</text:p>
          </table:table-cell>
          <table:table-cell office:value-type="float" office:value="120646" calcext:value-type="float">
            <text:p>120646</text:p>
          </table:table-cell>
          <table:table-cell office:value-type="float" office:value="125436" calcext:value-type="float">
            <text:p>125436</text:p>
          </table:table-cell>
          <table:table-cell office:value-type="float" office:value="146583" calcext:value-type="float">
            <text:p>146583</text:p>
          </table:table-cell>
          <table:table-cell office:value-type="float" office:value="127834" calcext:value-type="float">
            <text:p>127834</text:p>
          </table:table-cell>
          <table:table-cell office:value-type="float" office:value="143070" calcext:value-type="float">
            <text:p>143070</text:p>
          </table:table-cell>
          <table:table-cell office:value-type="float" office:value="107534" calcext:value-type="float">
            <text:p>107534</text:p>
          </table:table-cell>
          <table:table-cell office:value-type="float" office:value="127977" calcext:value-type="float">
            <text:p>127977</text:p>
          </table:table-cell>
          <table:table-cell table:number-columns-repeated="5"/>
          <table:table-cell table:formula="of:=SUM([.D123:.M123])/10" office:value-type="float" office:value="127251.4" calcext:value-type="float">
            <text:p>127251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19"/>
          <table:table-cell table:formula="of:=SUM([.D124:.M124])/10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string" calcext:value-type="string">
            <text:p>added distance over remaining weght = 100</text:p>
          </table:table-cell>
          <table:table-cell/>
          <table:table-cell office:value-type="float" office:value="130851" calcext:value-type="float">
            <text:p>130851</text:p>
          </table:table-cell>
          <table:table-cell office:value-type="float" office:value="120548" calcext:value-type="float">
            <text:p>120548</text:p>
          </table:table-cell>
          <table:table-cell office:value-type="float" office:value="120728" calcext:value-type="float">
            <text:p>120728</text:p>
          </table:table-cell>
          <table:table-cell office:value-type="float" office:value="113610" calcext:value-type="float">
            <text:p>113610</text:p>
          </table:table-cell>
          <table:table-cell office:value-type="float" office:value="119688" calcext:value-type="float">
            <text:p>119688</text:p>
          </table:table-cell>
          <table:table-cell office:value-type="float" office:value="115174" calcext:value-type="float">
            <text:p>115174</text:p>
          </table:table-cell>
          <table:table-cell office:value-type="float" office:value="151368" calcext:value-type="float">
            <text:p>151368</text:p>
          </table:table-cell>
          <table:table-cell office:value-type="float" office:value="148017" calcext:value-type="float">
            <text:p>148017</text:p>
          </table:table-cell>
          <table:table-cell office:value-type="float" office:value="171464" calcext:value-type="float">
            <text:p>171464</text:p>
          </table:table-cell>
          <table:table-cell office:value-type="float" office:value="107189" calcext:value-type="float">
            <text:p>107189</text:p>
          </table:table-cell>
          <table:table-cell office:value-type="float" office:value="125788" calcext:value-type="float">
            <text:p>125788</text:p>
          </table:table-cell>
          <table:table-cell table:number-columns-repeated="5"/>
          <table:table-cell table:formula="of:=SUM([.D125:.M125])/10" office:value-type="float" office:value="129863.7" calcext:value-type="float">
            <text:p>129864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9633" calcext:value-type="float">
            <text:p>139633</text:p>
          </table:table-cell>
          <table:table-cell office:value-type="float" office:value="115725" calcext:value-type="float">
            <text:p>115725</text:p>
          </table:table-cell>
          <table:table-cell office:value-type="float" office:value="129234" calcext:value-type="float">
            <text:p>129234</text:p>
          </table:table-cell>
          <table:table-cell office:value-type="float" office:value="121202" calcext:value-type="float">
            <text:p>121202</text:p>
          </table:table-cell>
          <table:table-cell office:value-type="float" office:value="120646" calcext:value-type="float">
            <text:p>120646</text:p>
          </table:table-cell>
          <table:table-cell office:value-type="float" office:value="119508" calcext:value-type="float">
            <text:p>119508</text:p>
          </table:table-cell>
          <table:table-cell office:value-type="float" office:value="146583" calcext:value-type="float">
            <text:p>146583</text:p>
          </table:table-cell>
          <table:table-cell office:value-type="float" office:value="130425" calcext:value-type="float">
            <text:p>130425</text:p>
          </table:table-cell>
          <table:table-cell office:value-type="float" office:value="150341" calcext:value-type="float">
            <text:p>150341</text:p>
          </table:table-cell>
          <table:table-cell office:value-type="float" office:value="109377" calcext:value-type="float">
            <text:p>109377</text:p>
          </table:table-cell>
          <table:table-cell office:value-type="float" office:value="127545" calcext:value-type="float">
            <text:p>127545</text:p>
          </table:table-cell>
          <table:table-cell table:number-columns-repeated="5"/>
          <table:table-cell table:formula="of:=SUM([.D126:.M126])/10" office:value-type="float" office:value="128267.4" calcext:value-type="float">
            <text:p>128267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138560" calcext:value-type="float">
            <text:p>138560</text:p>
          </table:table-cell>
          <table:table-cell office:value-type="float" office:value="110697" calcext:value-type="float">
            <text:p>110697</text:p>
          </table:table-cell>
          <table:table-cell office:value-type="float" office:value="130969" calcext:value-type="float">
            <text:p>130969</text:p>
          </table:table-cell>
          <table:table-cell office:value-type="float" office:value="108994" calcext:value-type="float">
            <text:p>108994</text:p>
          </table:table-cell>
          <table:table-cell office:value-type="float" office:value="132327" calcext:value-type="float">
            <text:p>132327</text:p>
          </table:table-cell>
          <table:table-cell office:value-type="float" office:value="131057" calcext:value-type="float">
            <text:p>131057</text:p>
          </table:table-cell>
          <table:table-cell office:value-type="float" office:value="143858" calcext:value-type="float">
            <text:p>143858</text:p>
          </table:table-cell>
          <table:table-cell office:value-type="float" office:value="130655" calcext:value-type="float">
            <text:p>130655</text:p>
          </table:table-cell>
          <table:table-cell office:value-type="float" office:value="159265" calcext:value-type="float">
            <text:p>159265</text:p>
          </table:table-cell>
          <table:table-cell office:value-type="float" office:value="116607" calcext:value-type="float">
            <text:p>116607</text:p>
          </table:table-cell>
          <table:table-cell office:value-type="float" office:value="128339" calcext:value-type="float">
            <text:p>128339</text:p>
          </table:table-cell>
          <table:table-cell table:number-columns-repeated="5"/>
          <table:table-cell table:formula="of:=SUM([.D127:.M127])/10" office:value-type="float" office:value="130298.9" calcext:value-type="float">
            <text:p>130299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130220" calcext:value-type="float">
            <text:p>130220</text:p>
          </table:table-cell>
          <table:table-cell office:value-type="float" office:value="116634" calcext:value-type="float">
            <text:p>116634</text:p>
          </table:table-cell>
          <table:table-cell office:value-type="float" office:value="104512" calcext:value-type="float">
            <text:p>104512</text:p>
          </table:table-cell>
          <table:table-cell office:value-type="float" office:value="117611" calcext:value-type="float">
            <text:p>117611</text:p>
          </table:table-cell>
          <table:table-cell office:value-type="float" office:value="130703" calcext:value-type="float">
            <text:p>130703</text:p>
          </table:table-cell>
          <table:table-cell office:value-type="float" office:value="131029" calcext:value-type="float">
            <text:p>131029</text:p>
          </table:table-cell>
          <table:table-cell office:value-type="float" office:value="157426" calcext:value-type="float">
            <text:p>157426</text:p>
          </table:table-cell>
          <table:table-cell office:value-type="float" office:value="127294" calcext:value-type="float">
            <text:p>127294</text:p>
          </table:table-cell>
          <table:table-cell office:value-type="float" office:value="139074" calcext:value-type="float">
            <text:p>139074</text:p>
          </table:table-cell>
          <table:table-cell office:value-type="float" office:value="77584" calcext:value-type="float">
            <text:p>77584</text:p>
          </table:table-cell>
          <table:table-cell table:number-columns-repeated="6"/>
          <table:table-cell table:formula="of:=SUM([.D128:.M128])/10" office:value-type="float" office:value="123208.7" calcext:value-type="float">
            <text:p>123209</text:p>
          </table:table-cell>
          <table:table-cell table:style-name="Default" office:value-type="string" calcext:value-type="string">
            <text:p>BAD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28594" calcext:value-type="float">
            <text:p>128594</text:p>
          </table:table-cell>
          <table:table-cell office:value-type="float" office:value="112818" calcext:value-type="float">
            <text:p>112818</text:p>
          </table:table-cell>
          <table:table-cell office:value-type="float" office:value="125499" calcext:value-type="float">
            <text:p>125499</text:p>
          </table:table-cell>
          <table:table-cell office:value-type="float" office:value="115875" calcext:value-type="float">
            <text:p>115875</text:p>
          </table:table-cell>
          <table:table-cell office:value-type="float" office:value="129062" calcext:value-type="float">
            <text:p>129062</text:p>
          </table:table-cell>
          <table:table-cell office:value-type="float" office:value="105761" calcext:value-type="float">
            <text:p>105761</text:p>
          </table:table-cell>
          <table:table-cell office:value-type="float" office:value="138138" calcext:value-type="float">
            <text:p>138138</text:p>
          </table:table-cell>
          <table:table-cell office:value-type="float" office:value="132119" calcext:value-type="float">
            <text:p>132119</text:p>
          </table:table-cell>
          <table:table-cell office:value-type="float" office:value="156631" calcext:value-type="float">
            <text:p>156631</text:p>
          </table:table-cell>
          <table:table-cell office:value-type="float" office:value="110913" calcext:value-type="float">
            <text:p>110913</text:p>
          </table:table-cell>
          <table:table-cell office:value-type="float" office:value="126408" calcext:value-type="float">
            <text:p>126408</text:p>
          </table:table-cell>
          <table:table-cell table:number-columns-repeated="5"/>
          <table:table-cell table:formula="of:=SUM([.D129:.M129])/10" office:value-type="float" office:value="125541" calcext:value-type="float">
            <text:p>125541</text:p>
          </table:table-cell>
          <table:table-cell table:style-name="Default" office:value-type="string" calcext:value-type="string">
            <text:p>Efficiency bias SCRAPPED</text:p>
          </table:table-cell>
          <table:table-cell table:number-columns-repeated="4"/>
        </table:table-row>
        <table:table-row table:style-name="ro1">
          <table:table-cell table:number-columns-repeated="19"/>
          <table:table-cell table:formula="of:=SUM([.D130:.M130])/10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1.42a</text:p>
          </table:table-cell>
          <table:table-cell office:value-type="string" calcext:value-type="string">
            <text:p>Fixed Home Mode not being used correctly WEIGHT_WASTE <text:s/>100</text:p>
          </table:table-cell>
          <table:table-cell/>
          <table:table-cell office:value-type="float" office:value="134262" calcext:value-type="float">
            <text:p>134262</text:p>
          </table:table-cell>
          <table:table-cell table:style-name="Default" office:value-type="float" office:value="107945" calcext:value-type="float">
            <text:p>107945</text:p>
          </table:table-cell>
          <table:table-cell office:value-type="float" office:value="150224" calcext:value-type="float">
            <text:p>150224</text:p>
          </table:table-cell>
          <table:table-cell office:value-type="float" office:value="120494" calcext:value-type="float">
            <text:p>120494</text:p>
          </table:table-cell>
          <table:table-cell office:value-type="float" office:value="129160" calcext:value-type="float">
            <text:p>129160</text:p>
          </table:table-cell>
          <table:table-cell office:value-type="float" office:value="122809" calcext:value-type="float">
            <text:p>122809</text:p>
          </table:table-cell>
          <table:table-cell office:value-type="float" office:value="139993" calcext:value-type="float">
            <text:p>139993</text:p>
          </table:table-cell>
          <table:table-cell office:value-type="float" office:value="122131" calcext:value-type="float">
            <text:p>122131</text:p>
          </table:table-cell>
          <table:table-cell office:value-type="float" office:value="152407" calcext:value-type="float">
            <text:p>152407</text:p>
          </table:table-cell>
          <table:table-cell office:value-type="float" office:value="106808" calcext:value-type="float">
            <text:p>106808</text:p>
          </table:table-cell>
          <table:table-cell office:value-type="float" office:value="128404" calcext:value-type="float">
            <text:p>128404</text:p>
          </table:table-cell>
          <table:table-cell table:number-columns-repeated="5"/>
          <table:table-cell table:formula="of:=SUM([.D131:.M131])/10" office:value-type="float" office:value="128623.3" calcext:value-type="float">
            <text:p>128623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1.42b</text:p>
          </table:table-cell>
          <table:table-cell office:value-type="string" calcext:value-type="string">
            <text:p>WEIGHT_WASTE 800</text:p>
          </table:table-cell>
          <table:table-cell/>
          <table:table-cell office:value-type="float" office:value="143650" calcext:value-type="float">
            <text:p>143650</text:p>
          </table:table-cell>
          <table:table-cell office:value-type="float" office:value="95464" calcext:value-type="float">
            <text:p>95464</text:p>
          </table:table-cell>
          <table:table-cell office:value-type="float" office:value="131544" calcext:value-type="float">
            <text:p>131544</text:p>
          </table:table-cell>
          <table:table-cell office:value-type="float" office:value="113150" calcext:value-type="float">
            <text:p>113150</text:p>
          </table:table-cell>
          <table:table-cell office:value-type="float" office:value="137632" calcext:value-type="float">
            <text:p>137632</text:p>
          </table:table-cell>
          <table:table-cell office:value-type="float" office:value="127273" calcext:value-type="float">
            <text:p>127273</text:p>
          </table:table-cell>
          <table:table-cell office:value-type="float" office:value="152268" calcext:value-type="float">
            <text:p>152268</text:p>
          </table:table-cell>
          <table:table-cell office:value-type="float" office:value="129129" calcext:value-type="float">
            <text:p>129129</text:p>
          </table:table-cell>
          <table:table-cell office:value-type="float" office:value="159051" calcext:value-type="float">
            <text:p>159051</text:p>
          </table:table-cell>
          <table:table-cell office:value-type="float" office:value="103879" calcext:value-type="float">
            <text:p>103879</text:p>
          </table:table-cell>
          <table:table-cell office:value-type="float" office:value="128008" calcext:value-type="float">
            <text:p>128008</text:p>
          </table:table-cell>
          <table:table-cell table:number-columns-repeated="5"/>
          <table:table-cell table:formula="of:=SUM([.D132:.M132])/10" office:value-type="float" office:value="129304" calcext:value-type="float">
            <text:p>129304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1.43a</text:p>
          </table:table-cell>
          <table:table-cell office:value-type="string" calcext:value-type="string">
            <text:p>fixed a range check corner case 800</text:p>
          </table:table-cell>
          <table:table-cell/>
          <table:table-cell office:value-type="float" office:value="140246" calcext:value-type="float">
            <text:p>140246</text:p>
          </table:table-cell>
          <table:table-cell office:value-type="float" office:value="98198" calcext:value-type="float">
            <text:p>98198</text:p>
          </table:table-cell>
          <table:table-cell office:value-type="float" office:value="137354" calcext:value-type="float">
            <text:p>137354</text:p>
          </table:table-cell>
          <table:table-cell office:value-type="float" office:value="115936" calcext:value-type="float">
            <text:p>115936</text:p>
          </table:table-cell>
          <table:table-cell office:value-type="float" office:value="142922" calcext:value-type="float">
            <text:p>142922</text:p>
          </table:table-cell>
          <table:table-cell office:value-type="float" office:value="116607" calcext:value-type="float">
            <text:p>116607</text:p>
          </table:table-cell>
          <table:table-cell office:value-type="float" office:value="149632" calcext:value-type="float">
            <text:p>149632</text:p>
          </table:table-cell>
          <table:table-cell office:value-type="float" office:value="135514" calcext:value-type="float">
            <text:p>135514</text:p>
          </table:table-cell>
          <table:table-cell office:value-type="float" office:value="157219" calcext:value-type="float">
            <text:p>157219</text:p>
          </table:table-cell>
          <table:table-cell office:value-type="float" office:value="109535" calcext:value-type="float">
            <text:p>109535</text:p>
          </table:table-cell>
          <table:table-cell office:value-type="float" office:value="123017" calcext:value-type="float">
            <text:p>123017</text:p>
          </table:table-cell>
          <table:table-cell table:number-columns-repeated="5"/>
          <table:table-cell table:formula="of:=SUM([.D133:.M133])/10" office:value-type="float" office:value="130316.3" calcext:value-type="float">
            <text:p>13031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1.43b</text:p>
          </table:table-cell>
          <table:table-cell office:value-type="string" calcext:value-type="string">
            <text:p>With 100</text:p>
          </table:table-cell>
          <table:table-cell/>
          <table:table-cell office:value-type="float" office:value="138950" calcext:value-type="float">
            <text:p>138950</text:p>
          </table:table-cell>
          <table:table-cell office:value-type="float" office:value="98712" calcext:value-type="float">
            <text:p>98712</text:p>
          </table:table-cell>
          <table:table-cell office:value-type="float" office:value="136027" calcext:value-type="float">
            <text:p>136027</text:p>
          </table:table-cell>
          <table:table-cell office:value-type="float" office:value="117524" calcext:value-type="float">
            <text:p>117524</text:p>
          </table:table-cell>
          <table:table-cell office:value-type="float" office:value="136887" calcext:value-type="float">
            <text:p>136887</text:p>
          </table:table-cell>
          <table:table-cell office:value-type="float" office:value="122050" calcext:value-type="float">
            <text:p>122050</text:p>
          </table:table-cell>
          <table:table-cell office:value-type="float" office:value="148648" calcext:value-type="float">
            <text:p>148648</text:p>
          </table:table-cell>
          <table:table-cell office:value-type="float" office:value="120578" calcext:value-type="float">
            <text:p>120578</text:p>
          </table:table-cell>
          <table:table-cell office:value-type="float" office:value="156147" calcext:value-type="float">
            <text:p>156147</text:p>
          </table:table-cell>
          <table:table-cell office:value-type="float" office:value="112320" calcext:value-type="float">
            <text:p>112320</text:p>
          </table:table-cell>
          <table:table-cell office:value-type="float" office:value="127078" calcext:value-type="float">
            <text:p>127078</text:p>
          </table:table-cell>
          <table:table-cell table:number-columns-repeated="5"/>
          <table:table-cell table:formula="of:=SUM([.D134:.M134])/10" office:value-type="float" office:value="128784.3" calcext:value-type="float">
            <text:p>128784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Reworked fuel</text:p>
          </table:table-cell>
          <table:table-cell/>
          <table:table-cell office:value-type="float" office:value="134568" calcext:value-type="float">
            <text:p>134568</text:p>
          </table:table-cell>
          <table:table-cell office:value-type="float" office:value="130500" calcext:value-type="float">
            <text:p>130500</text:p>
          </table:table-cell>
          <table:table-cell office:value-type="float" office:value="135154" calcext:value-type="float">
            <text:p>135154</text:p>
          </table:table-cell>
          <table:table-cell office:value-type="float" office:value="119300" calcext:value-type="float">
            <text:p>119300</text:p>
          </table:table-cell>
          <table:table-cell office:value-type="float" office:value="152041" calcext:value-type="float">
            <text:p>152041</text:p>
          </table:table-cell>
          <table:table-cell office:value-type="float" office:value="132494" calcext:value-type="float">
            <text:p>132494</text:p>
          </table:table-cell>
          <table:table-cell office:value-type="float" office:value="138614" calcext:value-type="float">
            <text:p>138614</text:p>
          </table:table-cell>
          <table:table-cell office:value-type="float" office:value="122661" calcext:value-type="float">
            <text:p>122661</text:p>
          </table:table-cell>
          <table:table-cell office:value-type="float" office:value="147309" calcext:value-type="float">
            <text:p>147309</text:p>
          </table:table-cell>
          <table:table-cell office:value-type="float" office:value="120214" calcext:value-type="float">
            <text:p>120214</text:p>
          </table:table-cell>
          <table:table-cell office:value-type="float" office:value="131219" calcext:value-type="float">
            <text:p>131219</text:p>
          </table:table-cell>
          <table:table-cell/>
          <table:table-cell office:value-type="float" office:value="130540" calcext:value-type="float">
            <text:p>130540</text:p>
          </table:table-cell>
          <table:table-cell table:number-columns-repeated="3"/>
          <table:table-cell table:formula="of:=SUM([.D136:.M136])/10" office:value-type="float" office:value="133285.5" calcext:value-type="float">
            <text:p>133286</text:p>
          </table:table-cell>
          <table:table-cell table:style-name="Default" office:value-type="string" calcext:value-type="string">
            <text:p>HIGH IMPROV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mall threshold change</text:p>
          </table:table-cell>
          <table:table-cell/>
          <table:table-cell office:value-type="float" office:value="146590" calcext:value-type="float">
            <text:p>146590</text:p>
          </table:table-cell>
          <table:table-cell office:value-type="float" office:value="119784" calcext:value-type="float">
            <text:p>119784</text:p>
          </table:table-cell>
          <table:table-cell office:value-type="float" office:value="146697" calcext:value-type="float">
            <text:p>146697</text:p>
          </table:table-cell>
          <table:table-cell office:value-type="float" office:value="124529" calcext:value-type="float">
            <text:p>124529</text:p>
          </table:table-cell>
          <table:table-cell office:value-type="float" office:value="140057" calcext:value-type="float">
            <text:p>140057</text:p>
          </table:table-cell>
          <table:table-cell office:value-type="float" office:value="124675" calcext:value-type="float">
            <text:p>124675</text:p>
          </table:table-cell>
          <table:table-cell office:value-type="float" office:value="154537" calcext:value-type="float">
            <text:p>154537</text:p>
          </table:table-cell>
          <table:table-cell office:value-type="float" office:value="125772" calcext:value-type="float">
            <text:p>125772</text:p>
          </table:table-cell>
          <table:table-cell office:value-type="float" office:value="156022" calcext:value-type="float">
            <text:p>156022</text:p>
          </table:table-cell>
          <table:table-cell office:value-type="float" office:value="114654" calcext:value-type="float">
            <text:p>114654</text:p>
          </table:table-cell>
          <table:table-cell office:value-type="float" office:value="131588" calcext:value-type="float">
            <text:p>131588</text:p>
          </table:table-cell>
          <table:table-cell/>
          <table:table-cell office:value-type="float" office:value="132125" calcext:value-type="float">
            <text:p>132125</text:p>
          </table:table-cell>
          <table:table-cell table:number-columns-repeated="2"/>
          <table:table-cell office:value-type="float" office:value="130776" calcext:value-type="float">
            <text:p>130776</text:p>
          </table:table-cell>
          <table:table-cell table:formula="of:=SUM([.D137:.M137])/10" office:value-type="float" office:value="135331.7" calcext:value-type="float">
            <text:p>135332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With 100 instead of 800 weight_wast</text:p>
          </table:table-cell>
          <table:table-cell/>
          <table:table-cell office:value-type="float" office:value="133906" calcext:value-type="float">
            <text:p>133906</text:p>
          </table:table-cell>
          <table:table-cell office:value-type="float" office:value="135516" calcext:value-type="float">
            <text:p>135516</text:p>
          </table:table-cell>
          <table:table-cell office:value-type="float" office:value="134516" calcext:value-type="float">
            <text:p>134516</text:p>
          </table:table-cell>
          <table:table-cell office:value-type="float" office:value="97194" calcext:value-type="float">
            <text:p>97194</text:p>
          </table:table-cell>
          <table:table-cell office:value-type="float" office:value="114013" calcext:value-type="float">
            <text:p>114013</text:p>
          </table:table-cell>
          <table:table-cell office:value-type="float" office:value="144362" calcext:value-type="float">
            <text:p>144362</text:p>
          </table:table-cell>
          <table:table-cell office:value-type="float" office:value="140884" calcext:value-type="float">
            <text:p>140884</text:p>
          </table:table-cell>
          <table:table-cell office:value-type="float" office:value="97457" calcext:value-type="float">
            <text:p>97457</text:p>
          </table:table-cell>
          <table:table-cell office:value-type="float" office:value="132092" calcext:value-type="float">
            <text:p>132092</text:p>
          </table:table-cell>
          <table:table-cell office:value-type="float" office:value="130720" calcext:value-type="float">
            <text:p>130720</text:p>
          </table:table-cell>
          <table:table-cell table:number-columns-repeated="6"/>
          <table:table-cell table:formula="of:=SUM([.D138:.M138])/10" office:value-type="float" office:value="126066" calcext:value-type="float">
            <text:p>126066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/>
          <table:table-cell office:value-type="float" office:value="133331" calcext:value-type="float">
            <text:p>133331</text:p>
          </table:table-cell>
          <table:table-cell office:value-type="float" office:value="135058" calcext:value-type="float">
            <text:p>135058</text:p>
          </table:table-cell>
          <table:table-cell office:value-type="float" office:value="142958" calcext:value-type="float">
            <text:p>142958</text:p>
          </table:table-cell>
          <table:table-cell office:value-type="float" office:value="136096" calcext:value-type="float">
            <text:p>136096</text:p>
          </table:table-cell>
          <table:table-cell office:value-type="float" office:value="126948" calcext:value-type="float">
            <text:p>126948</text:p>
          </table:table-cell>
          <table:table-cell office:value-type="float" office:value="129919" calcext:value-type="float">
            <text:p>129919</text:p>
          </table:table-cell>
          <table:table-cell office:value-type="float" office:value="150181" calcext:value-type="float">
            <text:p>150181</text:p>
          </table:table-cell>
          <table:table-cell office:value-type="float" office:value="144091" calcext:value-type="float">
            <text:p>144091</text:p>
          </table:table-cell>
          <table:table-cell office:value-type="float" office:value="139721" calcext:value-type="float">
            <text:p>139721</text:p>
          </table:table-cell>
          <table:table-cell office:value-type="float" office:value="115368" calcext:value-type="float">
            <text:p>115368</text:p>
          </table:table-cell>
          <table:table-cell office:value-type="float" office:value="133587" calcext:value-type="float">
            <text:p>133587</text:p>
          </table:table-cell>
          <table:table-cell table:number-columns-repeated="5"/>
          <table:table-cell table:formula="of:=SUM([.D139:.M139])/10" office:value-type="float" office:value="135367.1" calcext:value-type="float">
            <text:p>135367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19"/>
          <table:table-cell table:formula="of:=SUM([.D140:.M140])/10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19"/>
          <table:table-cell table:formula="of:=SUM([.D141:.M141])/10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19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19"/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/00/0000</text:date>, <text:time style:data-style-name="N2" text:time-value="11:26:25.5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2:10:39.186000000</meta:creation-date>
    <dc:date>2019-03-05T20:03:30.101000000</dc:date>
    <meta:editing-duration>PT13H26M1S</meta:editing-duration>
    <meta:editing-cycles>120</meta:editing-cycles>
    <meta:generator>LibreOffice/6.2.0.3$Windows_X86_64 LibreOffice_project/98c6a8a1c6c7b144ce3cc729e34964b47ce25d62</meta:generator>
    <meta:document-statistic meta:table-count="1" meta:cell-count="1590" meta:object-count="0"/>
  </office:meta>
</office:document-meta>
</file>